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7.18mm"/>
    </style:style>
    <style:style style:name="co4" style:family="table-column">
      <style:table-column-properties fo:break-before="auto" style:column-width="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3333" fo:border="0.06pt solid #000000"/>
    </style:style>
    <style:style style:name="ce6" style:family="table-cell" style:parent-style-name="Default">
      <style:table-cell-properties fo:background-color="#ff9900" fo:border="0.06pt solid #000000"/>
    </style:style>
    <style:style style:name="ce7" style:family="table-cell" style:parent-style-name="Default">
      <style:table-cell-properties fo:background-color="#00cc33" fo:border="0.06pt solid #000000"/>
    </style:style>
    <style:style style:name="ce8" style:family="table-cell" style:parent-style-name="Default">
      <style:table-cell-properties fo:background-color="#0000ff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0000ff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ff66"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ff00" fo:border="0.06pt solid #000000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ff6600" fo:border="0.06pt solid #000000"/>
    </style:style>
  </office:automatic-styles>
  <office:body>
    <office:spreadsheet>
      <table:calculation-settings table:automatic-find-labels="false"/>
      <table:table table:name="2¹⁹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ce7"/>
        <table:table-column table:style-name="co3" table:default-cell-style-name="ce8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¹⁹</text:p>
          </table:table-cell>
          <table:covered-table-cell table:style-name="ce1"/>
          <table:covered-table-cell table:number-columns-repeated="2" table:style-name="ce2"/>
          <table:covered-table-cell table:number-columns-repeated="2" table:style-name="ce4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uencial (1 t)</text:p>
          </table:table-cell>
          <table:table-cell table:style-name="ce2" office:value-type="string" calcext:value-type="string">
            <text:p>OMP(6t)</text:p>
          </table:table-cell>
          <table:table-cell table:style-name="ce2" office:value-type="string" calcext:value-type="string">
            <text:p>Omp(12 t)</text:p>
          </table:table-cell>
          <table:table-cell office:value-type="string" calcext:value-type="string">
            <text:p>Xeon (240 t)</text:p>
          </table:table-cell>
          <table:table-cell table:number-columns-repeated="4" table:style-name="ce2" office:value-type="string" calcext:value-type="string">
            <text:p>Xeon 2it</text:p>
          </table:table-cell>
          <table:table-cell table:style-name="ce6" office:value-type="string" calcext:value-type="string">
            <text:p>Promedio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67" calcext:value-type="float">
            <text:p>0,00167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0.000696" calcext:value-type="float">
            <text:p>0,000696</text:p>
          </table:table-cell>
          <table:table-cell office:value-type="float" office:value="0.009321" calcext:value-type="float">
            <text:p>0,009321</text:p>
          </table:table-cell>
          <table:table-cell office:value-type="float" office:value="0.00827" calcext:value-type="float">
            <text:p>0,00827</text:p>
          </table:table-cell>
          <table:table-cell office:value-type="float" office:value="0.008531" calcext:value-type="float">
            <text:p>0,008531</text:p>
          </table:table-cell>
          <table:table-cell office:value-type="float" office:value="0.017284" calcext:value-type="float">
            <text:p>0,017284</text:p>
          </table:table-cell>
          <table:table-cell office:value-type="float" office:value="0.007721" calcext:value-type="float">
            <text:p>0,007721</text:p>
          </table:table-cell>
          <table:table-cell table:formula="of:=AVERAGE([.H5:.K5])" office:value-type="float" office:value="0.0104515" calcext:value-type="float">
            <text:p>0,01045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656" calcext:value-type="float">
            <text:p>0,002656</text:p>
          </table:table-cell>
          <table:table-cell office:value-type="float" office:value="0.001525" calcext:value-type="float">
            <text:p>0,001525</text:p>
          </table:table-cell>
          <table:table-cell office:value-type="float" office:value="0.001584" calcext:value-type="float">
            <text:p>0,001584</text:p>
          </table:table-cell>
          <table:table-cell office:value-type="float" office:value="0.009063" calcext:value-type="float">
            <text:p>0,009063</text:p>
          </table:table-cell>
          <table:table-cell office:value-type="float" office:value="0.002089" calcext:value-type="float">
            <text:p>0,002089</text:p>
          </table:table-cell>
          <table:table-cell office:value-type="float" office:value="0.002081" calcext:value-type="float">
            <text:p>0,002081</text:p>
          </table:table-cell>
          <table:table-cell office:value-type="float" office:value="0.002279" calcext:value-type="float">
            <text:p>0,002279</text:p>
          </table:table-cell>
          <table:table-cell office:value-type="float" office:value="0.002293" calcext:value-type="float">
            <text:p>0,002293</text:p>
          </table:table-cell>
          <table:table-cell table:formula="of:=AVERAGE([.H6:.K6])" office:value-type="float" office:value="0.0021855" calcext:value-type="float">
            <text:p>0,0021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3776" calcext:value-type="float">
            <text:p>0,003776</text:p>
          </table:table-cell>
          <table:table-cell office:value-type="float" office:value="0.001933" calcext:value-type="float">
            <text:p>0,001933</text:p>
          </table:table-cell>
          <table:table-cell office:value-type="float" office:value="0.001337" calcext:value-type="float">
            <text:p>0,001337</text:p>
          </table:table-cell>
          <table:table-cell office:value-type="float" office:value="0.01093" calcext:value-type="float">
            <text:p>0,01093</text:p>
          </table:table-cell>
          <table:table-cell office:value-type="float" office:value="0.002534" calcext:value-type="float">
            <text:p>0,002534</text:p>
          </table:table-cell>
          <table:table-cell office:value-type="float" office:value="0.002659" calcext:value-type="float">
            <text:p>0,002659</text:p>
          </table:table-cell>
          <table:table-cell office:value-type="float" office:value="0.002681" calcext:value-type="float">
            <text:p>0,002681</text:p>
          </table:table-cell>
          <table:table-cell office:value-type="float" office:value="0.002546" calcext:value-type="float">
            <text:p>0,002546</text:p>
          </table:table-cell>
          <table:table-cell table:formula="of:=AVERAGE([.H7:.K7])" office:value-type="float" office:value="0.002605" calcext:value-type="float">
            <text:p>0,00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348" calcext:value-type="float">
            <text:p>0,005348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0.001594" calcext:value-type="float">
            <text:p>0,001594</text:p>
          </table:table-cell>
          <table:table-cell office:value-type="float" office:value="0.012781" calcext:value-type="float">
            <text:p>0,012781</text:p>
          </table:table-cell>
          <table:table-cell office:value-type="float" office:value="0.003029" calcext:value-type="float">
            <text:p>0,003029</text:p>
          </table:table-cell>
          <table:table-cell office:value-type="float" office:value="0.002629" calcext:value-type="float">
            <text:p>0,002629</text:p>
          </table:table-cell>
          <table:table-cell office:value-type="float" office:value="0.003187" calcext:value-type="float">
            <text:p>0,003187</text:p>
          </table:table-cell>
          <table:table-cell office:value-type="float" office:value="0.003063" calcext:value-type="float">
            <text:p>0,003063</text:p>
          </table:table-cell>
          <table:table-cell table:formula="of:=AVERAGE([.H8:.K8])" office:value-type="float" office:value="0.002977" calcext:value-type="float">
            <text:p>0,002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733" calcext:value-type="float">
            <text:p>0,00733</text:p>
          </table:table-cell>
          <table:table-cell office:value-type="float" office:value="0.006681" calcext:value-type="float">
            <text:p>0,006681</text:p>
          </table:table-cell>
          <table:table-cell office:value-type="float" office:value="0.002024" calcext:value-type="float">
            <text:p>0,002024</text:p>
          </table:table-cell>
          <table:table-cell office:value-type="float" office:value="0.014229" calcext:value-type="float">
            <text:p>0,014229</text:p>
          </table:table-cell>
          <table:table-cell office:value-type="float" office:value="0.003019" calcext:value-type="float">
            <text:p>0,003019</text:p>
          </table:table-cell>
          <table:table-cell office:value-type="float" office:value="0.003278" calcext:value-type="float">
            <text:p>0,003278</text:p>
          </table:table-cell>
          <table:table-cell office:value-type="float" office:value="0.003552" calcext:value-type="float">
            <text:p>0,003552</text:p>
          </table:table-cell>
          <table:table-cell office:value-type="float" office:value="0.003138" calcext:value-type="float">
            <text:p>0,003138</text:p>
          </table:table-cell>
          <table:table-cell table:formula="of:=AVERAGE([.H9:.K9])" office:value-type="float" office:value="0.00324675" calcext:value-type="float">
            <text:p>0,00324675</text:p>
          </table:table-cell>
          <table:table-cell table:style-name="ce5"/>
          <table:table-cell table:style-name="ce9" office:value-type="string" calcext:value-type="string" table:number-columns-spanned="2" table:number-rows-spanned="1">
            <text:p>Uniform</text:p>
          </table:table-cell>
          <table:covered-table-cell table:style-name="ce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0.008949" calcext:value-type="float">
            <text:p>0,008949</text:p>
          </table:table-cell>
          <table:table-cell office:value-type="float" office:value="0.004307" calcext:value-type="float">
            <text:p>0,004307</text:p>
          </table:table-cell>
          <table:table-cell office:value-type="float" office:value="0.002244" calcext:value-type="float">
            <text:p>0,002244</text:p>
          </table:table-cell>
          <table:table-cell office:value-type="float" office:value="0.012379" calcext:value-type="float">
            <text:p>0,012379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00329" calcext:value-type="float">
            <text:p>0,00329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003207" calcext:value-type="float">
            <text:p>0,003207</text:p>
          </table:table-cell>
          <table:table-cell table:formula="of:=AVERAGE([.H10:.K10])" office:value-type="float" office:value="0.003244" calcext:value-type="float">
            <text:p>0,003244</text:p>
          </table:table-cell>
          <table:table-cell table:style-name="ce5"/>
          <table:table-cell table:style-name="ce10" office:value-type="string" calcext:value-type="string">
            <text:p>P1</text:p>
          </table:table-cell>
          <table:table-cell table:style-name="ce10" office:value-type="float" office:value="3.02609" calcext:value-type="float">
            <text:p>3,0260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0.012483" calcext:value-type="float">
            <text:p>0,012483</text:p>
          </table:table-cell>
          <table:table-cell office:value-type="float" office:value="0.004055" calcext:value-type="float">
            <text:p>0,004055</text:p>
          </table:table-cell>
          <table:table-cell office:value-type="float" office:value="0.002509" calcext:value-type="float">
            <text:p>0,002509</text:p>
          </table:table-cell>
          <table:table-cell office:value-type="float" office:value="0.013037" calcext:value-type="float">
            <text:p>0,013037</text:p>
          </table:table-cell>
          <table:table-cell office:value-type="float" office:value="0.003434" calcext:value-type="float">
            <text:p>0,003434</text:p>
          </table:table-cell>
          <table:table-cell office:value-type="float" office:value="0.003473" calcext:value-type="float">
            <text:p>0,003473</text:p>
          </table:table-cell>
          <table:table-cell office:value-type="float" office:value="0.003639" calcext:value-type="float">
            <text:p>0,003639</text:p>
          </table:table-cell>
          <table:table-cell office:value-type="float" office:value="0.003442" calcext:value-type="float">
            <text:p>0,003442</text:p>
          </table:table-cell>
          <table:table-cell table:formula="of:=AVERAGE([.H11:.K11])" office:value-type="float" office:value="0.003497" calcext:value-type="float">
            <text:p>0,003497</text:p>
          </table:table-cell>
          <table:table-cell table:style-name="ce5"/>
          <table:table-cell table:style-name="ce10" office:value-type="string" calcext:value-type="string">
            <text:p>P2</text:p>
          </table:table-cell>
          <table:table-cell table:style-name="ce10" office:value-type="float" office:value="3.135443" calcext:value-type="float">
            <text:p>3,13544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015226" calcext:value-type="float">
            <text:p>0,015226</text:p>
          </table:table-cell>
          <table:table-cell office:value-type="float" office:value="0.005514" calcext:value-type="float">
            <text:p>0,005514</text:p>
          </table:table-cell>
          <table:table-cell office:value-type="float" office:value="0.003426" calcext:value-type="float">
            <text:p>0,003426</text:p>
          </table:table-cell>
          <table:table-cell office:value-type="float" office:value="0.013845" calcext:value-type="float">
            <text:p>0,013845</text:p>
          </table:table-cell>
          <table:table-cell office:value-type="float" office:value="0.004316" calcext:value-type="float">
            <text:p>0,004316</text:p>
          </table:table-cell>
          <table:table-cell office:value-type="float" office:value="0.004409" calcext:value-type="float">
            <text:p>0,004409</text:p>
          </table:table-cell>
          <table:table-cell office:value-type="float" office:value="0.004681" calcext:value-type="float">
            <text:p>0,004681</text:p>
          </table:table-cell>
          <table:table-cell office:value-type="float" office:value="0.004236" calcext:value-type="float">
            <text:p>0,004236</text:p>
          </table:table-cell>
          <table:table-cell table:formula="of:=AVERAGE([.H12:.K12])" office:value-type="float" office:value="0.0044105" calcext:value-type="float">
            <text:p>0,0044105</text:p>
          </table:table-cell>
          <table:table-cell table:style-name="ce5"/>
          <table:table-cell table:style-name="ce10" office:value-type="string" calcext:value-type="string">
            <text:p>P3</text:p>
          </table:table-cell>
          <table:table-cell table:style-name="ce10" office:value-type="float" office:value="3.137182" calcext:value-type="float">
            <text:p>3,13718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0.020929" calcext:value-type="float">
            <text:p>0,020929</text:p>
          </table:table-cell>
          <table:table-cell office:value-type="float" office:value="0.009651" calcext:value-type="float">
            <text:p>0,009651</text:p>
          </table:table-cell>
          <table:table-cell office:value-type="float" office:value="0.004788" calcext:value-type="float">
            <text:p>0,004788</text:p>
          </table:table-cell>
          <table:table-cell office:value-type="float" office:value="0.017029" calcext:value-type="float">
            <text:p>0,017029</text:p>
          </table:table-cell>
          <table:table-cell office:value-type="float" office:value="0.005052" calcext:value-type="float">
            <text:p>0,005052</text:p>
          </table:table-cell>
          <table:table-cell office:value-type="float" office:value="0.005147" calcext:value-type="float">
            <text:p>0,005147</text:p>
          </table:table-cell>
          <table:table-cell office:value-type="float" office:value="0.005107" calcext:value-type="float">
            <text:p>0,005107</text:p>
          </table:table-cell>
          <table:table-cell office:value-type="float" office:value="0.004761" calcext:value-type="float">
            <text:p>0,004761</text:p>
          </table:table-cell>
          <table:table-cell table:formula="of:=AVERAGE([.H13:.K13])" office:value-type="float" office:value="0.00501675" calcext:value-type="float">
            <text:p>0,00501675</text:p>
          </table:table-cell>
          <table:table-cell table:style-name="ce5"/>
          <table:table-cell table:style-name="ce10" office:value-type="string" calcext:value-type="string">
            <text:p>P4</text:p>
          </table:table-cell>
          <table:table-cell table:style-name="ce10" office:value-type="float" office:value="3.130806" calcext:value-type="float">
            <text:p>3,13080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0.016627" calcext:value-type="float">
            <text:p>0,016627</text:p>
          </table:table-cell>
          <table:table-cell office:value-type="float" office:value="0.009041" calcext:value-type="float">
            <text:p>0,009041</text:p>
          </table:table-cell>
          <table:table-cell office:value-type="float" office:value="0.005872" calcext:value-type="float">
            <text:p>0,005872</text:p>
          </table:table-cell>
          <table:table-cell office:value-type="float" office:value="0.013508" calcext:value-type="float">
            <text:p>0,013508</text:p>
          </table:table-cell>
          <table:table-cell office:value-type="float" office:value="0.004007" calcext:value-type="float">
            <text:p>0,004007</text:p>
          </table:table-cell>
          <table:table-cell office:value-type="float" office:value="0.004017" calcext:value-type="float">
            <text:p>0,004017</text:p>
          </table:table-cell>
          <table:table-cell office:value-type="float" office:value="0.004266" calcext:value-type="float">
            <text:p>0,004266</text:p>
          </table:table-cell>
          <table:table-cell office:value-type="float" office:value="0.004078" calcext:value-type="float">
            <text:p>0,004078</text:p>
          </table:table-cell>
          <table:table-cell table:formula="of:=AVERAGE([.H14:.K14])" office:value-type="float" office:value="0.004092" calcext:value-type="float">
            <text:p>0,004092</text:p>
          </table:table-cell>
          <table:table-cell table:style-name="ce5"/>
          <table:table-cell table:style-name="ce10" office:value-type="string" calcext:value-type="string">
            <text:p>P5</text:p>
          </table:table-cell>
          <table:table-cell table:style-name="ce10" office:value-type="float" office:value="3.127339" calcext:value-type="float">
            <text:p>3,12733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0.014352" calcext:value-type="float">
            <text:p>0,014352</text:p>
          </table:table-cell>
          <table:table-cell office:value-type="float" office:value="0.008257" calcext:value-type="float">
            <text:p>0,008257</text:p>
          </table:table-cell>
          <table:table-cell office:value-type="float" office:value="0.005074" calcext:value-type="float">
            <text:p>0,005074</text:p>
          </table:table-cell>
          <table:table-cell office:value-type="float" office:value="0.016133" calcext:value-type="float">
            <text:p>0,016133</text:p>
          </table:table-cell>
          <table:table-cell office:value-type="float" office:value="0.005997" calcext:value-type="float">
            <text:p>0,005997</text:p>
          </table:table-cell>
          <table:table-cell office:value-type="float" office:value="0.006314" calcext:value-type="float">
            <text:p>0,006314</text:p>
          </table:table-cell>
          <table:table-cell office:value-type="float" office:value="0.006464" calcext:value-type="float">
            <text:p>0,006464</text:p>
          </table:table-cell>
          <table:table-cell office:value-type="float" office:value="0.006314" calcext:value-type="float">
            <text:p>0,006314</text:p>
          </table:table-cell>
          <table:table-cell table:formula="of:=AVERAGE([.H15:.K15])" office:value-type="float" office:value="0.00627225" calcext:value-type="float">
            <text:p>0,00627225</text:p>
          </table:table-cell>
          <table:table-cell table:style-name="ce5"/>
          <table:table-cell table:style-name="ce10" office:value-type="string" calcext:value-type="string">
            <text:p>Promedio</text:p>
          </table:table-cell>
          <table:table-cell table:style-name="ce10" table:formula="of:=SUM([.O10:.O14])/5" office:value-type="float" office:value="3.111372" calcext:value-type="float">
            <text:p>3,11137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.016735" calcext:value-type="float">
            <text:p>0,016735</text:p>
          </table:table-cell>
          <table:table-cell office:value-type="float" office:value="0.010786" calcext:value-type="float">
            <text:p>0,010786</text:p>
          </table:table-cell>
          <table:table-cell office:value-type="float" office:value="0.006598" calcext:value-type="float">
            <text:p>0,006598</text:p>
          </table:table-cell>
          <table:table-cell office:value-type="float" office:value="0.025431" calcext:value-type="float">
            <text:p>0,025431</text:p>
          </table:table-cell>
          <table:table-cell office:value-type="float" office:value="0.00968" calcext:value-type="float">
            <text:p>0,00968</text:p>
          </table:table-cell>
          <table:table-cell office:value-type="float" office:value="0.009901" calcext:value-type="float">
            <text:p>0,009901</text:p>
          </table:table-cell>
          <table:table-cell office:value-type="float" office:value="0.009595" calcext:value-type="float">
            <text:p>0,009595</text:p>
          </table:table-cell>
          <table:table-cell office:value-type="float" office:value="0.009754" calcext:value-type="float">
            <text:p>0,009754</text:p>
          </table:table-cell>
          <table:table-cell table:formula="of:=AVERAGE([.H16:.K16])" office:value-type="float" office:value="0.0097325" calcext:value-type="float">
            <text:p>0,0097325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0.020237" calcext:value-type="float">
            <text:p>0,020237</text:p>
          </table:table-cell>
          <table:table-cell office:value-type="float" office:value="0.011582" calcext:value-type="float">
            <text:p>0,011582</text:p>
          </table:table-cell>
          <table:table-cell office:value-type="float" office:value="0.007161" calcext:value-type="float">
            <text:p>0,007161</text:p>
          </table:table-cell>
          <table:table-cell office:value-type="float" office:value="0.056031" calcext:value-type="float">
            <text:p>0,056031</text:p>
          </table:table-cell>
          <table:table-cell office:value-type="float" office:value="0.014636" calcext:value-type="float">
            <text:p>0,014636</text:p>
          </table:table-cell>
          <table:table-cell office:value-type="float" office:value="0.015423" calcext:value-type="float">
            <text:p>0,015423</text:p>
          </table:table-cell>
          <table:table-cell office:value-type="float" office:value="0.014533" calcext:value-type="float">
            <text:p>0,014533</text:p>
          </table:table-cell>
          <table:table-cell office:value-type="float" office:value="0.014978" calcext:value-type="float">
            <text:p>0,014978</text:p>
          </table:table-cell>
          <table:table-cell table:formula="of:=AVERAGE([.H17:.K17])" office:value-type="float" office:value="0.0148925" calcext:value-type="float">
            <text:p>0,01489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029433" calcext:value-type="float">
            <text:p>0,029433</text:p>
          </table:table-cell>
          <table:table-cell office:value-type="float" office:value="0.010021" calcext:value-type="float">
            <text:p>0,010021</text:p>
          </table:table-cell>
          <table:table-cell office:value-type="float" office:value="0.008631" calcext:value-type="float">
            <text:p>0,008631</text:p>
          </table:table-cell>
          <table:table-cell office:value-type="float" office:value="0.149034" calcext:value-type="float">
            <text:p>0,149034</text:p>
          </table:table-cell>
          <table:table-cell office:value-type="float" office:value="0.034538" calcext:value-type="float">
            <text:p>0,034538</text:p>
          </table:table-cell>
          <table:table-cell office:value-type="float" office:value="0.036751" calcext:value-type="float">
            <text:p>0,036751</text:p>
          </table:table-cell>
          <table:table-cell office:value-type="float" office:value="0.034285" calcext:value-type="float">
            <text:p>0,034285</text:p>
          </table:table-cell>
          <table:table-cell office:value-type="float" office:value="0.033996" calcext:value-type="float">
            <text:p>0,033996</text:p>
          </table:table-cell>
          <table:table-cell table:formula="of:=AVERAGE([.H18:.K18])" office:value-type="float" office:value="0.0348925" calcext:value-type="float">
            <text:p>0,03489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034152" calcext:value-type="float">
            <text:p>0,034152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0.009476" calcext:value-type="float">
            <text:p>0,009476</text:p>
          </table:table-cell>
          <table:table-cell office:value-type="float" office:value="0.324746" calcext:value-type="float">
            <text:p>0,324746</text:p>
          </table:table-cell>
          <table:table-cell office:value-type="float" office:value="0.06978" calcext:value-type="float">
            <text:p>0,06978</text:p>
          </table:table-cell>
          <table:table-cell office:value-type="float" office:value="0.071763" calcext:value-type="float">
            <text:p>0,071763</text:p>
          </table:table-cell>
          <table:table-cell office:value-type="float" office:value="0.069505" calcext:value-type="float">
            <text:p>0,069505</text:p>
          </table:table-cell>
          <table:table-cell office:value-type="float" office:value="0.068834" calcext:value-type="float">
            <text:p>0,068834</text:p>
          </table:table-cell>
          <table:table-cell table:formula="of:=AVERAGE([.H19:.K19])" office:value-type="float" office:value="0.0699705" calcext:value-type="float">
            <text:p>0,0699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039286" calcext:value-type="float">
            <text:p>0,039286</text:p>
          </table:table-cell>
          <table:table-cell office:value-type="float" office:value="0.013454" calcext:value-type="float">
            <text:p>0,013454</text:p>
          </table:table-cell>
          <table:table-cell office:value-type="float" office:value="0.01052" calcext:value-type="float">
            <text:p>0,01052</text:p>
          </table:table-cell>
          <table:table-cell office:value-type="float" office:value="0.342077" calcext:value-type="float">
            <text:p>0,342077</text:p>
          </table:table-cell>
          <table:table-cell office:value-type="float" office:value="0.101046" calcext:value-type="float">
            <text:p>0,101046</text:p>
          </table:table-cell>
          <table:table-cell office:value-type="float" office:value="0.109745" calcext:value-type="float">
            <text:p>0,109745</text:p>
          </table:table-cell>
          <table:table-cell office:value-type="float" office:value="0.108115" calcext:value-type="float">
            <text:p>0,108115</text:p>
          </table:table-cell>
          <table:table-cell office:value-type="float" office:value="0.099228" calcext:value-type="float">
            <text:p>0,099228</text:p>
          </table:table-cell>
          <table:table-cell table:formula="of:=AVERAGE([.H20:.K20])" office:value-type="float" office:value="0.1045335" calcext:value-type="float">
            <text:p>0,1045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59171" calcext:value-type="float">
            <text:p>0,059171</text:p>
          </table:table-cell>
          <table:table-cell office:value-type="float" office:value="0.020689" calcext:value-type="float">
            <text:p>0,020689</text:p>
          </table:table-cell>
          <table:table-cell office:value-type="float" office:value="0.024639" calcext:value-type="float">
            <text:p>0,024639</text:p>
          </table:table-cell>
          <table:table-cell office:value-type="float" office:value="0.884309" calcext:value-type="float">
            <text:p>0,884309</text:p>
          </table:table-cell>
          <table:table-cell office:value-type="float" office:value="0.295354" calcext:value-type="float">
            <text:p>0,295354</text:p>
          </table:table-cell>
          <table:table-cell office:value-type="float" office:value="0.294964" calcext:value-type="float">
            <text:p>0,294964</text:p>
          </table:table-cell>
          <table:table-cell office:value-type="float" office:value="0.294685" calcext:value-type="float">
            <text:p>0,294685</text:p>
          </table:table-cell>
          <table:table-cell office:value-type="float" office:value="0.294903" calcext:value-type="float">
            <text:p>0,294903</text:p>
          </table:table-cell>
          <table:table-cell table:formula="of:=AVERAGE([.H21:.K21])" office:value-type="float" office:value="0.2949765" calcext:value-type="float">
            <text:p>0,2949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133204" calcext:value-type="float">
            <text:p>0,133204</text:p>
          </table:table-cell>
          <table:table-cell office:value-type="float" office:value="0.08743" calcext:value-type="float">
            <text:p>0,08743</text:p>
          </table:table-cell>
          <table:table-cell office:value-type="float" office:value="0.088667" calcext:value-type="float">
            <text:p>0,088667</text:p>
          </table:table-cell>
          <table:table-cell office:value-type="float" office:value="1.931357" calcext:value-type="float">
            <text:p>1,931357</text:p>
          </table:table-cell>
          <table:table-cell office:value-type="float" office:value="1.008646" calcext:value-type="float">
            <text:p>1,008646</text:p>
          </table:table-cell>
          <table:table-cell office:value-type="float" office:value="1.006098" calcext:value-type="float">
            <text:p>1,006098</text:p>
          </table:table-cell>
          <table:table-cell office:value-type="float" office:value="0.980958" calcext:value-type="float">
            <text:p>0,980958</text:p>
          </table:table-cell>
          <table:table-cell office:value-type="float" office:value="1.017374" calcext:value-type="float">
            <text:p>1,017374</text:p>
          </table:table-cell>
          <table:table-cell table:formula="of:=AVERAGE([.H22:.K22])" office:value-type="float" office:value="1.003269" calcext:value-type="float">
            <text:p>1,003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104146" calcext:value-type="float">
            <text:p>0,104146</text:p>
          </table:table-cell>
          <table:table-cell office:value-type="float" office:value="0.114476" calcext:value-type="float">
            <text:p>0,114476</text:p>
          </table:table-cell>
          <table:table-cell office:value-type="float" office:value="0.114629" calcext:value-type="float">
            <text:p>0,114629</text:p>
          </table:table-cell>
          <table:table-cell office:value-type="float" office:value="1.645492" calcext:value-type="float">
            <text:p>1,645492</text:p>
          </table:table-cell>
          <table:table-cell office:value-type="float" office:value="1.322575" calcext:value-type="float">
            <text:p>1,322575</text:p>
          </table:table-cell>
          <table:table-cell office:value-type="float" office:value="1.321782" calcext:value-type="float">
            <text:p>1,321782</text:p>
          </table:table-cell>
          <table:table-cell office:value-type="float" office:value="1.305484" calcext:value-type="float">
            <text:p>1,305484</text:p>
          </table:table-cell>
          <table:table-cell office:value-type="float" office:value="1.33141" calcext:value-type="float">
            <text:p>1,33141</text:p>
          </table:table-cell>
          <table:table-cell table:formula="of:=AVERAGE([.H23:.K23])" office:value-type="float" office:value="1.32031275" calcext:value-type="float">
            <text:p>1,320312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empo</text:p>
          </table:table-cell>
          <table:covered-table-cell table:style-name="ce2"/>
          <table:table-cell table:style-name="ce2" office:value-type="float" office:value="0.545764" calcext:value-type="float">
            <text:p>0,545764</text:p>
          </table:table-cell>
          <table:table-cell table:style-name="ce2" office:value-type="float" office:value="0.337617" calcext:value-type="float">
            <text:p>0,337617</text:p>
          </table:table-cell>
          <table:table-cell table:style-name="ce2" office:value-type="float" office:value="0.30586" calcext:value-type="float">
            <text:p>0,30586</text:p>
          </table:table-cell>
          <table:table-cell office:value-type="float" office:value="5.876985" calcext:value-type="float">
            <text:p>5,876985</text:p>
          </table:table-cell>
          <table:table-cell table:style-name="ce2" office:value-type="float" office:value="3.130533" calcext:value-type="float">
            <text:p>3,130533</text:p>
          </table:table-cell>
          <table:table-cell table:style-name="ce2" office:value-type="float" office:value="3.134008" calcext:value-type="float">
            <text:p>3,134008</text:p>
          </table:table-cell>
          <table:table-cell table:style-name="ce2" office:value-type="float" office:value="3.079454" calcext:value-type="float">
            <text:p>3,079454</text:p>
          </table:table-cell>
          <table:table-cell table:style-name="ce2" office:value-type="float" office:value="3.123115" calcext:value-type="float">
            <text:p>3,123115</text:p>
          </table:table-cell>
          <table:table-cell table:formula="of:=AVERAGE([.H24:.K24])" office:value-type="float" office:value="3.1167775" calcext:value-type="float">
            <text:p>3,1167775</text:p>
          </table:table-cell>
          <table:table-cell table:number-columns-repeated="3"/>
        </table:table-row>
      </table:table>
      <table:table table:name="2²⁰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ce7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²⁰</text:p>
          </table:table-cell>
          <table:covered-table-cell table:style-name="ce1"/>
          <table:covered-table-cell table:number-columns-repeated="2" table:style-name="ce2"/>
          <table:covered-table-cell table:number-columns-repeated="2" table:style-name="ce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uencial (1 t)</text:p>
          </table:table-cell>
          <table:table-cell table:style-name="ce2" office:value-type="string" calcext:value-type="string">
            <text:p>OMP(6t)</text:p>
          </table:table-cell>
          <table:table-cell table:style-name="ce2" office:value-type="string" calcext:value-type="string">
            <text:p>Omp(12 t)</text:p>
          </table:table-cell>
          <table:table-cell office:value-type="string" calcext:value-type="string">
            <text:p>Xeon (240 t)</text:p>
          </table:table-cell>
          <table:table-cell table:number-columns-repeated="4" table:style-name="ce2" office:value-type="string" calcext:value-type="string">
            <text:p>Xeon 2it</text:p>
          </table:table-cell>
          <table:table-cell table:style-name="ce6" office:value-type="string" calcext:value-type="string">
            <text:p>Promedio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524288" calcext:value-type="float">
            <text:p>524288</text:p>
          </table:table-cell>
          <table:table-cell office:value-type="float" office:value="0.002411" calcext:value-type="float">
            <text:p>0,002411</text:p>
          </table:table-cell>
          <table:table-cell office:value-type="float" office:value="0.001825" calcext:value-type="float">
            <text:p>0,001825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18508" calcext:value-type="float">
            <text:p>0,018508</text:p>
          </table:table-cell>
          <table:table-cell office:value-type="float" office:value="0.011763" calcext:value-type="float">
            <text:p>0,011763</text:p>
          </table:table-cell>
          <table:table-cell office:value-type="float" office:value="0.011654" calcext:value-type="float">
            <text:p>0,011654</text:p>
          </table:table-cell>
          <table:table-cell office:value-type="float" office:value="0.01189" calcext:value-type="float">
            <text:p>0,01189</text:p>
          </table:table-cell>
          <table:table-cell office:value-type="float" office:value="0.016353" calcext:value-type="float">
            <text:p>0,016353</text:p>
          </table:table-cell>
          <table:table-cell table:formula="of:=AVERAGE([.H5:.K5])" office:value-type="float" office:value="0.012915" calcext:value-type="float">
            <text:p>0,012915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386" calcext:value-type="float">
            <text:p>0,00386</text:p>
          </table:table-cell>
          <table:table-cell office:value-type="float" office:value="0.003388" calcext:value-type="float">
            <text:p>0,003388</text:p>
          </table:table-cell>
          <table:table-cell office:value-type="float" office:value="0.001833" calcext:value-type="float">
            <text:p>0,001833</text:p>
          </table:table-cell>
          <table:table-cell office:value-type="float" office:value="0.015136" calcext:value-type="float">
            <text:p>0,015136</text:p>
          </table:table-cell>
          <table:table-cell office:value-type="float" office:value="0.004196" calcext:value-type="float">
            <text:p>0,004196</text:p>
          </table:table-cell>
          <table:table-cell office:value-type="float" office:value="0.004113" calcext:value-type="float">
            <text:p>0,004113</text:p>
          </table:table-cell>
          <table:table-cell office:value-type="float" office:value="0.004064" calcext:value-type="float">
            <text:p>0,004064</text:p>
          </table:table-cell>
          <table:table-cell office:value-type="float" office:value="0.003988" calcext:value-type="float">
            <text:p>0,003988</text:p>
          </table:table-cell>
          <table:table-cell table:formula="of:=AVERAGE([.H6:.K6])" office:value-type="float" office:value="0.00409025" calcext:value-type="float">
            <text:p>0,00409025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5753" calcext:value-type="float">
            <text:p>0,005753</text:p>
          </table:table-cell>
          <table:table-cell office:value-type="float" office:value="0.008893" calcext:value-type="float">
            <text:p>0,008893</text:p>
          </table:table-cell>
          <table:table-cell office:value-type="float" office:value="0.003178" calcext:value-type="float">
            <text:p>0,003178</text:p>
          </table:table-cell>
          <table:table-cell office:value-type="float" office:value="0.019633" calcext:value-type="float">
            <text:p>0,019633</text:p>
          </table:table-cell>
          <table:table-cell office:value-type="float" office:value="0.004937" calcext:value-type="float">
            <text:p>0,004937</text:p>
          </table:table-cell>
          <table:table-cell office:value-type="float" office:value="0.005192" calcext:value-type="float">
            <text:p>0,005192</text:p>
          </table:table-cell>
          <table:table-cell office:value-type="float" office:value="0.00508" calcext:value-type="float">
            <text:p>0,00508</text:p>
          </table:table-cell>
          <table:table-cell office:value-type="float" office:value="0.005139" calcext:value-type="float">
            <text:p>0,005139</text:p>
          </table:table-cell>
          <table:table-cell table:formula="of:=AVERAGE([.H7:.K7])" office:value-type="float" office:value="0.005087" calcext:value-type="float">
            <text:p>0,005087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8004" calcext:value-type="float">
            <text:p>0,008004</text:p>
          </table:table-cell>
          <table:table-cell office:value-type="float" office:value="0.004371" calcext:value-type="float">
            <text:p>0,004371</text:p>
          </table:table-cell>
          <table:table-cell office:value-type="float" office:value="0.003361" calcext:value-type="float">
            <text:p>0,003361</text:p>
          </table:table-cell>
          <table:table-cell office:value-type="float" office:value="0.025155" calcext:value-type="float">
            <text:p>0,025155</text:p>
          </table:table-cell>
          <table:table-cell office:value-type="float" office:value="0.006115" calcext:value-type="float">
            <text:p>0,006115</text:p>
          </table:table-cell>
          <table:table-cell office:value-type="float" office:value="0.006062" calcext:value-type="float">
            <text:p>0,006062</text:p>
          </table:table-cell>
          <table:table-cell office:value-type="float" office:value="0.006054" calcext:value-type="float">
            <text:p>0,006054</text:p>
          </table:table-cell>
          <table:table-cell office:value-type="float" office:value="0.006087" calcext:value-type="float">
            <text:p>0,006087</text:p>
          </table:table-cell>
          <table:table-cell table:formula="of:=AVERAGE([.H8:.K8])" office:value-type="float" office:value="0.0060795" calcext:value-type="float">
            <text:p>0,0060795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0552" calcext:value-type="float">
            <text:p>0,010552</text:p>
          </table:table-cell>
          <table:table-cell office:value-type="float" office:value="0.005645" calcext:value-type="float">
            <text:p>0,005645</text:p>
          </table:table-cell>
          <table:table-cell office:value-type="float" office:value="0.005797" calcext:value-type="float">
            <text:p>0,005797</text:p>
          </table:table-cell>
          <table:table-cell office:value-type="float" office:value="0.030166" calcext:value-type="float">
            <text:p>0,030166</text:p>
          </table:table-cell>
          <table:table-cell office:value-type="float" office:value="0.006029" calcext:value-type="float">
            <text:p>0,006029</text:p>
          </table:table-cell>
          <table:table-cell office:value-type="float" office:value="0.007137" calcext:value-type="float">
            <text:p>0,007137</text:p>
          </table:table-cell>
          <table:table-cell office:value-type="float" office:value="0.007108" calcext:value-type="float">
            <text:p>0,007108</text:p>
          </table:table-cell>
          <table:table-cell office:value-type="float" office:value="0.00719" calcext:value-type="float">
            <text:p>0,00719</text:p>
          </table:table-cell>
          <table:table-cell table:formula="of:=AVERAGE([.H9:.K9])" office:value-type="float" office:value="0.006866" calcext:value-type="float">
            <text:p>0,006866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384" calcext:value-type="float">
            <text:p>16384</text:p>
          </table:table-cell>
          <table:table-cell office:value-type="float" office:value="0.014404" calcext:value-type="float">
            <text:p>0,014404</text:p>
          </table:table-cell>
          <table:table-cell office:value-type="float" office:value="0.008308" calcext:value-type="float">
            <text:p>0,008308</text:p>
          </table:table-cell>
          <table:table-cell office:value-type="float" office:value="0.004035" calcext:value-type="float">
            <text:p>0,004035</text:p>
          </table:table-cell>
          <table:table-cell office:value-type="float" office:value="0.031057" calcext:value-type="float">
            <text:p>0,031057</text:p>
          </table:table-cell>
          <table:table-cell office:value-type="float" office:value="0.007142" calcext:value-type="float">
            <text:p>0,007142</text:p>
          </table:table-cell>
          <table:table-cell office:value-type="float" office:value="0.007189" calcext:value-type="float">
            <text:p>0,007189</text:p>
          </table:table-cell>
          <table:table-cell office:value-type="float" office:value="0.007191" calcext:value-type="float">
            <text:p>0,007191</text:p>
          </table:table-cell>
          <table:table-cell office:value-type="float" office:value="0.0072" calcext:value-type="float">
            <text:p>0,0072</text:p>
          </table:table-cell>
          <table:table-cell table:formula="of:=AVERAGE([.H10:.K10])" office:value-type="float" office:value="0.0071805" calcext:value-type="float">
            <text:p>0,0071805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0.020763" calcext:value-type="float">
            <text:p>0,020763</text:p>
          </table:table-cell>
          <table:table-cell office:value-type="float" office:value="0.008561" calcext:value-type="float">
            <text:p>0,008561</text:p>
          </table:table-cell>
          <table:table-cell office:value-type="float" office:value="0.004807" calcext:value-type="float">
            <text:p>0,004807</text:p>
          </table:table-cell>
          <table:table-cell office:value-type="float" office:value="0.031598" calcext:value-type="float">
            <text:p>0,031598</text:p>
          </table:table-cell>
          <table:table-cell office:value-type="float" office:value="0.007873" calcext:value-type="float">
            <text:p>0,007873</text:p>
          </table:table-cell>
          <table:table-cell office:value-type="float" office:value="0.007838" calcext:value-type="float">
            <text:p>0,007838</text:p>
          </table:table-cell>
          <table:table-cell office:value-type="float" office:value="0.007611" calcext:value-type="float">
            <text:p>0,007611</text:p>
          </table:table-cell>
          <table:table-cell office:value-type="float" office:value="0.007606" calcext:value-type="float">
            <text:p>0,007606</text:p>
          </table:table-cell>
          <table:table-cell table:formula="of:=AVERAGE([.H11:.K11])" office:value-type="float" office:value="0.007732" calcext:value-type="float">
            <text:p>0,00773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0.024761" calcext:value-type="float">
            <text:p>0,024761</text:p>
          </table:table-cell>
          <table:table-cell office:value-type="float" office:value="0.012705" calcext:value-type="float">
            <text:p>0,012705</text:p>
          </table:table-cell>
          <table:table-cell office:value-type="float" office:value="0.005894" calcext:value-type="float">
            <text:p>0,005894</text:p>
          </table:table-cell>
          <table:table-cell office:value-type="float" office:value="0.034318" calcext:value-type="float">
            <text:p>0,034318</text:p>
          </table:table-cell>
          <table:table-cell office:value-type="float" office:value="0.008785" calcext:value-type="float">
            <text:p>0,008785</text:p>
          </table:table-cell>
          <table:table-cell office:value-type="float" office:value="0.008747" calcext:value-type="float">
            <text:p>0,008747</text:p>
          </table:table-cell>
          <table:table-cell office:value-type="float" office:value="0.008953" calcext:value-type="float">
            <text:p>0,008953</text:p>
          </table:table-cell>
          <table:table-cell office:value-type="float" office:value="0.009118" calcext:value-type="float">
            <text:p>0,009118</text:p>
          </table:table-cell>
          <table:table-cell table:formula="of:=AVERAGE([.H12:.K12])" office:value-type="float" office:value="0.00890075" calcext:value-type="float">
            <text:p>0,00890075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031988" calcext:value-type="float">
            <text:p>0,031988</text:p>
          </table:table-cell>
          <table:table-cell office:value-type="float" office:value="0.016116" calcext:value-type="float">
            <text:p>0,016116</text:p>
          </table:table-cell>
          <table:table-cell office:value-type="float" office:value="0.008205" calcext:value-type="float">
            <text:p>0,008205</text:p>
          </table:table-cell>
          <table:table-cell office:value-type="float" office:value="0.035158" calcext:value-type="float">
            <text:p>0,035158</text:p>
          </table:table-cell>
          <table:table-cell office:value-type="float" office:value="0.010297" calcext:value-type="float">
            <text:p>0,010297</text:p>
          </table:table-cell>
          <table:table-cell office:value-type="float" office:value="0.010231" calcext:value-type="float">
            <text:p>0,010231</text:p>
          </table:table-cell>
          <table:table-cell office:value-type="float" office:value="0.010331" calcext:value-type="float">
            <text:p>0,010331</text:p>
          </table:table-cell>
          <table:table-cell office:value-type="float" office:value="0.010164" calcext:value-type="float">
            <text:p>0,010164</text:p>
          </table:table-cell>
          <table:table-cell table:formula="of:=AVERAGE([.H13:.K13])" office:value-type="float" office:value="0.01025575" calcext:value-type="float">
            <text:p>0,01025575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float" office:value="0.045313" calcext:value-type="float">
            <text:p>0,045313</text:p>
          </table:table-cell>
          <table:table-cell office:value-type="float" office:value="0.018476" calcext:value-type="float">
            <text:p>0,018476</text:p>
          </table:table-cell>
          <table:table-cell office:value-type="float" office:value="0.011719" calcext:value-type="float">
            <text:p>0,011719</text:p>
          </table:table-cell>
          <table:table-cell office:value-type="float" office:value="0.038144" calcext:value-type="float">
            <text:p>0,038144</text:p>
          </table:table-cell>
          <table:table-cell office:value-type="float" office:value="0.011038" calcext:value-type="float">
            <text:p>0,011038</text:p>
          </table:table-cell>
          <table:table-cell office:value-type="float" office:value="0.011614" calcext:value-type="float">
            <text:p>0,011614</text:p>
          </table:table-cell>
          <table:table-cell office:value-type="float" office:value="0.011038" calcext:value-type="float">
            <text:p>0,011038</text:p>
          </table:table-cell>
          <table:table-cell office:value-type="float" office:value="0.010802" calcext:value-type="float">
            <text:p>0,010802</text:p>
          </table:table-cell>
          <table:table-cell table:formula="of:=AVERAGE([.H14:.K14])" office:value-type="float" office:value="0.011123" calcext:value-type="float">
            <text:p>0,01112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0.039026" calcext:value-type="float">
            <text:p>0,039026</text:p>
          </table:table-cell>
          <table:table-cell office:value-type="float" office:value="0.023024" calcext:value-type="float">
            <text:p>0,023024</text:p>
          </table:table-cell>
          <table:table-cell office:value-type="float" office:value="0.014114" calcext:value-type="float">
            <text:p>0,014114</text:p>
          </table:table-cell>
          <table:table-cell office:value-type="float" office:value="0.042829" calcext:value-type="float">
            <text:p>0,042829</text:p>
          </table:table-cell>
          <table:table-cell office:value-type="float" office:value="0.010678" calcext:value-type="float">
            <text:p>0,010678</text:p>
          </table:table-cell>
          <table:table-cell office:value-type="float" office:value="0.01113" calcext:value-type="float">
            <text:p>0,01113</text:p>
          </table:table-cell>
          <table:table-cell office:value-type="float" office:value="0.010529" calcext:value-type="float">
            <text:p>0,010529</text:p>
          </table:table-cell>
          <table:table-cell office:value-type="float" office:value="0.010894" calcext:value-type="float">
            <text:p>0,010894</text:p>
          </table:table-cell>
          <table:table-cell table:formula="of:=AVERAGE([.H15:.K15])" office:value-type="float" office:value="0.01080775" calcext:value-type="float">
            <text:p>0,01080775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0.026809" calcext:value-type="float">
            <text:p>0,026809</text:p>
          </table:table-cell>
          <table:table-cell office:value-type="float" office:value="0.015453" calcext:value-type="float">
            <text:p>0,015453</text:p>
          </table:table-cell>
          <table:table-cell office:value-type="float" office:value="0.010503" calcext:value-type="float">
            <text:p>0,010503</text:p>
          </table:table-cell>
          <table:table-cell office:value-type="float" office:value="0.037664" calcext:value-type="float">
            <text:p>0,037664</text:p>
          </table:table-cell>
          <table:table-cell office:value-type="float" office:value="0.012917" calcext:value-type="float">
            <text:p>0,012917</text:p>
          </table:table-cell>
          <table:table-cell office:value-type="float" office:value="0.01257" calcext:value-type="float">
            <text:p>0,01257</text:p>
          </table:table-cell>
          <table:table-cell office:value-type="float" office:value="0.01294" calcext:value-type="float">
            <text:p>0,01294</text:p>
          </table:table-cell>
          <table:table-cell office:value-type="float" office:value="0.012335" calcext:value-type="float">
            <text:p>0,012335</text:p>
          </table:table-cell>
          <table:table-cell table:formula="of:=AVERAGE([.H16:.K16])" office:value-type="float" office:value="0.0126905" calcext:value-type="float">
            <text:p>0,0126905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.032394" calcext:value-type="float">
            <text:p>0,032394</text:p>
          </table:table-cell>
          <table:table-cell office:value-type="float" office:value="0.020707" calcext:value-type="float">
            <text:p>0,020707</text:p>
          </table:table-cell>
          <table:table-cell office:value-type="float" office:value="0.013893" calcext:value-type="float">
            <text:p>0,013893</text:p>
          </table:table-cell>
          <table:table-cell office:value-type="float" office:value="0.068942" calcext:value-type="float">
            <text:p>0,068942</text:p>
          </table:table-cell>
          <table:table-cell office:value-type="float" office:value="0.022181" calcext:value-type="float">
            <text:p>0,022181</text:p>
          </table:table-cell>
          <table:table-cell office:value-type="float" office:value="0.02353" calcext:value-type="float">
            <text:p>0,02353</text:p>
          </table:table-cell>
          <table:table-cell office:value-type="float" office:value="0.021796" calcext:value-type="float">
            <text:p>0,021796</text:p>
          </table:table-cell>
          <table:table-cell office:value-type="float" office:value="0.023663" calcext:value-type="float">
            <text:p>0,023663</text:p>
          </table:table-cell>
          <table:table-cell table:formula="of:=AVERAGE([.H17:.K17])" office:value-type="float" office:value="0.0227925" calcext:value-type="float">
            <text:p>0,0227925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0.040428" calcext:value-type="float">
            <text:p>0,040428</text:p>
          </table:table-cell>
          <table:table-cell office:value-type="float" office:value="0.018998" calcext:value-type="float">
            <text:p>0,018998</text:p>
          </table:table-cell>
          <table:table-cell office:value-type="float" office:value="0.013557" calcext:value-type="float">
            <text:p>0,013557</text:p>
          </table:table-cell>
          <table:table-cell office:value-type="float" office:value="0.119871" calcext:value-type="float">
            <text:p>0,119871</text:p>
          </table:table-cell>
          <table:table-cell office:value-type="float" office:value="0.035927" calcext:value-type="float">
            <text:p>0,035927</text:p>
          </table:table-cell>
          <table:table-cell office:value-type="float" office:value="0.032204" calcext:value-type="float">
            <text:p>0,032204</text:p>
          </table:table-cell>
          <table:table-cell office:value-type="float" office:value="0.034459" calcext:value-type="float">
            <text:p>0,034459</text:p>
          </table:table-cell>
          <table:table-cell office:value-type="float" office:value="0.033414" calcext:value-type="float">
            <text:p>0,033414</text:p>
          </table:table-cell>
          <table:table-cell table:formula="of:=AVERAGE([.H18:.K18])" office:value-type="float" office:value="0.034001" calcext:value-type="float">
            <text:p>0,034001</text:p>
          </table:table-cell>
          <table:table-cell table:style-name="ce13"/>
          <table:table-cell table:style-name="ce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.055375" calcext:value-type="float">
            <text:p>0,055375</text:p>
          </table:table-cell>
          <table:table-cell office:value-type="float" office:value="0.021557" calcext:value-type="float">
            <text:p>0,021557</text:p>
          </table:table-cell>
          <table:table-cell office:value-type="float" office:value="0.013928" calcext:value-type="float">
            <text:p>0,013928</text:p>
          </table:table-cell>
          <table:table-cell office:value-type="float" office:value="0.354673" calcext:value-type="float">
            <text:p>0,354673</text:p>
          </table:table-cell>
          <table:table-cell office:value-type="float" office:value="0.078725" calcext:value-type="float">
            <text:p>0,078725</text:p>
          </table:table-cell>
          <table:table-cell office:value-type="float" office:value="0.080799" calcext:value-type="float">
            <text:p>0,080799</text:p>
          </table:table-cell>
          <table:table-cell office:value-type="float" office:value="0.078292" calcext:value-type="float">
            <text:p>0,078292</text:p>
          </table:table-cell>
          <table:table-cell office:value-type="float" office:value="0.080126" calcext:value-type="float">
            <text:p>0,080126</text:p>
          </table:table-cell>
          <table:table-cell table:formula="of:=AVERAGE([.H19:.K19])" office:value-type="float" office:value="0.0794855" calcext:value-type="float">
            <text:p>0,0794855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078163" calcext:value-type="float">
            <text:p>0,078163</text:p>
          </table:table-cell>
          <table:table-cell office:value-type="float" office:value="0.034539" calcext:value-type="float">
            <text:p>0,034539</text:p>
          </table:table-cell>
          <table:table-cell office:value-type="float" office:value="0.026926" calcext:value-type="float">
            <text:p>0,026926</text:p>
          </table:table-cell>
          <table:table-cell office:value-type="float" office:value="0.939267" calcext:value-type="float">
            <text:p>0,939267</text:p>
          </table:table-cell>
          <table:table-cell office:value-type="float" office:value="0.318539" calcext:value-type="float">
            <text:p>0,318539</text:p>
          </table:table-cell>
          <table:table-cell office:value-type="float" office:value="0.304736" calcext:value-type="float">
            <text:p>0,304736</text:p>
          </table:table-cell>
          <table:table-cell office:value-type="float" office:value="0.303915" calcext:value-type="float">
            <text:p>0,303915</text:p>
          </table:table-cell>
          <table:table-cell office:value-type="float" office:value="0.317457" calcext:value-type="float">
            <text:p>0,317457</text:p>
          </table:table-cell>
          <table:table-cell table:formula="of:=AVERAGE([.H20:.K20])" office:value-type="float" office:value="0.31116175" calcext:value-type="float">
            <text:p>0,31116175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103046" calcext:value-type="float">
            <text:p>0,103046</text:p>
          </table:table-cell>
          <table:table-cell office:value-type="float" office:value="0.054526" calcext:value-type="float">
            <text:p>0,054526</text:p>
          </table:table-cell>
          <table:table-cell office:value-type="float" office:value="0.044645" calcext:value-type="float">
            <text:p>0,044645</text:p>
          </table:table-cell>
          <table:table-cell office:value-type="float" office:value="1.399718" calcext:value-type="float">
            <text:p>1,399718</text:p>
          </table:table-cell>
          <table:table-cell office:value-type="float" office:value="0.536993" calcext:value-type="float">
            <text:p>0,536993</text:p>
          </table:table-cell>
          <table:table-cell office:value-type="float" office:value="0.538935" calcext:value-type="float">
            <text:p>0,538935</text:p>
          </table:table-cell>
          <table:table-cell office:value-type="float" office:value="0.565431" calcext:value-type="float">
            <text:p>0,565431</text:p>
          </table:table-cell>
          <table:table-cell office:value-type="float" office:value="0.534012" calcext:value-type="float">
            <text:p>0,534012</text:p>
          </table:table-cell>
          <table:table-cell table:formula="of:=AVERAGE([.H21:.K21])" office:value-type="float" office:value="0.54384275" calcext:value-type="float">
            <text:p>0,54384275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171697" calcext:value-type="float">
            <text:p>0,171697</text:p>
          </table:table-cell>
          <table:table-cell office:value-type="float" office:value="0.093993" calcext:value-type="float">
            <text:p>0,093993</text:p>
          </table:table-cell>
          <table:table-cell office:value-type="float" office:value="0.096447" calcext:value-type="float">
            <text:p>0,096447</text:p>
          </table:table-cell>
          <table:table-cell office:value-type="float" office:value="3.256599" calcext:value-type="float">
            <text:p>3,256599</text:p>
          </table:table-cell>
          <table:table-cell office:value-type="float" office:value="1.099443" calcext:value-type="float">
            <text:p>1,099443</text:p>
          </table:table-cell>
          <table:table-cell office:value-type="float" office:value="1.105756" calcext:value-type="float">
            <text:p>1,105756</text:p>
          </table:table-cell>
          <table:table-cell office:value-type="float" office:value="1.049134" calcext:value-type="float">
            <text:p>1,049134</text:p>
          </table:table-cell>
          <table:table-cell office:value-type="float" office:value="1.101051" calcext:value-type="float">
            <text:p>1,101051</text:p>
          </table:table-cell>
          <table:table-cell table:formula="of:=AVERAGE([.H22:.K22])" office:value-type="float" office:value="1.088846" calcext:value-type="float">
            <text:p>1,088846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220696" calcext:value-type="float">
            <text:p>0,220696</text:p>
          </table:table-cell>
          <table:table-cell office:value-type="float" office:value="0.201519" calcext:value-type="float">
            <text:p>0,201519</text:p>
          </table:table-cell>
          <table:table-cell office:value-type="float" office:value="0.201437" calcext:value-type="float">
            <text:p>0,201437</text:p>
          </table:table-cell>
          <table:table-cell office:value-type="float" office:value="3.961229" calcext:value-type="float">
            <text:p>3,961229</text:p>
          </table:table-cell>
          <table:table-cell office:value-type="float" office:value="2.211369" calcext:value-type="float">
            <text:p>2,211369</text:p>
          </table:table-cell>
          <table:table-cell office:value-type="float" office:value="2.210819" calcext:value-type="float">
            <text:p>2,210819</text:p>
          </table:table-cell>
          <table:table-cell office:value-type="float" office:value="2.255766" calcext:value-type="float">
            <text:p>2,255766</text:p>
          </table:table-cell>
          <table:table-cell office:value-type="float" office:value="2.124206" calcext:value-type="float">
            <text:p>2,124206</text:p>
          </table:table-cell>
          <table:table-cell table:formula="of:=AVERAGE([.H23:.K23])" office:value-type="float" office:value="2.20054" calcext:value-type="float">
            <text:p>2,20054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151214" calcext:value-type="float">
            <text:p>0,151214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216807" calcext:value-type="float">
            <text:p>0,216807</text:p>
          </table:table-cell>
          <table:table-cell office:value-type="float" office:value="2.736866" calcext:value-type="float">
            <text:p>2,736866</text:p>
          </table:table-cell>
          <table:table-cell table:style-name="ce12" office:value-type="float" office:value="2.389163" calcext:value-type="float">
            <text:p>2,389163</text:p>
          </table:table-cell>
          <table:table-cell table:style-name="ce12" office:value-type="float" office:value="2.389629" calcext:value-type="float">
            <text:p>2,389629</text:p>
          </table:table-cell>
          <table:table-cell table:style-name="ce12" office:value-type="float" office:value="2.415693" calcext:value-type="float">
            <text:p>2,415693</text:p>
          </table:table-cell>
          <table:table-cell table:style-name="ce12" office:value-type="float" office:value="2.303979" calcext:value-type="float">
            <text:p>2,303979</text:p>
          </table:table-cell>
          <table:table-cell table:formula="of:=AVERAGE([.H24:.K24])" office:value-type="float" office:value="2.374616" calcext:value-type="float">
            <text:p>2,374616</text:p>
          </table:table-cell>
          <table:table-cell table:style-name="ce13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empo</text:p>
          </table:table-cell>
          <table:covered-table-cell table:style-name="ce2"/>
          <table:table-cell table:style-name="ce2" office:value-type="float" office:value="1.086699" calcext:value-type="float">
            <text:p>1,086699</text:p>
          </table:table-cell>
          <table:table-cell table:style-name="ce2" office:value-type="float" office:value="0.76799" calcext:value-type="float">
            <text:p>0,76799</text:p>
          </table:table-cell>
          <table:table-cell table:style-name="ce2" office:value-type="float" office:value="0.704378" calcext:value-type="float">
            <text:p>0,704378</text:p>
          </table:table-cell>
          <table:table-cell office:value-type="float" office:value="13.591738" calcext:value-type="float">
            <text:p>13,591738</text:p>
          </table:table-cell>
          <table:table-cell table:style-name="ce2" office:value-type="float" office:value="7.010441" calcext:value-type="float">
            <text:p>7,010441</text:p>
          </table:table-cell>
          <table:table-cell table:style-name="ce2" office:value-type="float" office:value="6.992416" calcext:value-type="float">
            <text:p>6,992416</text:p>
          </table:table-cell>
          <table:table-cell table:style-name="ce2" office:value-type="float" office:value="7.040504" calcext:value-type="float">
            <text:p>7,040504</text:p>
          </table:table-cell>
          <table:table-cell table:style-name="ce2" office:value-type="float" office:value="6.833974" calcext:value-type="float">
            <text:p>6,833974</text:p>
          </table:table-cell>
          <table:table-cell table:formula="of:=AVERAGE([.H25:.K25])" office:value-type="float" office:value="6.96933375" calcext:value-type="float">
            <text:p>6,96933375</text:p>
          </table:table-cell>
          <table:table-cell table:style-name="ce13"/>
          <table:table-cell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9" office:value-type="string" calcext:value-type="string" table:number-columns-spanned="2" table:number-rows-spanned="1">
            <text:p>Uniform</text:p>
          </table:table-cell>
          <table:covered-table-cell table:style-name="ce11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1</text:p>
          </table:table-cell>
          <table:table-cell table:style-name="ce10" office:value-type="float" office:value="7.041104" calcext:value-type="float">
            <text:p>7,041104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2</text:p>
          </table:table-cell>
          <table:table-cell table:style-name="ce10" office:value-type="float" office:value="6.695284" calcext:value-type="float">
            <text:p>6,695284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3</text:p>
          </table:table-cell>
          <table:table-cell table:style-name="ce10" office:value-type="float" office:value="7.129495" calcext:value-type="float">
            <text:p>7,12949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4</text:p>
          </table:table-cell>
          <table:table-cell table:style-name="ce10" office:value-type="float" office:value="7.125655" calcext:value-type="float">
            <text:p>7,12565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5</text:p>
          </table:table-cell>
          <table:table-cell table:style-name="ce10" office:value-type="float" office:value="7.074994" calcext:value-type="float">
            <text:p>7,074994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romedio</text:p>
          </table:table-cell>
          <table:table-cell table:style-name="ce10" table:formula="of:=SUM([.I29:.I33])/5" office:value-type="float" office:value="7.0133064" calcext:value-type="float">
            <text:p>7,0133064</text:p>
          </table:table-cell>
          <table:table-cell table:style-name="Default" table:number-columns-repeated="3"/>
          <table:table-cell table:number-columns-repeated="2"/>
        </table:table-row>
      </table:table>
      <table:table table:name="2²¹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ce7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¹⁹</text:p>
          </table:table-cell>
          <table:covered-table-cell table:style-name="ce1"/>
          <table:covered-table-cell table:number-columns-repeated="2" table:style-name="ce2"/>
          <table:covered-table-cell table:number-columns-repeated="2" table:style-name="ce4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uencial (1 t)</text:p>
          </table:table-cell>
          <table:table-cell table:style-name="ce2" office:value-type="string" calcext:value-type="string">
            <text:p>OMP(6t)</text:p>
          </table:table-cell>
          <table:table-cell table:style-name="ce2" office:value-type="string" calcext:value-type="string">
            <text:p>Omp(12 t)</text:p>
          </table:table-cell>
          <table:table-cell office:value-type="string" calcext:value-type="string">
            <text:p>Xeon (240 t)</text:p>
          </table:table-cell>
          <table:table-cell table:number-columns-repeated="4" table:style-name="ce16" office:value-type="string" calcext:value-type="string">
            <text:p>xeon 2it</text:p>
          </table:table-cell>
          <table:table-cell table:style-name="ce6" office:value-type="string" calcext:value-type="string">
            <text:p>Promed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048576" calcext:value-type="float">
            <text:p>1048576</text:p>
          </table:table-cell>
          <table:table-cell office:value-type="float" office:value="0.006468" calcext:value-type="float">
            <text:p>0,006468</text:p>
          </table:table-cell>
          <table:table-cell office:value-type="float" office:value="0.003977" calcext:value-type="float">
            <text:p>0,003977</text:p>
          </table:table-cell>
          <table:table-cell office:value-type="float" office:value="0.002273" calcext:value-type="float">
            <text:p>0,002273</text:p>
          </table:table-cell>
          <table:table-cell office:value-type="float" office:value="0.02792" calcext:value-type="float">
            <text:p>0,02792</text:p>
          </table:table-cell>
          <table:table-cell office:value-type="float" office:value="0.02265" calcext:value-type="float">
            <text:p>0,02265</text:p>
          </table:table-cell>
          <table:table-cell office:value-type="float" office:value="0.022924" calcext:value-type="float">
            <text:p>0,022924</text:p>
          </table:table-cell>
          <table:table-cell office:value-type="float" office:value="0.023093" calcext:value-type="float">
            <text:p>0,023093</text:p>
          </table:table-cell>
          <table:table-cell office:value-type="float" office:value="0.03094" calcext:value-type="float">
            <text:p>0,03094</text:p>
          </table:table-cell>
          <table:table-cell table:formula="of:=AVERAGE([.H5:.K5])" office:value-type="float" office:value="0.02490175" calcext:value-type="float">
            <text:p>0,024901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524288" calcext:value-type="float">
            <text:p>524288</text:p>
          </table:table-cell>
          <table:table-cell office:value-type="float" office:value="0.010232" calcext:value-type="float">
            <text:p>0,010232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3197" calcext:value-type="float">
            <text:p>0,003197</text:p>
          </table:table-cell>
          <table:table-cell office:value-type="float" office:value="0.028143" calcext:value-type="float">
            <text:p>0,028143</text:p>
          </table:table-cell>
          <table:table-cell office:value-type="float" office:value="0.008358" calcext:value-type="float">
            <text:p>0,008358</text:p>
          </table:table-cell>
          <table:table-cell office:value-type="float" office:value="0.008019" calcext:value-type="float">
            <text:p>0,008019</text:p>
          </table:table-cell>
          <table:table-cell office:value-type="float" office:value="0.008192" calcext:value-type="float">
            <text:p>0,008192</text:p>
          </table:table-cell>
          <table:table-cell office:value-type="float" office:value="0.0079" calcext:value-type="float">
            <text:p>0,0079</text:p>
          </table:table-cell>
          <table:table-cell table:formula="of:=AVERAGE([.H6:.K6])" office:value-type="float" office:value="0.00811725" calcext:value-type="float">
            <text:p>0,008117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5288" calcext:value-type="float">
            <text:p>0,015288</text:p>
          </table:table-cell>
          <table:table-cell office:value-type="float" office:value="0.006555" calcext:value-type="float">
            <text:p>0,006555</text:p>
          </table:table-cell>
          <table:table-cell office:value-type="float" office:value="0.004298" calcext:value-type="float">
            <text:p>0,004298</text:p>
          </table:table-cell>
          <table:table-cell office:value-type="float" office:value="0.036105" calcext:value-type="float">
            <text:p>0,036105</text:p>
          </table:table-cell>
          <table:table-cell office:value-type="float" office:value="0.00976" calcext:value-type="float">
            <text:p>0,00976</text:p>
          </table:table-cell>
          <table:table-cell office:value-type="float" office:value="0.009633" calcext:value-type="float">
            <text:p>0,009633</text:p>
          </table:table-cell>
          <table:table-cell office:value-type="float" office:value="0.00956" calcext:value-type="float">
            <text:p>0,00956</text:p>
          </table:table-cell>
          <table:table-cell office:value-type="float" office:value="0.009682" calcext:value-type="float">
            <text:p>0,009682</text:p>
          </table:table-cell>
          <table:table-cell table:formula="of:=AVERAGE([.H7:.K7])" office:value-type="float" office:value="0.00965875" calcext:value-type="float">
            <text:p>0,009658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21934" calcext:value-type="float">
            <text:p>0,021934</text:p>
          </table:table-cell>
          <table:table-cell office:value-type="float" office:value="0.013518" calcext:value-type="float">
            <text:p>0,013518</text:p>
          </table:table-cell>
          <table:table-cell office:value-type="float" office:value="0.005618" calcext:value-type="float">
            <text:p>0,005618</text:p>
          </table:table-cell>
          <table:table-cell office:value-type="float" office:value="0.047014" calcext:value-type="float">
            <text:p>0,047014</text:p>
          </table:table-cell>
          <table:table-cell office:value-type="float" office:value="0.012015" calcext:value-type="float">
            <text:p>0,012015</text:p>
          </table:table-cell>
          <table:table-cell office:value-type="float" office:value="0.01187" calcext:value-type="float">
            <text:p>0,01187</text:p>
          </table:table-cell>
          <table:table-cell office:value-type="float" office:value="0.011353" calcext:value-type="float">
            <text:p>0,011353</text:p>
          </table:table-cell>
          <table:table-cell office:value-type="float" office:value="0.011373" calcext:value-type="float">
            <text:p>0,011373</text:p>
          </table:table-cell>
          <table:table-cell table:formula="of:=AVERAGE([.H8:.K8])" office:value-type="float" office:value="0.01165275" calcext:value-type="float">
            <text:p>0,011652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0.028354" calcext:value-type="float">
            <text:p>0,028354</text:p>
          </table:table-cell>
          <table:table-cell office:value-type="float" office:value="0.015026" calcext:value-type="float">
            <text:p>0,015026</text:p>
          </table:table-cell>
          <table:table-cell office:value-type="float" office:value="0.009323" calcext:value-type="float">
            <text:p>0,009323</text:p>
          </table:table-cell>
          <table:table-cell office:value-type="float" office:value="0.056161" calcext:value-type="float">
            <text:p>0,056161</text:p>
          </table:table-cell>
          <table:table-cell office:value-type="float" office:value="0.013626" calcext:value-type="float">
            <text:p>0,013626</text:p>
          </table:table-cell>
          <table:table-cell office:value-type="float" office:value="0.013622" calcext:value-type="float">
            <text:p>0,013622</text:p>
          </table:table-cell>
          <table:table-cell office:value-type="float" office:value="0.013487" calcext:value-type="float">
            <text:p>0,013487</text:p>
          </table:table-cell>
          <table:table-cell office:value-type="float" office:value="0.012028" calcext:value-type="float">
            <text:p>0,012028</text:p>
          </table:table-cell>
          <table:table-cell table:formula="of:=AVERAGE([.H9:.K9])" office:value-type="float" office:value="0.01319075" calcext:value-type="float">
            <text:p>0,013190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8412" calcext:value-type="float">
            <text:p>0,038412</text:p>
          </table:table-cell>
          <table:table-cell office:value-type="float" office:value="0.012805" calcext:value-type="float">
            <text:p>0,012805</text:p>
          </table:table-cell>
          <table:table-cell office:value-type="float" office:value="0.007013" calcext:value-type="float">
            <text:p>0,007013</text:p>
          </table:table-cell>
          <table:table-cell office:value-type="float" office:value="0.056929" calcext:value-type="float">
            <text:p>0,056929</text:p>
          </table:table-cell>
          <table:table-cell office:value-type="float" office:value="0.01379" calcext:value-type="float">
            <text:p>0,01379</text:p>
          </table:table-cell>
          <table:table-cell office:value-type="float" office:value="0.013758" calcext:value-type="float">
            <text:p>0,013758</text:p>
          </table:table-cell>
          <table:table-cell office:value-type="float" office:value="0.013945" calcext:value-type="float">
            <text:p>0,013945</text:p>
          </table:table-cell>
          <table:table-cell office:value-type="float" office:value="0.013889" calcext:value-type="float">
            <text:p>0,013889</text:p>
          </table:table-cell>
          <table:table-cell table:formula="of:=AVERAGE([.H10:.K10])" office:value-type="float" office:value="0.0138455" calcext:value-type="float">
            <text:p>0,01384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384" calcext:value-type="float">
            <text:p>16384</text:p>
          </table:table-cell>
          <table:table-cell office:value-type="float" office:value="0.055932" calcext:value-type="float">
            <text:p>0,055932</text:p>
          </table:table-cell>
          <table:table-cell office:value-type="float" office:value="0.015541" calcext:value-type="float">
            <text:p>0,015541</text:p>
          </table:table-cell>
          <table:table-cell office:value-type="float" office:value="0.008775" calcext:value-type="float">
            <text:p>0,008775</text:p>
          </table:table-cell>
          <table:table-cell office:value-type="float" office:value="0.077847" calcext:value-type="float">
            <text:p>0,077847</text:p>
          </table:table-cell>
          <table:table-cell office:value-type="float" office:value="0.016972" calcext:value-type="float">
            <text:p>0,016972</text:p>
          </table:table-cell>
          <table:table-cell office:value-type="float" office:value="0.017301" calcext:value-type="float">
            <text:p>0,017301</text:p>
          </table:table-cell>
          <table:table-cell office:value-type="float" office:value="0.017997" calcext:value-type="float">
            <text:p>0,017997</text:p>
          </table:table-cell>
          <table:table-cell office:value-type="float" office:value="0.017915" calcext:value-type="float">
            <text:p>0,017915</text:p>
          </table:table-cell>
          <table:table-cell table:formula="of:=AVERAGE([.H11:.K11])" office:value-type="float" office:value="0.01754625" calcext:value-type="float">
            <text:p>0,017546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0.080279" calcext:value-type="float">
            <text:p>0,080279</text:p>
          </table:table-cell>
          <table:table-cell office:value-type="float" office:value="0.018875" calcext:value-type="float">
            <text:p>0,018875</text:p>
          </table:table-cell>
          <table:table-cell office:value-type="float" office:value="0.011827" calcext:value-type="float">
            <text:p>0,011827</text:p>
          </table:table-cell>
          <table:table-cell office:value-type="float" office:value="0.086788" calcext:value-type="float">
            <text:p>0,086788</text:p>
          </table:table-cell>
          <table:table-cell office:value-type="float" office:value="0.020126" calcext:value-type="float">
            <text:p>0,020126</text:p>
          </table:table-cell>
          <table:table-cell office:value-type="float" office:value="0.02053" calcext:value-type="float">
            <text:p>0,02053</text:p>
          </table:table-cell>
          <table:table-cell office:value-type="float" office:value="0.020836" calcext:value-type="float">
            <text:p>0,020836</text:p>
          </table:table-cell>
          <table:table-cell office:value-type="float" office:value="0.020599" calcext:value-type="float">
            <text:p>0,020599</text:p>
          </table:table-cell>
          <table:table-cell table:formula="of:=AVERAGE([.H12:.K12])" office:value-type="float" office:value="0.02052275" calcext:value-type="float">
            <text:p>0,020522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0.104361" calcext:value-type="float">
            <text:p>0,104361</text:p>
          </table:table-cell>
          <table:table-cell office:value-type="float" office:value="0.022258" calcext:value-type="float">
            <text:p>0,022258</text:p>
          </table:table-cell>
          <table:table-cell office:value-type="float" office:value="0.01574" calcext:value-type="float">
            <text:p>0,01574</text:p>
          </table:table-cell>
          <table:table-cell office:value-type="float" office:value="0.093687" calcext:value-type="float">
            <text:p>0,093687</text:p>
          </table:table-cell>
          <table:table-cell office:value-type="float" office:value="0.02416" calcext:value-type="float">
            <text:p>0,02416</text:p>
          </table:table-cell>
          <table:table-cell office:value-type="float" office:value="0.025086" calcext:value-type="float">
            <text:p>0,025086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24876" calcext:value-type="float">
            <text:p>0,024876</text:p>
          </table:table-cell>
          <table:table-cell table:formula="of:=AVERAGE([.H13:.K13])" office:value-type="float" office:value="0.0249055" calcext:value-type="float">
            <text:p>0,024905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office:value-type="float" office:value="0.098968" calcext:value-type="float">
            <text:p>0,098968</text:p>
          </table:table-cell>
          <table:table-cell office:value-type="float" office:value="0.029998" calcext:value-type="float">
            <text:p>0,029998</text:p>
          </table:table-cell>
          <table:table-cell office:value-type="float" office:value="0.021656" calcext:value-type="float">
            <text:p>0,021656</text:p>
          </table:table-cell>
          <table:table-cell office:value-type="float" office:value="0.097559" calcext:value-type="float">
            <text:p>0,097559</text:p>
          </table:table-cell>
          <table:table-cell office:value-type="float" office:value="0.025973" calcext:value-type="float">
            <text:p>0,025973</text:p>
          </table:table-cell>
          <table:table-cell office:value-type="float" office:value="0.026242" calcext:value-type="float">
            <text:p>0,026242</text:p>
          </table:table-cell>
          <table:table-cell office:value-type="float" office:value="0.027229" calcext:value-type="float">
            <text:p>0,027229</text:p>
          </table:table-cell>
          <table:table-cell office:value-type="float" office:value="0.026289" calcext:value-type="float">
            <text:p>0,026289</text:p>
          </table:table-cell>
          <table:table-cell table:formula="of:=AVERAGE([.H14:.K14])" office:value-type="float" office:value="0.02643325" calcext:value-type="float">
            <text:p>0,026433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0.13807" calcext:value-type="float">
            <text:p>0,13807</text:p>
          </table:table-cell>
          <table:table-cell office:value-type="float" office:value="0.03919" calcext:value-type="float">
            <text:p>0,03919</text:p>
          </table:table-cell>
          <table:table-cell office:value-type="float" office:value="0.026786" calcext:value-type="float">
            <text:p>0,026786</text:p>
          </table:table-cell>
          <table:table-cell office:value-type="float" office:value="0.114216" calcext:value-type="float">
            <text:p>0,114216</text:p>
          </table:table-cell>
          <table:table-cell office:value-type="float" office:value="0.029705" calcext:value-type="float">
            <text:p>0,029705</text:p>
          </table:table-cell>
          <table:table-cell office:value-type="float" office:value="0.028355" calcext:value-type="float">
            <text:p>0,028355</text:p>
          </table:table-cell>
          <table:table-cell office:value-type="float" office:value="0.028686" calcext:value-type="float">
            <text:p>0,028686</text:p>
          </table:table-cell>
          <table:table-cell office:value-type="float" office:value="0.029301" calcext:value-type="float">
            <text:p>0,029301</text:p>
          </table:table-cell>
          <table:table-cell table:formula="of:=AVERAGE([.H15:.K15])" office:value-type="float" office:value="0.02901175" calcext:value-type="float">
            <text:p>0,029011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0.113964" calcext:value-type="float">
            <text:p>0,113964</text:p>
          </table:table-cell>
          <table:table-cell office:value-type="float" office:value="0.044684" calcext:value-type="float">
            <text:p>0,044684</text:p>
          </table:table-cell>
          <table:table-cell office:value-type="float" office:value="0.028861" calcext:value-type="float">
            <text:p>0,028861</text:p>
          </table:table-cell>
          <table:table-cell office:value-type="float" office:value="0.097597" calcext:value-type="float">
            <text:p>0,097597</text:p>
          </table:table-cell>
          <table:table-cell office:value-type="float" office:value="0.023922" calcext:value-type="float">
            <text:p>0,023922</text:p>
          </table:table-cell>
          <table:table-cell office:value-type="float" office:value="0.024774" calcext:value-type="float">
            <text:p>0,024774</text:p>
          </table:table-cell>
          <table:table-cell office:value-type="float" office:value="0.024948" calcext:value-type="float">
            <text:p>0,024948</text:p>
          </table:table-cell>
          <table:table-cell office:value-type="float" office:value="0.023944" calcext:value-type="float">
            <text:p>0,023944</text:p>
          </table:table-cell>
          <table:table-cell table:formula="of:=AVERAGE([.H16:.K16])" office:value-type="float" office:value="0.024397" calcext:value-type="float">
            <text:p>0,02439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0.075516" calcext:value-type="float">
            <text:p>0,075516</text:p>
          </table:table-cell>
          <table:table-cell office:value-type="float" office:value="0.036085" calcext:value-type="float">
            <text:p>0,036085</text:p>
          </table:table-cell>
          <table:table-cell office:value-type="float" office:value="0.024222" calcext:value-type="float">
            <text:p>0,024222</text:p>
          </table:table-cell>
          <table:table-cell office:value-type="float" office:value="0.089721" calcext:value-type="float">
            <text:p>0,089721</text:p>
          </table:table-cell>
          <table:table-cell office:value-type="float" office:value="0.031759" calcext:value-type="float">
            <text:p>0,031759</text:p>
          </table:table-cell>
          <table:table-cell office:value-type="float" office:value="0.030321" calcext:value-type="float">
            <text:p>0,030321</text:p>
          </table:table-cell>
          <table:table-cell office:value-type="float" office:value="0.03134" calcext:value-type="float">
            <text:p>0,03134</text:p>
          </table:table-cell>
          <table:table-cell office:value-type="float" office:value="0.030288" calcext:value-type="float">
            <text:p>0,030288</text:p>
          </table:table-cell>
          <table:table-cell table:formula="of:=AVERAGE([.H17:.K17])" office:value-type="float" office:value="0.030927" calcext:value-type="float">
            <text:p>0,0309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0.083776" calcext:value-type="float">
            <text:p>0,083776</text:p>
          </table:table-cell>
          <table:table-cell office:value-type="float" office:value="0.040444" calcext:value-type="float">
            <text:p>0,040444</text:p>
          </table:table-cell>
          <table:table-cell office:value-type="float" office:value="0.026467" calcext:value-type="float">
            <text:p>0,026467</text:p>
          </table:table-cell>
          <table:table-cell office:value-type="float" office:value="0.148703" calcext:value-type="float">
            <text:p>0,148703</text:p>
          </table:table-cell>
          <table:table-cell office:value-type="float" office:value="0.041888" calcext:value-type="float">
            <text:p>0,041888</text:p>
          </table:table-cell>
          <table:table-cell office:value-type="float" office:value="0.041749" calcext:value-type="float">
            <text:p>0,041749</text:p>
          </table:table-cell>
          <table:table-cell office:value-type="float" office:value="0.044228" calcext:value-type="float">
            <text:p>0,044228</text:p>
          </table:table-cell>
          <table:table-cell office:value-type="float" office:value="0.041975" calcext:value-type="float">
            <text:p>0,041975</text:p>
          </table:table-cell>
          <table:table-cell table:formula="of:=AVERAGE([.H18:.K18])" office:value-type="float" office:value="0.04246" calcext:value-type="float">
            <text:p>0,0424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0.105834" calcext:value-type="float">
            <text:p>0,105834</text:p>
          </table:table-cell>
          <table:table-cell office:value-type="float" office:value="0.047974" calcext:value-type="float">
            <text:p>0,047974</text:p>
          </table:table-cell>
          <table:table-cell office:value-type="float" office:value="0.031146" calcext:value-type="float">
            <text:p>0,031146</text:p>
          </table:table-cell>
          <table:table-cell office:value-type="float" office:value="0.368718" calcext:value-type="float">
            <text:p>0,368718</text:p>
          </table:table-cell>
          <table:table-cell office:value-type="float" office:value="0.097598" calcext:value-type="float">
            <text:p>0,097598</text:p>
          </table:table-cell>
          <table:table-cell office:value-type="float" office:value="0.095232" calcext:value-type="float">
            <text:p>0,095232</text:p>
          </table:table-cell>
          <table:table-cell office:value-type="float" office:value="0.100167" calcext:value-type="float">
            <text:p>0,100167</text:p>
          </table:table-cell>
          <table:table-cell office:value-type="float" office:value="0.095461" calcext:value-type="float">
            <text:p>0,095461</text:p>
          </table:table-cell>
          <table:table-cell table:formula="of:=AVERAGE([.H19:.K19])" office:value-type="float" office:value="0.0971145" calcext:value-type="float">
            <text:p>0,09711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158238" calcext:value-type="float">
            <text:p>0,158238</text:p>
          </table:table-cell>
          <table:table-cell office:value-type="float" office:value="0.052741" calcext:value-type="float">
            <text:p>0,052741</text:p>
          </table:table-cell>
          <table:table-cell office:value-type="float" office:value="0.039377" calcext:value-type="float">
            <text:p>0,039377</text:p>
          </table:table-cell>
          <table:table-cell office:value-type="float" office:value="0.882015" calcext:value-type="float">
            <text:p>0,882015</text:p>
          </table:table-cell>
          <table:table-cell office:value-type="float" office:value="0.281575" calcext:value-type="float">
            <text:p>0,281575</text:p>
          </table:table-cell>
          <table:table-cell office:value-type="float" office:value="0.278791" calcext:value-type="float">
            <text:p>0,278791</text:p>
          </table:table-cell>
          <table:table-cell office:value-type="float" office:value="0.266696" calcext:value-type="float">
            <text:p>0,266696</text:p>
          </table:table-cell>
          <table:table-cell office:value-type="float" office:value="0.284345" calcext:value-type="float">
            <text:p>0,284345</text:p>
          </table:table-cell>
          <table:table-cell table:formula="of:=AVERAGE([.H20:.K20])" office:value-type="float" office:value="0.27785175" calcext:value-type="float">
            <text:p>0,27785175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.201992" calcext:value-type="float">
            <text:p>0,201992</text:p>
          </table:table-cell>
          <table:table-cell office:value-type="float" office:value="0.067733" calcext:value-type="float">
            <text:p>0,067733</text:p>
          </table:table-cell>
          <table:table-cell office:value-type="float" office:value="0.058242" calcext:value-type="float">
            <text:p>0,058242</text:p>
          </table:table-cell>
          <table:table-cell office:value-type="float" office:value="1.58392" calcext:value-type="float">
            <text:p>1,58392</text:p>
          </table:table-cell>
          <table:table-cell office:value-type="float" office:value="0.596105" calcext:value-type="float">
            <text:p>0,596105</text:p>
          </table:table-cell>
          <table:table-cell office:value-type="float" office:value="0.599037" calcext:value-type="float">
            <text:p>0,599037</text:p>
          </table:table-cell>
          <table:table-cell office:value-type="float" office:value="0.603636" calcext:value-type="float">
            <text:p>0,603636</text:p>
          </table:table-cell>
          <table:table-cell office:value-type="float" office:value="0.597009" calcext:value-type="float">
            <text:p>0,597009</text:p>
          </table:table-cell>
          <table:table-cell table:formula="of:=AVERAGE([.H21:.K21])" office:value-type="float" office:value="0.59894675" calcext:value-type="float">
            <text:p>0,598946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235669" calcext:value-type="float">
            <text:p>0,235669</text:p>
          </table:table-cell>
          <table:table-cell office:value-type="float" office:value="0.077002" calcext:value-type="float">
            <text:p>0,077002</text:p>
          </table:table-cell>
          <table:table-cell office:value-type="float" office:value="0.057641" calcext:value-type="float">
            <text:p>0,057641</text:p>
          </table:table-cell>
          <table:table-cell office:value-type="float" office:value="2.304316" calcext:value-type="float">
            <text:p>2,304316</text:p>
          </table:table-cell>
          <table:table-cell office:value-type="float" office:value="0.696701" calcext:value-type="float">
            <text:p>0,696701</text:p>
          </table:table-cell>
          <table:table-cell office:value-type="float" office:value="0.644494" calcext:value-type="float">
            <text:p>0,644494</text:p>
          </table:table-cell>
          <table:table-cell office:value-type="float" office:value="0.650492" calcext:value-type="float">
            <text:p>0,650492</text:p>
          </table:table-cell>
          <table:table-cell office:value-type="float" office:value="0.640836" calcext:value-type="float">
            <text:p>0,640836</text:p>
          </table:table-cell>
          <table:table-cell table:formula="of:=AVERAGE([.H22:.K22])" office:value-type="float" office:value="0.65813075" calcext:value-type="float">
            <text:p>0,6581307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575536" calcext:value-type="float">
            <text:p>0,575536</text:p>
          </table:table-cell>
          <table:table-cell office:value-type="float" office:value="0.336096" calcext:value-type="float">
            <text:p>0,336096</text:p>
          </table:table-cell>
          <table:table-cell office:value-type="float" office:value="0.39446" calcext:value-type="float">
            <text:p>0,39446</text:p>
          </table:table-cell>
          <table:table-cell office:value-type="float" office:value="9.898786" calcext:value-type="float">
            <text:p>9,898786</text:p>
          </table:table-cell>
          <table:table-cell office:value-type="float" office:value="4.270846" calcext:value-type="float">
            <text:p>4,270846</text:p>
          </table:table-cell>
          <table:table-cell office:value-type="float" office:value="4.006575" calcext:value-type="float">
            <text:p>4,006575</text:p>
          </table:table-cell>
          <table:table-cell office:value-type="float" office:value="4.288431" calcext:value-type="float">
            <text:p>4,288431</text:p>
          </table:table-cell>
          <table:table-cell office:value-type="float" office:value="4.241147" calcext:value-type="float">
            <text:p>4,241147</text:p>
          </table:table-cell>
          <table:table-cell table:formula="of:=AVERAGE([.H23:.K23])" office:value-type="float" office:value="4.20174975" calcext:value-type="float">
            <text:p>4,2017497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53915" calcext:value-type="float">
            <text:p>0,53915</text:p>
          </table:table-cell>
          <table:table-cell office:value-type="float" office:value="0.423851" calcext:value-type="float">
            <text:p>0,423851</text:p>
          </table:table-cell>
          <table:table-cell office:value-type="float" office:value="0.430275" calcext:value-type="float">
            <text:p>0,430275</text:p>
          </table:table-cell>
          <table:table-cell office:value-type="float" office:value="9.140485" calcext:value-type="float">
            <text:p>9,140485</text:p>
          </table:table-cell>
          <table:table-cell office:value-type="float" office:value="5.553812" calcext:value-type="float">
            <text:p>5,553812</text:p>
          </table:table-cell>
          <table:table-cell office:value-type="float" office:value="5.535252" calcext:value-type="float">
            <text:p>5,535252</text:p>
          </table:table-cell>
          <table:table-cell office:value-type="float" office:value="5.565184" calcext:value-type="float">
            <text:p>5,565184</text:p>
          </table:table-cell>
          <table:table-cell office:value-type="float" office:value="5.584999" calcext:value-type="float">
            <text:p>5,584999</text:p>
          </table:table-cell>
          <table:table-cell table:formula="of:=AVERAGE([.H24:.K24])" office:value-type="float" office:value="5.55981175" calcext:value-type="float">
            <text:p>5,5598117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79382" calcext:value-type="float">
            <text:p>0,779382</text:p>
          </table:table-cell>
          <table:table-cell office:value-type="float" office:value="0.874708" calcext:value-type="float">
            <text:p>0,874708</text:p>
          </table:table-cell>
          <table:table-cell office:value-type="float" office:value="0.922377" calcext:value-type="float">
            <text:p>0,922377</text:p>
          </table:table-cell>
          <table:table-cell office:value-type="float" office:value="12.967761" calcext:value-type="float">
            <text:p>12,967761</text:p>
          </table:table-cell>
          <table:table-cell office:value-type="float" office:value="12.138343" calcext:value-type="float">
            <text:p>12,138343</text:p>
          </table:table-cell>
          <table:table-cell office:value-type="float" office:value="12.087958" calcext:value-type="float">
            <text:p>12,087958</text:p>
          </table:table-cell>
          <table:table-cell office:value-type="float" office:value="12.104134" calcext:value-type="float">
            <text:p>12,104134</text:p>
          </table:table-cell>
          <table:table-cell office:value-type="float" office:value="12.098511" calcext:value-type="float">
            <text:p>12,098511</text:p>
          </table:table-cell>
          <table:table-cell table:formula="of:=AVERAGE([.H25:.K25])" office:value-type="float" office:value="12.1072365" calcext:value-type="float">
            <text:p>12,107236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empo</text:p>
          </table:table-cell>
          <table:covered-table-cell table:style-name="ce2"/>
          <table:table-cell table:style-name="ce2" office:value-type="float" office:value="3.467427" calcext:value-type="float">
            <text:p>3,467427</text:p>
          </table:table-cell>
          <table:table-cell table:style-name="ce2" office:value-type="float" office:value="2.186139" calcext:value-type="float">
            <text:p>2,186139</text:p>
          </table:table-cell>
          <table:table-cell table:style-name="ce2" office:value-type="float" office:value="2.136" calcext:value-type="float">
            <text:p>2,136</text:p>
          </table:table-cell>
          <table:table-cell office:value-type="float" office:value="38.706092" calcext:value-type="float">
            <text:p>38,706092</text:p>
          </table:table-cell>
          <table:table-cell table:style-name="ce16" office:value-type="float" office:value="24.147625" calcext:value-type="float">
            <text:p>24,147625</text:p>
          </table:table-cell>
          <table:table-cell table:style-name="ce16" office:value-type="float" office:value="23.758184" calcext:value-type="float">
            <text:p>23,758184</text:p>
          </table:table-cell>
          <table:table-cell table:style-name="ce16" office:value-type="float" office:value="24.085153" calcext:value-type="float">
            <text:p>24,085153</text:p>
          </table:table-cell>
          <table:table-cell table:style-name="ce16" office:value-type="float" office:value="24.052934" calcext:value-type="float">
            <text:p>24,052934</text:p>
          </table:table-cell>
          <table:table-cell table:formula="of:=AVERAGE([.H26:.K26])" office:value-type="float" office:value="24.010974" calcext:value-type="float">
            <text:p>24,010974</text:p>
          </table:table-cell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6"/>
          <table:table-cell table:style-name="ce9" office:value-type="string" calcext:value-type="string" table:number-columns-spanned="2" table:number-rows-spanned="1">
            <text:p>Uniform</text:p>
          </table:table-cell>
          <table:covered-table-cell table:style-name="ce11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1</text:p>
          </table:table-cell>
          <table:table-cell table:style-name="ce10" office:value-type="float" office:value="23.800899" calcext:value-type="float">
            <text:p>23,800899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2</text:p>
          </table:table-cell>
          <table:table-cell table:style-name="ce10" office:value-type="float" office:value="23.861518" calcext:value-type="float">
            <text:p>23,86151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3</text:p>
          </table:table-cell>
          <table:table-cell table:style-name="ce10" office:value-type="float" office:value="23.7943" calcext:value-type="float">
            <text:p>23,7943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4</text:p>
          </table:table-cell>
          <table:table-cell table:style-name="ce10" office:value-type="float" office:value="24.104323" calcext:value-type="float">
            <text:p>24,104323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5</text:p>
          </table:table-cell>
          <table:table-cell table:style-name="ce10" office:value-type="float" office:value="24.103394" calcext:value-type="float">
            <text:p>24,103394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romedio</text:p>
          </table:table-cell>
          <table:table-cell table:style-name="ce10" table:formula="of:=SUM([.I31:.I35])/5" office:value-type="float" office:value="23.9328868" calcext:value-type="float">
            <text:p>23,9328868</text:p>
          </table:table-cell>
          <table:table-cell table:style-name="Default" table:number-columns-repeated="3"/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une … script</text:p>
          </table:table-cell>
          <table:table-cell table:style-name="Default" table:number-columns-repeated="8"/>
        </table:table-row>
      </table:table>
      <table:table table:name="2²²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ce7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¹⁹</text:p>
          </table:table-cell>
          <table:covered-table-cell table:style-name="ce1"/>
          <table:covered-table-cell table:number-columns-repeated="2" table:style-name="ce2"/>
          <table:covered-table-cell table:number-columns-repeated="2" table:style-name="ce4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uencial (1 t)</text:p>
          </table:table-cell>
          <table:table-cell table:style-name="ce2" office:value-type="string" calcext:value-type="string">
            <text:p>OMP(6t)</text:p>
          </table:table-cell>
          <table:table-cell table:style-name="ce2" office:value-type="string" calcext:value-type="string">
            <text:p>Omp(12 t)</text:p>
          </table:table-cell>
          <table:table-cell office:value-type="string" calcext:value-type="string">
            <text:p>Xeon (240 t)</text:p>
          </table:table-cell>
          <table:table-cell table:number-columns-repeated="4" table:style-name="ce2" office:value-type="string" calcext:value-type="string">
            <text:p>Xeon 2it</text:p>
          </table:table-cell>
          <table:table-cell table:style-name="ce6" office:value-type="string" calcext:value-type="string">
            <text:p>Promed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2097152" calcext:value-type="float">
            <text:p>2097152</text:p>
          </table:table-cell>
          <table:table-cell office:value-type="float" office:value="0.013116" calcext:value-type="float">
            <text:p>0,013116</text:p>
          </table:table-cell>
          <table:table-cell office:value-type="float" office:value="0.006921" calcext:value-type="float">
            <text:p>0,006921</text:p>
          </table:table-cell>
          <table:table-cell office:value-type="float" office:value="0.004286" calcext:value-type="float">
            <text:p>0,004286</text:p>
          </table:table-cell>
          <table:table-cell office:value-type="float" office:value="0.067721" calcext:value-type="float">
            <text:p>0,067721</text:p>
          </table:table-cell>
          <table:table-cell office:value-type="float" office:value="0.044399" calcext:value-type="float">
            <text:p>0,044399</text:p>
          </table:table-cell>
          <table:table-cell office:value-type="float" office:value="0.046231" calcext:value-type="float">
            <text:p>0,046231</text:p>
          </table:table-cell>
          <table:table-cell office:value-type="float" office:value="0.04311" calcext:value-type="float">
            <text:p>0,04311</text:p>
          </table:table-cell>
          <table:table-cell office:value-type="float" office:value="0.045183" calcext:value-type="float">
            <text:p>0,045183</text:p>
          </table:table-cell>
          <table:table-cell table:formula="of:=AVERAGE([.H5:.K5])" office:value-type="float" office:value="0.04473075" calcext:value-type="float">
            <text:p>0,044730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048576" calcext:value-type="float">
            <text:p>1048576</text:p>
          </table:table-cell>
          <table:table-cell office:value-type="float" office:value="0.020839" calcext:value-type="float">
            <text:p>0,020839</text:p>
          </table:table-cell>
          <table:table-cell office:value-type="float" office:value="0.010148" calcext:value-type="float">
            <text:p>0,010148</text:p>
          </table:table-cell>
          <table:table-cell office:value-type="float" office:value="0.005401" calcext:value-type="float">
            <text:p>0,005401</text:p>
          </table:table-cell>
          <table:table-cell office:value-type="float" office:value="0.057862" calcext:value-type="float">
            <text:p>0,057862</text:p>
          </table:table-cell>
          <table:table-cell office:value-type="float" office:value="0.017096" calcext:value-type="float">
            <text:p>0,017096</text:p>
          </table:table-cell>
          <table:table-cell office:value-type="float" office:value="0.017077" calcext:value-type="float">
            <text:p>0,017077</text:p>
          </table:table-cell>
          <table:table-cell office:value-type="float" office:value="0.017908" calcext:value-type="float">
            <text:p>0,017908</text:p>
          </table:table-cell>
          <table:table-cell office:value-type="float" office:value="0.017154" calcext:value-type="float">
            <text:p>0,017154</text:p>
          </table:table-cell>
          <table:table-cell table:formula="of:=AVERAGE([.H6:.K6])" office:value-type="float" office:value="0.01730875" calcext:value-type="float">
            <text:p>0,017308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524288" calcext:value-type="float">
            <text:p>524288</text:p>
          </table:table-cell>
          <table:table-cell office:value-type="float" office:value="0.030772" calcext:value-type="float">
            <text:p>0,030772</text:p>
          </table:table-cell>
          <table:table-cell office:value-type="float" office:value="0.011765" calcext:value-type="float">
            <text:p>0,011765</text:p>
          </table:table-cell>
          <table:table-cell office:value-type="float" office:value="0.006981" calcext:value-type="float">
            <text:p>0,006981</text:p>
          </table:table-cell>
          <table:table-cell office:value-type="float" office:value="0.067561" calcext:value-type="float">
            <text:p>0,067561</text:p>
          </table:table-cell>
          <table:table-cell office:value-type="float" office:value="0.019362" calcext:value-type="float">
            <text:p>0,019362</text:p>
          </table:table-cell>
          <table:table-cell office:value-type="float" office:value="0.019208" calcext:value-type="float">
            <text:p>0,019208</text:p>
          </table:table-cell>
          <table:table-cell office:value-type="float" office:value="0.022464" calcext:value-type="float">
            <text:p>0,022464</text:p>
          </table:table-cell>
          <table:table-cell office:value-type="float" office:value="0.019485" calcext:value-type="float">
            <text:p>0,019485</text:p>
          </table:table-cell>
          <table:table-cell table:formula="of:=AVERAGE([.H7:.K7])" office:value-type="float" office:value="0.02012975" calcext:value-type="float">
            <text:p>0,020129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3531" calcext:value-type="float">
            <text:p>0,033531</text:p>
          </table:table-cell>
          <table:table-cell office:value-type="float" office:value="0.017525" calcext:value-type="float">
            <text:p>0,017525</text:p>
          </table:table-cell>
          <table:table-cell office:value-type="float" office:value="0.013175" calcext:value-type="float">
            <text:p>0,013175</text:p>
          </table:table-cell>
          <table:table-cell office:value-type="float" office:value="0.087885" calcext:value-type="float">
            <text:p>0,087885</text:p>
          </table:table-cell>
          <table:table-cell office:value-type="float" office:value="0.022418" calcext:value-type="float">
            <text:p>0,022418</text:p>
          </table:table-cell>
          <table:table-cell office:value-type="float" office:value="0.022475" calcext:value-type="float">
            <text:p>0,022475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22686" calcext:value-type="float">
            <text:p>0,022686</text:p>
          </table:table-cell>
          <table:table-cell table:formula="of:=AVERAGE([.H8:.K8])" office:value-type="float" office:value="0.02266975" calcext:value-type="float">
            <text:p>0,022669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46035" calcext:value-type="float">
            <text:p>0,046035</text:p>
          </table:table-cell>
          <table:table-cell office:value-type="float" office:value="0.041141" calcext:value-type="float">
            <text:p>0,041141</text:p>
          </table:table-cell>
          <table:table-cell office:value-type="float" office:value="0.02664" calcext:value-type="float">
            <text:p>0,02664</text:p>
          </table:table-cell>
          <table:table-cell office:value-type="float" office:value="0.107353" calcext:value-type="float">
            <text:p>0,107353</text:p>
          </table:table-cell>
          <table:table-cell office:value-type="float" office:value="0.026072" calcext:value-type="float">
            <text:p>0,026072</text:p>
          </table:table-cell>
          <table:table-cell office:value-type="float" office:value="0.026459" calcext:value-type="float">
            <text:p>0,026459</text:p>
          </table:table-cell>
          <table:table-cell office:value-type="float" office:value="0.026871" calcext:value-type="float">
            <text:p>0,026871</text:p>
          </table:table-cell>
          <table:table-cell office:value-type="float" office:value="0.02848" calcext:value-type="float">
            <text:p>0,02848</text:p>
          </table:table-cell>
          <table:table-cell table:formula="of:=AVERAGE([.H9:.K9])" office:value-type="float" office:value="0.0269705" calcext:value-type="float">
            <text:p>0,02697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5536" calcext:value-type="float">
            <text:p>65536</text:p>
          </table:table-cell>
          <table:table-cell office:value-type="float" office:value="0.058524" calcext:value-type="float">
            <text:p>0,058524</text:p>
          </table:table-cell>
          <table:table-cell office:value-type="float" office:value="0.017967" calcext:value-type="float">
            <text:p>0,017967</text:p>
          </table:table-cell>
          <table:table-cell office:value-type="float" office:value="0.014742" calcext:value-type="float">
            <text:p>0,014742</text:p>
          </table:table-cell>
          <table:table-cell office:value-type="float" office:value="0.110919" calcext:value-type="float">
            <text:p>0,110919</text:p>
          </table:table-cell>
          <table:table-cell office:value-type="float" office:value="0.026697" calcext:value-type="float">
            <text:p>0,026697</text:p>
          </table:table-cell>
          <table:table-cell office:value-type="float" office:value="0.026852" calcext:value-type="float">
            <text:p>0,026852</text:p>
          </table:table-cell>
          <table:table-cell office:value-type="float" office:value="0.030819" calcext:value-type="float">
            <text:p>0,030819</text:p>
          </table:table-cell>
          <table:table-cell office:value-type="float" office:value="0.026745" calcext:value-type="float">
            <text:p>0,026745</text:p>
          </table:table-cell>
          <table:table-cell table:formula="of:=AVERAGE([.H10:.K10])" office:value-type="float" office:value="0.02777825" calcext:value-type="float">
            <text:p>0,027778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8602" calcext:value-type="float">
            <text:p>0,08602</text:p>
          </table:table-cell>
          <table:table-cell office:value-type="float" office:value="0.025778" calcext:value-type="float">
            <text:p>0,025778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53864" calcext:value-type="float">
            <text:p>0,153864</text:p>
          </table:table-cell>
          <table:table-cell office:value-type="float" office:value="0.033991" calcext:value-type="float">
            <text:p>0,033991</text:p>
          </table:table-cell>
          <table:table-cell office:value-type="float" office:value="0.033681" calcext:value-type="float">
            <text:p>0,033681</text:p>
          </table:table-cell>
          <table:table-cell office:value-type="float" office:value="0.034903" calcext:value-type="float">
            <text:p>0,034903</text:p>
          </table:table-cell>
          <table:table-cell office:value-type="float" office:value="0.034075" calcext:value-type="float">
            <text:p>0,034075</text:p>
          </table:table-cell>
          <table:table-cell table:formula="of:=AVERAGE([.H11:.K11])" office:value-type="float" office:value="0.0341625" calcext:value-type="float">
            <text:p>0,03416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384" calcext:value-type="float">
            <text:p>16384</text:p>
          </table:table-cell>
          <table:table-cell office:value-type="float" office:value="0.119972" calcext:value-type="float">
            <text:p>0,119972</text:p>
          </table:table-cell>
          <table:table-cell office:value-type="float" office:value="0.031409" calcext:value-type="float">
            <text:p>0,031409</text:p>
          </table:table-cell>
          <table:table-cell office:value-type="float" office:value="0.019515" calcext:value-type="float">
            <text:p>0,019515</text:p>
          </table:table-cell>
          <table:table-cell office:value-type="float" office:value="0.211665" calcext:value-type="float">
            <text:p>0,211665</text:p>
          </table:table-cell>
          <table:table-cell office:value-type="float" office:value="0.044867" calcext:value-type="float">
            <text:p>0,044867</text:p>
          </table:table-cell>
          <table:table-cell office:value-type="float" office:value="0.04459" calcext:value-type="float">
            <text:p>0,04459</text:p>
          </table:table-cell>
          <table:table-cell office:value-type="float" office:value="0.044933" calcext:value-type="float">
            <text:p>0,044933</text:p>
          </table:table-cell>
          <table:table-cell office:value-type="float" office:value="0.045244" calcext:value-type="float">
            <text:p>0,045244</text:p>
          </table:table-cell>
          <table:table-cell table:formula="of:=AVERAGE([.H12:.K12])" office:value-type="float" office:value="0.0449085" calcext:value-type="float">
            <text:p>0,044908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0.176814" calcext:value-type="float">
            <text:p>0,176814</text:p>
          </table:table-cell>
          <table:table-cell office:value-type="float" office:value="0.04213" calcext:value-type="float">
            <text:p>0,04213</text:p>
          </table:table-cell>
          <table:table-cell office:value-type="float" office:value="0.024335" calcext:value-type="float">
            <text:p>0,024335</text:p>
          </table:table-cell>
          <table:table-cell office:value-type="float" office:value="0.240457" calcext:value-type="float">
            <text:p>0,240457</text:p>
          </table:table-cell>
          <table:table-cell office:value-type="float" office:value="0.054646" calcext:value-type="float">
            <text:p>0,054646</text:p>
          </table:table-cell>
          <table:table-cell office:value-type="float" office:value="0.05408" calcext:value-type="float">
            <text:p>0,05408</text:p>
          </table:table-cell>
          <table:table-cell office:value-type="float" office:value="0.054429" calcext:value-type="float">
            <text:p>0,054429</text:p>
          </table:table-cell>
          <table:table-cell office:value-type="float" office:value="0.055163" calcext:value-type="float">
            <text:p>0,055163</text:p>
          </table:table-cell>
          <table:table-cell table:formula="of:=AVERAGE([.H13:.K13])" office:value-type="float" office:value="0.0545795" calcext:value-type="float">
            <text:p>0,05457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office:value-type="float" office:value="0.266702" calcext:value-type="float">
            <text:p>0,266702</text:p>
          </table:table-cell>
          <table:table-cell office:value-type="float" office:value="0.059156" calcext:value-type="float">
            <text:p>0,059156</text:p>
          </table:table-cell>
          <table:table-cell office:value-type="float" office:value="0.030758" calcext:value-type="float">
            <text:p>0,030758</text:p>
          </table:table-cell>
          <table:table-cell office:value-type="float" office:value="0.251498" calcext:value-type="float">
            <text:p>0,251498</text:p>
          </table:table-cell>
          <table:table-cell office:value-type="float" office:value="0.071338" calcext:value-type="float">
            <text:p>0,071338</text:p>
          </table:table-cell>
          <table:table-cell office:value-type="float" office:value="0.070708" calcext:value-type="float">
            <text:p>0,070708</text:p>
          </table:table-cell>
          <table:table-cell office:value-type="float" office:value="0.071682" calcext:value-type="float">
            <text:p>0,071682</text:p>
          </table:table-cell>
          <table:table-cell office:value-type="float" office:value="0.073662" calcext:value-type="float">
            <text:p>0,073662</text:p>
          </table:table-cell>
          <table:table-cell table:formula="of:=AVERAGE([.H14:.K14])" office:value-type="float" office:value="0.0718475" calcext:value-type="float">
            <text:p>0,07184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0.325757" calcext:value-type="float">
            <text:p>0,325757</text:p>
          </table:table-cell>
          <table:table-cell office:value-type="float" office:value="0.081971" calcext:value-type="float">
            <text:p>0,081971</text:p>
          </table:table-cell>
          <table:table-cell office:value-type="float" office:value="0.042033" calcext:value-type="float">
            <text:p>0,042033</text:p>
          </table:table-cell>
          <table:table-cell office:value-type="float" office:value="0.246085" calcext:value-type="float">
            <text:p>0,246085</text:p>
          </table:table-cell>
          <table:table-cell office:value-type="float" office:value="0.073331" calcext:value-type="float">
            <text:p>0,073331</text:p>
          </table:table-cell>
          <table:table-cell office:value-type="float" office:value="0.073394" calcext:value-type="float">
            <text:p>0,073394</text:p>
          </table:table-cell>
          <table:table-cell office:value-type="float" office:value="0.072725" calcext:value-type="float">
            <text:p>0,072725</text:p>
          </table:table-cell>
          <table:table-cell office:value-type="float" office:value="0.074048" calcext:value-type="float">
            <text:p>0,074048</text:p>
          </table:table-cell>
          <table:table-cell table:formula="of:=AVERAGE([.H15:.K15])" office:value-type="float" office:value="0.0733745" calcext:value-type="float">
            <text:p>0,07337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0.413133" calcext:value-type="float">
            <text:p>0,413133</text:p>
          </table:table-cell>
          <table:table-cell office:value-type="float" office:value="0.12063" calcext:value-type="float">
            <text:p>0,12063</text:p>
          </table:table-cell>
          <table:table-cell office:value-type="float" office:value="0.05733" calcext:value-type="float">
            <text:p>0,05733</text:p>
          </table:table-cell>
          <table:table-cell office:value-type="float" office:value="0.335189" calcext:value-type="float">
            <text:p>0,335189</text:p>
          </table:table-cell>
          <table:table-cell office:value-type="float" office:value="0.07502" calcext:value-type="float">
            <text:p>0,07502</text:p>
          </table:table-cell>
          <table:table-cell office:value-type="float" office:value="0.075741" calcext:value-type="float">
            <text:p>0,075741</text:p>
          </table:table-cell>
          <table:table-cell office:value-type="float" office:value="0.075886" calcext:value-type="float">
            <text:p>0,075886</text:p>
          </table:table-cell>
          <table:table-cell office:value-type="float" office:value="0.076509" calcext:value-type="float">
            <text:p>0,076509</text:p>
          </table:table-cell>
          <table:table-cell table:formula="of:=AVERAGE([.H16:.K16])" office:value-type="float" office:value="0.075789" calcext:value-type="float">
            <text:p>0,07578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0.372624" calcext:value-type="float">
            <text:p>0,372624</text:p>
          </table:table-cell>
          <table:table-cell office:value-type="float" office:value="0.128028" calcext:value-type="float">
            <text:p>0,128028</text:p>
          </table:table-cell>
          <table:table-cell office:value-type="float" office:value="0.077872" calcext:value-type="float">
            <text:p>0,077872</text:p>
          </table:table-cell>
          <table:table-cell office:value-type="float" office:value="0.270255" calcext:value-type="float">
            <text:p>0,270255</text:p>
          </table:table-cell>
          <table:table-cell office:value-type="float" office:value="0.066488" calcext:value-type="float">
            <text:p>0,066488</text:p>
          </table:table-cell>
          <table:table-cell office:value-type="float" office:value="0.065891" calcext:value-type="float">
            <text:p>0,065891</text:p>
          </table:table-cell>
          <table:table-cell office:value-type="float" office:value="0.067239" calcext:value-type="float">
            <text:p>0,067239</text:p>
          </table:table-cell>
          <table:table-cell office:value-type="float" office:value="0.067996" calcext:value-type="float">
            <text:p>0,067996</text:p>
          </table:table-cell>
          <table:table-cell table:formula="of:=AVERAGE([.H17:.K17])" office:value-type="float" office:value="0.0669035" calcext:value-type="float">
            <text:p>0,066903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0.224097" calcext:value-type="float">
            <text:p>0,224097</text:p>
          </table:table-cell>
          <table:table-cell office:value-type="float" office:value="0.097855" calcext:value-type="float">
            <text:p>0,097855</text:p>
          </table:table-cell>
          <table:table-cell office:value-type="float" office:value="0.061367" calcext:value-type="float">
            <text:p>0,061367</text:p>
          </table:table-cell>
          <table:table-cell office:value-type="float" office:value="0.235842" calcext:value-type="float">
            <text:p>0,235842</text:p>
          </table:table-cell>
          <table:table-cell office:value-type="float" office:value="0.066786" calcext:value-type="float">
            <text:p>0,066786</text:p>
          </table:table-cell>
          <table:table-cell office:value-type="float" office:value="0.06698" calcext:value-type="float">
            <text:p>0,06698</text:p>
          </table:table-cell>
          <table:table-cell office:value-type="float" office:value="0.065869" calcext:value-type="float">
            <text:p>0,065869</text:p>
          </table:table-cell>
          <table:table-cell office:value-type="float" office:value="0.068499" calcext:value-type="float">
            <text:p>0,068499</text:p>
          </table:table-cell>
          <table:table-cell table:formula="of:=AVERAGE([.H18:.K18])" office:value-type="float" office:value="0.0670335" calcext:value-type="float">
            <text:p>0,067033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.243511" calcext:value-type="float">
            <text:p>0,243511</text:p>
          </table:table-cell>
          <table:table-cell office:value-type="float" office:value="0.109014" calcext:value-type="float">
            <text:p>0,109014</text:p>
          </table:table-cell>
          <table:table-cell office:value-type="float" office:value="0.074495" calcext:value-type="float">
            <text:p>0,074495</text:p>
          </table:table-cell>
          <table:table-cell office:value-type="float" office:value="0.45823" calcext:value-type="float">
            <text:p>0,45823</text:p>
          </table:table-cell>
          <table:table-cell office:value-type="float" office:value="0.112162" calcext:value-type="float">
            <text:p>0,112162</text:p>
          </table:table-cell>
          <table:table-cell office:value-type="float" office:value="0.111716" calcext:value-type="float">
            <text:p>0,111716</text:p>
          </table:table-cell>
          <table:table-cell office:value-type="float" office:value="0.114483" calcext:value-type="float">
            <text:p>0,114483</text:p>
          </table:table-cell>
          <table:table-cell office:value-type="float" office:value="0.114639" calcext:value-type="float">
            <text:p>0,114639</text:p>
          </table:table-cell>
          <table:table-cell table:formula="of:=AVERAGE([.H19:.K19])" office:value-type="float" office:value="0.11325" calcext:value-type="float">
            <text:p>0,113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316768" calcext:value-type="float">
            <text:p>0,316768</text:p>
          </table:table-cell>
          <table:table-cell office:value-type="float" office:value="0.097938" calcext:value-type="float">
            <text:p>0,097938</text:p>
          </table:table-cell>
          <table:table-cell office:value-type="float" office:value="0.079448" calcext:value-type="float">
            <text:p>0,079448</text:p>
          </table:table-cell>
          <table:table-cell office:value-type="float" office:value="1.09721" calcext:value-type="float">
            <text:p>1,09721</text:p>
          </table:table-cell>
          <table:table-cell office:value-type="float" office:value="0.247036" calcext:value-type="float">
            <text:p>0,247036</text:p>
          </table:table-cell>
          <table:table-cell office:value-type="float" office:value="0.248399" calcext:value-type="float">
            <text:p>0,248399</text:p>
          </table:table-cell>
          <table:table-cell office:value-type="float" office:value="0.244334" calcext:value-type="float">
            <text:p>0,244334</text:p>
          </table:table-cell>
          <table:table-cell office:value-type="float" office:value="0.241381" calcext:value-type="float">
            <text:p>0,241381</text:p>
          </table:table-cell>
          <table:table-cell table:formula="of:=AVERAGE([.H20:.K20])" office:value-type="float" office:value="0.2452875" calcext:value-type="float">
            <text:p>0,24528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405548" calcext:value-type="float">
            <text:p>0,405548</text:p>
          </table:table-cell>
          <table:table-cell office:value-type="float" office:value="0.099597" calcext:value-type="float">
            <text:p>0,099597</text:p>
          </table:table-cell>
          <table:table-cell office:value-type="float" office:value="0.095735" calcext:value-type="float">
            <text:p>0,095735</text:p>
          </table:table-cell>
          <table:table-cell office:value-type="float" office:value="2.564668" calcext:value-type="float">
            <text:p>2,564668</text:p>
          </table:table-cell>
          <table:table-cell office:value-type="float" office:value="0.503174" calcext:value-type="float">
            <text:p>0,503174</text:p>
          </table:table-cell>
          <table:table-cell office:value-type="float" office:value="0.555422" calcext:value-type="float">
            <text:p>0,555422</text:p>
          </table:table-cell>
          <table:table-cell office:value-type="float" office:value="0.501627" calcext:value-type="float">
            <text:p>0,501627</text:p>
          </table:table-cell>
          <table:table-cell office:value-type="float" office:value="0.499691" calcext:value-type="float">
            <text:p>0,499691</text:p>
          </table:table-cell>
          <table:table-cell table:formula="of:=AVERAGE([.H21:.K21])" office:value-type="float" office:value="0.5149785" calcext:value-type="float">
            <text:p>0,51497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516796" calcext:value-type="float">
            <text:p>0,516796</text:p>
          </table:table-cell>
          <table:table-cell office:value-type="float" office:value="0.159661" calcext:value-type="float">
            <text:p>0,159661</text:p>
          </table:table-cell>
          <table:table-cell office:value-type="float" office:value="0.144755" calcext:value-type="float">
            <text:p>0,144755</text:p>
          </table:table-cell>
          <table:table-cell office:value-type="float" office:value="3.976465" calcext:value-type="float">
            <text:p>3,976465</text:p>
          </table:table-cell>
          <table:table-cell office:value-type="float" office:value="1.105403" calcext:value-type="float">
            <text:p>1,105403</text:p>
          </table:table-cell>
          <table:table-cell office:value-type="float" office:value="1.150295" calcext:value-type="float">
            <text:p>1,150295</text:p>
          </table:table-cell>
          <table:table-cell office:value-type="float" office:value="1.102641" calcext:value-type="float">
            <text:p>1,102641</text:p>
          </table:table-cell>
          <table:table-cell office:value-type="float" office:value="1.101159" calcext:value-type="float">
            <text:p>1,101159</text:p>
          </table:table-cell>
          <table:table-cell table:formula="of:=AVERAGE([.H22:.K22])" office:value-type="float" office:value="1.1148745" calcext:value-type="float">
            <text:p>1,11487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751203" calcext:value-type="float">
            <text:p>0,751203</text:p>
          </table:table-cell>
          <table:table-cell office:value-type="float" office:value="0.208319" calcext:value-type="float">
            <text:p>0,208319</text:p>
          </table:table-cell>
          <table:table-cell office:value-type="float" office:value="0.208885" calcext:value-type="float">
            <text:p>0,208885</text:p>
          </table:table-cell>
          <table:table-cell office:value-type="float" office:value="6.686537" calcext:value-type="float">
            <text:p>6,686537</text:p>
          </table:table-cell>
          <table:table-cell office:value-type="float" office:value="2.26834" calcext:value-type="float">
            <text:p>2,26834</text:p>
          </table:table-cell>
          <table:table-cell office:value-type="float" office:value="2.374782" calcext:value-type="float">
            <text:p>2,374782</text:p>
          </table:table-cell>
          <table:table-cell office:value-type="float" office:value="2.281766" calcext:value-type="float">
            <text:p>2,281766</text:p>
          </table:table-cell>
          <table:table-cell office:value-type="float" office:value="2.396101" calcext:value-type="float">
            <text:p>2,396101</text:p>
          </table:table-cell>
          <table:table-cell table:formula="of:=AVERAGE([.H23:.K23])" office:value-type="float" office:value="2.33024725" calcext:value-type="float">
            <text:p>2,330247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.23179" calcext:value-type="float">
            <text:p>1,23179</text:p>
          </table:table-cell>
          <table:table-cell office:value-type="float" office:value="0.532441" calcext:value-type="float">
            <text:p>0,532441</text:p>
          </table:table-cell>
          <table:table-cell office:value-type="float" office:value="0.573545" calcext:value-type="float">
            <text:p>0,573545</text:p>
          </table:table-cell>
          <table:table-cell office:value-type="float" office:value="20.710769" calcext:value-type="float">
            <text:p>20,710769</text:p>
          </table:table-cell>
          <table:table-cell table:style-name="ce12" office:value-type="float" office:value="6.530809" calcext:value-type="float">
            <text:p>6,530809</text:p>
          </table:table-cell>
          <table:table-cell table:style-name="ce12" office:value-type="float" office:value="6.963207" calcext:value-type="float">
            <text:p>6,963207</text:p>
          </table:table-cell>
          <table:table-cell table:style-name="ce12" office:value-type="float" office:value="6.955705" calcext:value-type="float">
            <text:p>6,955705</text:p>
          </table:table-cell>
          <table:table-cell table:style-name="ce12" office:value-type="float" office:value="6.922452" calcext:value-type="float">
            <text:p>6,922452</text:p>
          </table:table-cell>
          <table:table-cell table:formula="of:=AVERAGE([.H24:.K24])" office:value-type="float" office:value="6.84304325" calcext:value-type="float">
            <text:p>6,843043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163494" calcext:value-type="float">
            <text:p>2,163494</text:p>
          </table:table-cell>
          <table:table-cell office:value-type="float" office:value="2.017305" calcext:value-type="float">
            <text:p>2,017305</text:p>
          </table:table-cell>
          <table:table-cell office:value-type="float" office:value="2.003186" calcext:value-type="float">
            <text:p>2,003186</text:p>
          </table:table-cell>
          <table:table-cell office:value-type="float" office:value="35.701083" calcext:value-type="float">
            <text:p>35,701083</text:p>
          </table:table-cell>
          <table:table-cell office:value-type="float" office:value="27.799612" calcext:value-type="float">
            <text:p>27,799612</text:p>
          </table:table-cell>
          <table:table-cell office:value-type="float" office:value="28.035358" calcext:value-type="float">
            <text:p>28,035358</text:p>
          </table:table-cell>
          <table:table-cell office:value-type="float" office:value="27.803563" calcext:value-type="float">
            <text:p>27,803563</text:p>
          </table:table-cell>
          <table:table-cell office:value-type="float" office:value="27.773341" calcext:value-type="float">
            <text:p>27,773341</text:p>
          </table:table-cell>
          <table:table-cell table:formula="of:=AVERAGE([.H25:.K25])" office:value-type="float" office:value="27.8529685" calcext:value-type="float">
            <text:p>27,852968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.571458" calcext:value-type="float">
            <text:p>2,571458</text:p>
          </table:table-cell>
          <table:table-cell office:value-type="float" office:value="2.997263" calcext:value-type="float">
            <text:p>2,997263</text:p>
          </table:table-cell>
          <table:table-cell office:value-type="float" office:value="3.00961" calcext:value-type="float">
            <text:p>3,00961</text:p>
          </table:table-cell>
          <table:table-cell office:value-type="float" office:value="41.861916" calcext:value-type="float">
            <text:p>41,861916</text:p>
          </table:table-cell>
          <table:table-cell office:value-type="float" office:value="37.233412" calcext:value-type="float">
            <text:p>37,233412</text:p>
          </table:table-cell>
          <table:table-cell office:value-type="float" office:value="39.741266" calcext:value-type="float">
            <text:p>39,741266</text:p>
          </table:table-cell>
          <table:table-cell office:value-type="float" office:value="39.745164" calcext:value-type="float">
            <text:p>39,745164</text:p>
          </table:table-cell>
          <table:table-cell office:value-type="float" office:value="39.699163" calcext:value-type="float">
            <text:p>39,699163</text:p>
          </table:table-cell>
          <table:table-cell table:formula="of:=AVERAGE([.H26:.K26])" office:value-type="float" office:value="39.10475125" calcext:value-type="float">
            <text:p>39,1047512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empo</text:p>
          </table:table-cell>
          <table:covered-table-cell table:style-name="ce2"/>
          <table:table-cell table:style-name="ce2" office:value-type="float" office:value="10.388678" calcext:value-type="float">
            <text:p>10,388678</text:p>
          </table:table-cell>
          <table:table-cell table:style-name="ce2" office:value-type="float" office:value="6.915935" calcext:value-type="float">
            <text:p>6,915935</text:p>
          </table:table-cell>
          <table:table-cell table:style-name="ce2" office:value-type="float" office:value="6.593086" calcext:value-type="float">
            <text:p>6,593086</text:p>
          </table:table-cell>
          <table:table-cell office:value-type="float" office:value="116.319081" calcext:value-type="float">
            <text:p>116,319081</text:p>
          </table:table-cell>
          <table:table-cell table:style-name="ce2" office:value-type="float" office:value="76.651978" calcext:value-type="float">
            <text:p>76,651978</text:p>
          </table:table-cell>
          <table:table-cell table:style-name="ce2" office:value-type="float" office:value="80.033463" calcext:value-type="float">
            <text:p>80,033463</text:p>
          </table:table-cell>
          <table:table-cell table:style-name="ce2" office:value-type="float" office:value="79.607635" calcext:value-type="float">
            <text:p>79,607635</text:p>
          </table:table-cell>
          <table:table-cell table:style-name="ce2" office:value-type="float" office:value="79.611736" calcext:value-type="float">
            <text:p>79,611736</text:p>
          </table:table-cell>
          <table:table-cell table:formula="of:=AVERAGE([.H27:.K27])" office:value-type="float" office:value="78.976203" calcext:value-type="float">
            <text:p>78,976203</text:p>
          </table:table-cell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 table:number-columns-spanned="2" table:number-rows-spanned="1">
            <text:p>Uniform</text:p>
          </table:table-cell>
          <table:covered-table-cell table:style-name="ce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1</text:p>
          </table:table-cell>
          <table:table-cell office:value-type="float" office:value="79.19778" calcext:value-type="float">
            <text:p>79,1977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2</text:p>
          </table:table-cell>
          <table:table-cell office:value-type="float" office:value="79.163903" calcext:value-type="float">
            <text:p>79,163903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3</text:p>
          </table:table-cell>
          <table:table-cell office:value-type="float" office:value="79.189921" calcext:value-type="float">
            <text:p>79,189921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4</text:p>
          </table:table-cell>
          <table:table-cell office:value-type="float" office:value="79.199117" calcext:value-type="float">
            <text:p>79,199117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5</text:p>
          </table:table-cell>
          <table:table-cell office:value-type="float" office:value="79.176179" calcext:value-type="float">
            <text:p>79,176179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romedio</text:p>
          </table:table-cell>
          <table:table-cell table:formula="of:=SUM([.I32:.I36])/5" office:value-type="float" office:value="79.18538" calcext:value-type="float">
            <text:p>79,18538</text:p>
          </table:table-cell>
          <table:table-cell table:style-name="Default" table:number-columns-repeated="3"/>
        </table:table-row>
      </table:table>
      <table:table table:name="2²³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ce7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¹⁹</text:p>
          </table:table-cell>
          <table:covered-table-cell table:style-name="ce1"/>
          <table:covered-table-cell table:number-columns-repeated="2" table:style-name="ce2"/>
          <table:covered-table-cell table:number-columns-repeated="2" table:style-name="ce4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uencial (1 t)</text:p>
          </table:table-cell>
          <table:table-cell table:style-name="ce2" office:value-type="string" calcext:value-type="string">
            <text:p>OMP(6t)</text:p>
          </table:table-cell>
          <table:table-cell table:style-name="ce2" office:value-type="string" calcext:value-type="string">
            <text:p>Omp(12 t)</text:p>
          </table:table-cell>
          <table:table-cell office:value-type="string" calcext:value-type="string">
            <text:p>Xeon (240 t)</text:p>
          </table:table-cell>
          <table:table-cell table:number-columns-repeated="4" table:style-name="ce2" office:value-type="string" calcext:value-type="string">
            <text:p>Xeon 2it</text:p>
          </table:table-cell>
          <table:table-cell table:style-name="ce6" office:value-type="string" calcext:value-type="string">
            <text:p>Promed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4194304" calcext:value-type="float">
            <text:p>4194304</text:p>
          </table:table-cell>
          <table:table-cell office:value-type="float" office:value="0.019851" calcext:value-type="float">
            <text:p>0,019851</text:p>
          </table:table-cell>
          <table:table-cell office:value-type="float" office:value="0.017012" calcext:value-type="float">
            <text:p>0,017012</text:p>
          </table:table-cell>
          <table:table-cell office:value-type="float" office:value="0.011676" calcext:value-type="float">
            <text:p>0,011676</text:p>
          </table:table-cell>
          <table:table-cell office:value-type="float" office:value="0.102794" calcext:value-type="float">
            <text:p>0,102794</text:p>
          </table:table-cell>
          <table:table-cell office:value-type="float" office:value="0.091139" calcext:value-type="float">
            <text:p>0,091139</text:p>
          </table:table-cell>
          <table:table-cell office:value-type="float" office:value="0.089337" calcext:value-type="float">
            <text:p>0,089337</text:p>
          </table:table-cell>
          <table:table-cell office:value-type="float" office:value="0.091832" calcext:value-type="float">
            <text:p>0,091832</text:p>
          </table:table-cell>
          <table:table-cell office:value-type="float" office:value="0.087692" calcext:value-type="float">
            <text:p>0,087692</text:p>
          </table:table-cell>
          <table:table-cell table:formula="of:=AVERAGE([.H5:.K5])" office:value-type="float" office:value="0.09" calcext:value-type="float">
            <text:p>0,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097152" calcext:value-type="float">
            <text:p>2097152</text:p>
          </table:table-cell>
          <table:table-cell office:value-type="float" office:value="0.032161" calcext:value-type="float">
            <text:p>0,032161</text:p>
          </table:table-cell>
          <table:table-cell office:value-type="float" office:value="0.020132" calcext:value-type="float">
            <text:p>0,020132</text:p>
          </table:table-cell>
          <table:table-cell office:value-type="float" office:value="0.012636" calcext:value-type="float">
            <text:p>0,012636</text:p>
          </table:table-cell>
          <table:table-cell office:value-type="float" office:value="0.115764" calcext:value-type="float">
            <text:p>0,115764</text:p>
          </table:table-cell>
          <table:table-cell office:value-type="float" office:value="0.034075" calcext:value-type="float">
            <text:p>0,034075</text:p>
          </table:table-cell>
          <table:table-cell office:value-type="float" office:value="0.034775" calcext:value-type="float">
            <text:p>0,034775</text:p>
          </table:table-cell>
          <table:table-cell office:value-type="float" office:value="0.034534" calcext:value-type="float">
            <text:p>0,034534</text:p>
          </table:table-cell>
          <table:table-cell office:value-type="float" office:value="0.034198" calcext:value-type="float">
            <text:p>0,034198</text:p>
          </table:table-cell>
          <table:table-cell table:formula="of:=AVERAGE([.H6:.K6])" office:value-type="float" office:value="0.0343955" calcext:value-type="float">
            <text:p>0,03439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048576" calcext:value-type="float">
            <text:p>1048576</text:p>
          </table:table-cell>
          <table:table-cell office:value-type="float" office:value="0.048625" calcext:value-type="float">
            <text:p>0,048625</text:p>
          </table:table-cell>
          <table:table-cell office:value-type="float" office:value="0.023906" calcext:value-type="float">
            <text:p>0,023906</text:p>
          </table:table-cell>
          <table:table-cell office:value-type="float" office:value="0.013255" calcext:value-type="float">
            <text:p>0,013255</text:p>
          </table:table-cell>
          <table:table-cell office:value-type="float" office:value="0.133731" calcext:value-type="float">
            <text:p>0,133731</text:p>
          </table:table-cell>
          <table:table-cell office:value-type="float" office:value="0.03822" calcext:value-type="float">
            <text:p>0,03822</text:p>
          </table:table-cell>
          <table:table-cell office:value-type="float" office:value="0.045112" calcext:value-type="float">
            <text:p>0,045112</text:p>
          </table:table-cell>
          <table:table-cell office:value-type="float" office:value="0.038375" calcext:value-type="float">
            <text:p>0,038375</text:p>
          </table:table-cell>
          <table:table-cell office:value-type="float" office:value="0.037972" calcext:value-type="float">
            <text:p>0,037972</text:p>
          </table:table-cell>
          <table:table-cell table:formula="of:=AVERAGE([.H7:.K7])" office:value-type="float" office:value="0.03991975" calcext:value-type="float">
            <text:p>0,039919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524288" calcext:value-type="float">
            <text:p>524288</text:p>
          </table:table-cell>
          <table:table-cell office:value-type="float" office:value="0.06709" calcext:value-type="float">
            <text:p>0,06709</text:p>
          </table:table-cell>
          <table:table-cell office:value-type="float" office:value="0.040852" calcext:value-type="float">
            <text:p>0,040852</text:p>
          </table:table-cell>
          <table:table-cell office:value-type="float" office:value="0.019331" calcext:value-type="float">
            <text:p>0,019331</text:p>
          </table:table-cell>
          <table:table-cell office:value-type="float" office:value="0.177182" calcext:value-type="float">
            <text:p>0,177182</text:p>
          </table:table-cell>
          <table:table-cell office:value-type="float" office:value="0.04477" calcext:value-type="float">
            <text:p>0,04477</text:p>
          </table:table-cell>
          <table:table-cell office:value-type="float" office:value="0.034513" calcext:value-type="float">
            <text:p>0,034513</text:p>
          </table:table-cell>
          <table:table-cell office:value-type="float" office:value="0.045147" calcext:value-type="float">
            <text:p>0,045147</text:p>
          </table:table-cell>
          <table:table-cell office:value-type="float" office:value="0.044462" calcext:value-type="float">
            <text:p>0,044462</text:p>
          </table:table-cell>
          <table:table-cell table:formula="of:=AVERAGE([.H8:.K8])" office:value-type="float" office:value="0.042223" calcext:value-type="float">
            <text:p>0,0422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91704" calcext:value-type="float">
            <text:p>0,091704</text:p>
          </table:table-cell>
          <table:table-cell office:value-type="float" office:value="0.068392" calcext:value-type="float">
            <text:p>0,068392</text:p>
          </table:table-cell>
          <table:table-cell office:value-type="float" office:value="0.027588" calcext:value-type="float">
            <text:p>0,027588</text:p>
          </table:table-cell>
          <table:table-cell office:value-type="float" office:value="0.226982" calcext:value-type="float">
            <text:p>0,226982</text:p>
          </table:table-cell>
          <table:table-cell office:value-type="float" office:value="0.055805" calcext:value-type="float">
            <text:p>0,055805</text:p>
          </table:table-cell>
          <table:table-cell office:value-type="float" office:value="0.0538" calcext:value-type="float">
            <text:p>0,0538</text:p>
          </table:table-cell>
          <table:table-cell office:value-type="float" office:value="0.055836" calcext:value-type="float">
            <text:p>0,055836</text:p>
          </table:table-cell>
          <table:table-cell office:value-type="float" office:value="0.055692" calcext:value-type="float">
            <text:p>0,055692</text:p>
          </table:table-cell>
          <table:table-cell table:formula="of:=AVERAGE([.H9:.K9])" office:value-type="float" office:value="0.05528325" calcext:value-type="float">
            <text:p>0,055283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48593" calcext:value-type="float">
            <text:p>0,148593</text:p>
          </table:table-cell>
          <table:table-cell office:value-type="float" office:value="0.043262" calcext:value-type="float">
            <text:p>0,043262</text:p>
          </table:table-cell>
          <table:table-cell office:value-type="float" office:value="0.028294" calcext:value-type="float">
            <text:p>0,028294</text:p>
          </table:table-cell>
          <table:table-cell office:value-type="float" office:value="0.212868" calcext:value-type="float">
            <text:p>0,212868</text:p>
          </table:table-cell>
          <table:table-cell office:value-type="float" office:value="0.052319" calcext:value-type="float">
            <text:p>0,052319</text:p>
          </table:table-cell>
          <table:table-cell office:value-type="float" office:value="0.066105" calcext:value-type="float">
            <text:p>0,066105</text:p>
          </table:table-cell>
          <table:table-cell office:value-type="float" office:value="0.052264" calcext:value-type="float">
            <text:p>0,052264</text:p>
          </table:table-cell>
          <table:table-cell office:value-type="float" office:value="0.05215" calcext:value-type="float">
            <text:p>0,05215</text:p>
          </table:table-cell>
          <table:table-cell table:formula="of:=AVERAGE([.H10:.K10])" office:value-type="float" office:value="0.0557095" calcext:value-type="float">
            <text:p>0,05570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536" calcext:value-type="float">
            <text:p>65536</text:p>
          </table:table-cell>
          <table:table-cell office:value-type="float" office:value="0.190085" calcext:value-type="float">
            <text:p>0,190085</text:p>
          </table:table-cell>
          <table:table-cell office:value-type="float" office:value="0.055904" calcext:value-type="float">
            <text:p>0,05590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0.293408" calcext:value-type="float">
            <text:p>0,293408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76791" calcext:value-type="float">
            <text:p>0,076791</text:p>
          </table:table-cell>
          <table:table-cell office:value-type="float" office:value="0.06496" calcext:value-type="float">
            <text:p>0,06496</text:p>
          </table:table-cell>
          <table:table-cell office:value-type="float" office:value="0.06547" calcext:value-type="float">
            <text:p>0,06547</text:p>
          </table:table-cell>
          <table:table-cell table:formula="of:=AVERAGE([.H11:.K11])" office:value-type="float" office:value="0.06825525" calcext:value-type="float">
            <text:p>0,068255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2768" calcext:value-type="float">
            <text:p>32768</text:p>
          </table:table-cell>
          <table:table-cell office:value-type="float" office:value="0.261709" calcext:value-type="float">
            <text:p>0,261709</text:p>
          </table:table-cell>
          <table:table-cell office:value-type="float" office:value="0.104915" calcext:value-type="float">
            <text:p>0,104915</text:p>
          </table:table-cell>
          <table:table-cell office:value-type="float" office:value="0.104105" calcext:value-type="float">
            <text:p>0,104105</text:p>
          </table:table-cell>
          <table:table-cell office:value-type="float" office:value="0.402018" calcext:value-type="float">
            <text:p>0,402018</text:p>
          </table:table-cell>
          <table:table-cell office:value-type="float" office:value="0.087684" calcext:value-type="float">
            <text:p>0,087684</text:p>
          </table:table-cell>
          <table:table-cell office:value-type="float" office:value="0.091913" calcext:value-type="float">
            <text:p>0,091913</text:p>
          </table:table-cell>
          <table:table-cell office:value-type="float" office:value="0.087649" calcext:value-type="float">
            <text:p>0,087649</text:p>
          </table:table-cell>
          <table:table-cell office:value-type="float" office:value="0.089387" calcext:value-type="float">
            <text:p>0,089387</text:p>
          </table:table-cell>
          <table:table-cell table:formula="of:=AVERAGE([.H12:.K12])" office:value-type="float" office:value="0.08915825" calcext:value-type="float">
            <text:p>0,089158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0.359273" calcext:value-type="float">
            <text:p>0,359273</text:p>
          </table:table-cell>
          <table:table-cell office:value-type="float" office:value="0.120774" calcext:value-type="float">
            <text:p>0,120774</text:p>
          </table:table-cell>
          <table:table-cell office:value-type="float" office:value="0.110646" calcext:value-type="float">
            <text:p>0,110646</text:p>
          </table:table-cell>
          <table:table-cell office:value-type="float" office:value="0.561981" calcext:value-type="float">
            <text:p>0,561981</text:p>
          </table:table-cell>
          <table:table-cell office:value-type="float" office:value="0.126486" calcext:value-type="float">
            <text:p>0,126486</text:p>
          </table:table-cell>
          <table:table-cell office:value-type="float" office:value="0.12453" calcext:value-type="float">
            <text:p>0,12453</text:p>
          </table:table-cell>
          <table:table-cell office:value-type="float" office:value="0.123747" calcext:value-type="float">
            <text:p>0,123747</text:p>
          </table:table-cell>
          <table:table-cell office:value-type="float" office:value="0.124939" calcext:value-type="float">
            <text:p>0,124939</text:p>
          </table:table-cell>
          <table:table-cell table:formula="of:=AVERAGE([.H13:.K13])" office:value-type="float" office:value="0.1249255" calcext:value-type="float">
            <text:p>0,124925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office:value-type="float" office:value="0.563846" calcext:value-type="float">
            <text:p>0,563846</text:p>
          </table:table-cell>
          <table:table-cell office:value-type="float" office:value="0.154318" calcext:value-type="float">
            <text:p>0,154318</text:p>
          </table:table-cell>
          <table:table-cell office:value-type="float" office:value="0.121603" calcext:value-type="float">
            <text:p>0,121603</text:p>
          </table:table-cell>
          <table:table-cell office:value-type="float" office:value="0.676976" calcext:value-type="float">
            <text:p>0,676976</text:p>
          </table:table-cell>
          <table:table-cell office:value-type="float" office:value="0.171119" calcext:value-type="float">
            <text:p>0,171119</text:p>
          </table:table-cell>
          <table:table-cell office:value-type="float" office:value="0.171415" calcext:value-type="float">
            <text:p>0,171415</text:p>
          </table:table-cell>
          <table:table-cell office:value-type="float" office:value="0.170983" calcext:value-type="float">
            <text:p>0,170983</text:p>
          </table:table-cell>
          <table:table-cell office:value-type="float" office:value="0.172694" calcext:value-type="float">
            <text:p>0,172694</text:p>
          </table:table-cell>
          <table:table-cell table:formula="of:=AVERAGE([.H14:.K14])" office:value-type="float" office:value="0.17155275" calcext:value-type="float">
            <text:p>0,171552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office:value-type="float" office:value="0.857612" calcext:value-type="float">
            <text:p>0,857612</text:p>
          </table:table-cell>
          <table:table-cell office:value-type="float" office:value="0.172585" calcext:value-type="float">
            <text:p>0,172585</text:p>
          </table:table-cell>
          <table:table-cell office:value-type="float" office:value="0.131335" calcext:value-type="float">
            <text:p>0,131335</text:p>
          </table:table-cell>
          <table:table-cell office:value-type="float" office:value="0.66179" calcext:value-type="float">
            <text:p>0,66179</text:p>
          </table:table-cell>
          <table:table-cell office:value-type="float" office:value="0.191753" calcext:value-type="float">
            <text:p>0,191753</text:p>
          </table:table-cell>
          <table:table-cell office:value-type="float" office:value="0.190461" calcext:value-type="float">
            <text:p>0,190461</text:p>
          </table:table-cell>
          <table:table-cell office:value-type="float" office:value="0.192444" calcext:value-type="float">
            <text:p>0,192444</text:p>
          </table:table-cell>
          <table:table-cell office:value-type="float" office:value="0.195056" calcext:value-type="float">
            <text:p>0,195056</text:p>
          </table:table-cell>
          <table:table-cell table:formula="of:=AVERAGE([.H15:.K15])" office:value-type="float" office:value="0.1924285" calcext:value-type="float">
            <text:p>0,19242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office:value-type="float" office:value="1.08108" calcext:value-type="float">
            <text:p>1,08108</text:p>
          </table:table-cell>
          <table:table-cell office:value-type="float" office:value="0.215682" calcext:value-type="float">
            <text:p>0,215682</text:p>
          </table:table-cell>
          <table:table-cell office:value-type="float" office:value="0.172686" calcext:value-type="float">
            <text:p>0,172686</text:p>
          </table:table-cell>
          <table:table-cell office:value-type="float" office:value="0.691747" calcext:value-type="float">
            <text:p>0,691747</text:p>
          </table:table-cell>
          <table:table-cell office:value-type="float" office:value="0.173588" calcext:value-type="float">
            <text:p>0,173588</text:p>
          </table:table-cell>
          <table:table-cell office:value-type="float" office:value="0.174902" calcext:value-type="float">
            <text:p>0,174902</text:p>
          </table:table-cell>
          <table:table-cell office:value-type="float" office:value="0.175927" calcext:value-type="float">
            <text:p>0,175927</text:p>
          </table:table-cell>
          <table:table-cell office:value-type="float" office:value="0.175502" calcext:value-type="float">
            <text:p>0,175502</text:p>
          </table:table-cell>
          <table:table-cell table:formula="of:=AVERAGE([.H16:.K16])" office:value-type="float" office:value="0.17497975" calcext:value-type="float">
            <text:p>0,174979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float" office:value="1.220139" calcext:value-type="float">
            <text:p>1,220139</text:p>
          </table:table-cell>
          <table:table-cell office:value-type="float" office:value="0.280112" calcext:value-type="float">
            <text:p>0,280112</text:p>
          </table:table-cell>
          <table:table-cell office:value-type="float" office:value="0.260997" calcext:value-type="float">
            <text:p>0,260997</text:p>
          </table:table-cell>
          <table:table-cell office:value-type="float" office:value="0.909882" calcext:value-type="float">
            <text:p>0,909882</text:p>
          </table:table-cell>
          <table:table-cell office:value-type="float" office:value="0.213988" calcext:value-type="float">
            <text:p>0,213988</text:p>
          </table:table-cell>
          <table:table-cell office:value-type="float" office:value="0.216152" calcext:value-type="float">
            <text:p>0,216152</text:p>
          </table:table-cell>
          <table:table-cell office:value-type="float" office:value="0.216111" calcext:value-type="float">
            <text:p>0,216111</text:p>
          </table:table-cell>
          <table:table-cell office:value-type="float" office:value="0.215436" calcext:value-type="float">
            <text:p>0,215436</text:p>
          </table:table-cell>
          <table:table-cell table:formula="of:=AVERAGE([.H17:.K17])" office:value-type="float" office:value="0.21542175" calcext:value-type="float">
            <text:p>0,2154217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float" office:value="1.091087" calcext:value-type="float">
            <text:p>1,091087</text:p>
          </table:table-cell>
          <table:table-cell office:value-type="float" office:value="0.347279" calcext:value-type="float">
            <text:p>0,347279</text:p>
          </table:table-cell>
          <table:table-cell office:value-type="float" office:value="0.343948" calcext:value-type="float">
            <text:p>0,343948</text:p>
          </table:table-cell>
          <table:table-cell office:value-type="float" office:value="0.682835" calcext:value-type="float">
            <text:p>0,682835</text:p>
          </table:table-cell>
          <table:table-cell office:value-type="float" office:value="0.175769" calcext:value-type="float">
            <text:p>0,175769</text:p>
          </table:table-cell>
          <table:table-cell office:value-type="float" office:value="0.166399" calcext:value-type="float">
            <text:p>0,166399</text:p>
          </table:table-cell>
          <table:table-cell office:value-type="float" office:value="0.166789" calcext:value-type="float">
            <text:p>0,166789</text:p>
          </table:table-cell>
          <table:table-cell office:value-type="float" office:value="0.180964" calcext:value-type="float">
            <text:p>0,180964</text:p>
          </table:table-cell>
          <table:table-cell table:formula="of:=AVERAGE([.H18:.K18])" office:value-type="float" office:value="0.17248025" calcext:value-type="float">
            <text:p>0,172480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0.620304" calcext:value-type="float">
            <text:p>0,620304</text:p>
          </table:table-cell>
          <table:table-cell office:value-type="float" office:value="0.241378" calcext:value-type="float">
            <text:p>0,241378</text:p>
          </table:table-cell>
          <table:table-cell office:value-type="float" office:value="0.184494" calcext:value-type="float">
            <text:p>0,184494</text:p>
          </table:table-cell>
          <table:table-cell office:value-type="float" office:value="0.735165" calcext:value-type="float">
            <text:p>0,735165</text:p>
          </table:table-cell>
          <table:table-cell office:value-type="float" office:value="0.201518" calcext:value-type="float">
            <text:p>0,201518</text:p>
          </table:table-cell>
          <table:table-cell office:value-type="float" office:value="0.205082" calcext:value-type="float">
            <text:p>0,205082</text:p>
          </table:table-cell>
          <table:table-cell office:value-type="float" office:value="0.206349" calcext:value-type="float">
            <text:p>0,206349</text:p>
          </table:table-cell>
          <table:table-cell office:value-type="float" office:value="0.204447" calcext:value-type="float">
            <text:p>0,204447</text:p>
          </table:table-cell>
          <table:table-cell table:formula="of:=AVERAGE([.H19:.K19])" office:value-type="float" office:value="0.204349" calcext:value-type="float">
            <text:p>0,20434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0.686242" calcext:value-type="float">
            <text:p>0,686242</text:p>
          </table:table-cell>
          <table:table-cell office:value-type="float" office:value="0.249457" calcext:value-type="float">
            <text:p>0,249457</text:p>
          </table:table-cell>
          <table:table-cell office:value-type="float" office:value="0.203095" calcext:value-type="float">
            <text:p>0,203095</text:p>
          </table:table-cell>
          <table:table-cell office:value-type="float" office:value="1.152643" calcext:value-type="float">
            <text:p>1,152643</text:p>
          </table:table-cell>
          <table:table-cell office:value-type="float" office:value="0.305904" calcext:value-type="float">
            <text:p>0,305904</text:p>
          </table:table-cell>
          <table:table-cell office:value-type="float" office:value="0.304107" calcext:value-type="float">
            <text:p>0,304107</text:p>
          </table:table-cell>
          <table:table-cell office:value-type="float" office:value="0.304723" calcext:value-type="float">
            <text:p>0,304723</text:p>
          </table:table-cell>
          <table:table-cell office:value-type="float" office:value="0.306539" calcext:value-type="float">
            <text:p>0,306539</text:p>
          </table:table-cell>
          <table:table-cell table:formula="of:=AVERAGE([.H20:.K20])" office:value-type="float" office:value="0.30531825" calcext:value-type="float">
            <text:p>0,305318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86137" calcext:value-type="float">
            <text:p>0,886137</text:p>
          </table:table-cell>
          <table:table-cell office:value-type="float" office:value="0.285095" calcext:value-type="float">
            <text:p>0,285095</text:p>
          </table:table-cell>
          <table:table-cell office:value-type="float" office:value="0.193186" calcext:value-type="float">
            <text:p>0,193186</text:p>
          </table:table-cell>
          <table:table-cell office:value-type="float" office:value="2.117169" calcext:value-type="float">
            <text:p>2,117169</text:p>
          </table:table-cell>
          <table:table-cell office:value-type="float" office:value="0.610841" calcext:value-type="float">
            <text:p>0,610841</text:p>
          </table:table-cell>
          <table:table-cell office:value-type="float" office:value="0.606737" calcext:value-type="float">
            <text:p>0,606737</text:p>
          </table:table-cell>
          <table:table-cell office:value-type="float" office:value="0.610127" calcext:value-type="float">
            <text:p>0,610127</text:p>
          </table:table-cell>
          <table:table-cell office:value-type="float" office:value="0.590586" calcext:value-type="float">
            <text:p>0,590586</text:p>
          </table:table-cell>
          <table:table-cell table:formula="of:=AVERAGE([.H21:.K21])" office:value-type="float" office:value="0.60457275" calcext:value-type="float">
            <text:p>0,604572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.295404" calcext:value-type="float">
            <text:p>1,295404</text:p>
          </table:table-cell>
          <table:table-cell office:value-type="float" office:value="0.325219" calcext:value-type="float">
            <text:p>0,325219</text:p>
          </table:table-cell>
          <table:table-cell office:value-type="float" office:value="0.252141" calcext:value-type="float">
            <text:p>0,252141</text:p>
          </table:table-cell>
          <table:table-cell office:value-type="float" office:value="5.120109" calcext:value-type="float">
            <text:p>5,120109</text:p>
          </table:table-cell>
          <table:table-cell office:value-type="float" office:value="1.262609" calcext:value-type="float">
            <text:p>1,262609</text:p>
          </table:table-cell>
          <table:table-cell office:value-type="float" office:value="1.32955" calcext:value-type="float">
            <text:p>1,32955</text:p>
          </table:table-cell>
          <table:table-cell office:value-type="float" office:value="1.280604" calcext:value-type="float">
            <text:p>1,280604</text:p>
          </table:table-cell>
          <table:table-cell office:value-type="float" office:value="1.295774" calcext:value-type="float">
            <text:p>1,295774</text:p>
          </table:table-cell>
          <table:table-cell table:formula="of:=AVERAGE([.H22:.K22])" office:value-type="float" office:value="1.29213425" calcext:value-type="float">
            <text:p>1,292134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.774948" calcext:value-type="float">
            <text:p>1,774948</text:p>
          </table:table-cell>
          <table:table-cell office:value-type="float" office:value="0.540988" calcext:value-type="float">
            <text:p>0,540988</text:p>
          </table:table-cell>
          <table:table-cell office:value-type="float" office:value="0.503758" calcext:value-type="float">
            <text:p>0,503758</text:p>
          </table:table-cell>
          <table:table-cell office:value-type="float" office:value="11.762876" calcext:value-type="float">
            <text:p>11,762876</text:p>
          </table:table-cell>
          <table:table-cell office:value-type="float" office:value="3.739541" calcext:value-type="float">
            <text:p>3,739541</text:p>
          </table:table-cell>
          <table:table-cell office:value-type="float" office:value="3.777613" calcext:value-type="float">
            <text:p>3,777613</text:p>
          </table:table-cell>
          <table:table-cell office:value-type="float" office:value="3.610361" calcext:value-type="float">
            <text:p>3,610361</text:p>
          </table:table-cell>
          <table:table-cell office:value-type="float" office:value="3.720189" calcext:value-type="float">
            <text:p>3,720189</text:p>
          </table:table-cell>
          <table:table-cell table:formula="of:=AVERAGE([.H23:.K23])" office:value-type="float" office:value="3.711926" calcext:value-type="float">
            <text:p>3,7119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.760328" calcext:value-type="float">
            <text:p>1,760328</text:p>
          </table:table-cell>
          <table:table-cell office:value-type="float" office:value="0.553258" calcext:value-type="float">
            <text:p>0,553258</text:p>
          </table:table-cell>
          <table:table-cell office:value-type="float" office:value="0.520857" calcext:value-type="float">
            <text:p>0,520857</text:p>
          </table:table-cell>
          <table:table-cell office:value-type="float" office:value="17.325753" calcext:value-type="float">
            <text:p>17,325753</text:p>
          </table:table-cell>
          <table:table-cell table:style-name="ce12" office:value-type="float" office:value="5.554281" calcext:value-type="float">
            <text:p>5,554281</text:p>
          </table:table-cell>
          <table:table-cell table:style-name="ce12" office:value-type="float" office:value="5.87873" calcext:value-type="float">
            <text:p>5,87873</text:p>
          </table:table-cell>
          <table:table-cell table:style-name="ce12" office:value-type="float" office:value="5.546719" calcext:value-type="float">
            <text:p>5,546719</text:p>
          </table:table-cell>
          <table:table-cell table:style-name="ce12" office:value-type="float" office:value="5.561449" calcext:value-type="float">
            <text:p>5,561449</text:p>
          </table:table-cell>
          <table:table-cell table:formula="of:=AVERAGE([.H24:.K24])" office:value-type="float" office:value="5.63529475" calcext:value-type="float">
            <text:p>5,6352947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.172085" calcext:value-type="float">
            <text:p>3,172085</text:p>
          </table:table-cell>
          <table:table-cell office:value-type="float" office:value="1.945982" calcext:value-type="float">
            <text:p>1,945982</text:p>
          </table:table-cell>
          <table:table-cell office:value-type="float" office:value="2.129448" calcext:value-type="float">
            <text:p>2,129448</text:p>
          </table:table-cell>
          <table:table-cell office:value-type="float" office:value="52.227743" calcext:value-type="float">
            <text:p>52,227743</text:p>
          </table:table-cell>
          <table:table-cell office:value-type="float" office:value="27.084006" calcext:value-type="float">
            <text:p>27,084006</text:p>
          </table:table-cell>
          <table:table-cell office:value-type="float" office:value="27.078377" calcext:value-type="float">
            <text:p>27,078377</text:p>
          </table:table-cell>
          <table:table-cell office:value-type="float" office:value="27.068469" calcext:value-type="float">
            <text:p>27,068469</text:p>
          </table:table-cell>
          <table:table-cell office:value-type="float" office:value="27.079816" calcext:value-type="float">
            <text:p>27,079816</text:p>
          </table:table-cell>
          <table:table-cell table:formula="of:=AVERAGE([.H25:.K25])" office:value-type="float" office:value="27.077667" calcext:value-type="float">
            <text:p>27,077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.955637" calcext:value-type="float">
            <text:p>3,955637</text:p>
          </table:table-cell>
          <table:table-cell office:value-type="float" office:value="2.394387" calcext:value-type="float">
            <text:p>2,394387</text:p>
          </table:table-cell>
          <table:table-cell office:value-type="float" office:value="2.405973" calcext:value-type="float">
            <text:p>2,405973</text:p>
          </table:table-cell>
          <table:table-cell office:value-type="float" office:value="65.195748" calcext:value-type="float">
            <text:p>65,195748</text:p>
          </table:table-cell>
          <table:table-cell office:value-type="float" office:value="31.426974" calcext:value-type="float">
            <text:p>31,426974</text:p>
          </table:table-cell>
          <table:table-cell office:value-type="float" office:value="31.430853" calcext:value-type="float">
            <text:p>31,430853</text:p>
          </table:table-cell>
          <table:table-cell office:value-type="float" office:value="31.409028" calcext:value-type="float">
            <text:p>31,409028</text:p>
          </table:table-cell>
          <table:table-cell office:value-type="float" office:value="31.498543" calcext:value-type="float">
            <text:p>31,498543</text:p>
          </table:table-cell>
          <table:table-cell table:formula="of:=AVERAGE([.H26:.K26])" office:value-type="float" office:value="31.4413495" calcext:value-type="float">
            <text:p>31,441349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.365725" calcext:value-type="float">
            <text:p>9,365725</text:p>
          </table:table-cell>
          <table:table-cell office:value-type="float" office:value="10.238653" calcext:value-type="float">
            <text:p>10,238653</text:p>
          </table:table-cell>
          <table:table-cell office:value-type="float" office:value="10.256447" calcext:value-type="float">
            <text:p>10,256447</text:p>
          </table:table-cell>
          <table:table-cell office:value-type="float" office:value="151.53868" calcext:value-type="float">
            <text:p>151,53868</text:p>
          </table:table-cell>
          <table:table-cell office:value-type="float" office:value="140.621533" calcext:value-type="float">
            <text:p>140,621533</text:p>
          </table:table-cell>
          <table:table-cell office:value-type="float" office:value="144.284974" calcext:value-type="float">
            <text:p>144,284974</text:p>
          </table:table-cell>
          <table:table-cell office:value-type="float" office:value="144.228025" calcext:value-type="float">
            <text:p>144,228025</text:p>
          </table:table-cell>
          <table:table-cell office:value-type="float" office:value="144.266416" calcext:value-type="float">
            <text:p>144,266416</text:p>
          </table:table-cell>
          <table:table-cell table:formula="of:=AVERAGE([.H27:.K27])" office:value-type="float" office:value="143.350237" calcext:value-type="float">
            <text:p>143,350237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empo</text:p>
          </table:table-cell>
          <table:covered-table-cell table:style-name="ce2"/>
          <table:table-cell table:style-name="ce2" office:value-type="float" office:value="29.549881" calcext:value-type="float">
            <text:p>29,549881</text:p>
          </table:table-cell>
          <table:table-cell table:style-name="ce2" office:value-type="float" office:value="18.44174" calcext:value-type="float">
            <text:p>18,44174</text:p>
          </table:table-cell>
          <table:table-cell table:style-name="ce2" office:value-type="float" office:value="18.049534" calcext:value-type="float">
            <text:p>18,049534</text:p>
          </table:table-cell>
          <table:table-cell office:value-type="float" office:value="313.476031" calcext:value-type="float">
            <text:p>313,476031</text:p>
          </table:table-cell>
          <table:table-cell office:value-type="float" office:value="212.54699" calcext:value-type="float">
            <text:p>212,54699</text:p>
          </table:table-cell>
          <table:table-cell office:value-type="float" office:value="216.640379" calcext:value-type="float">
            <text:p>216,640379</text:p>
          </table:table-cell>
          <table:table-cell office:value-type="float" office:value="215.991089" calcext:value-type="float">
            <text:p>215,991089</text:p>
          </table:table-cell>
          <table:table-cell office:value-type="float" office:value="216.255721" calcext:value-type="float">
            <text:p>216,255721</text:p>
          </table:table-cell>
          <table:table-cell table:formula="of:=AVERAGE([.H28:.K28])" office:value-type="float" office:value="215.35854475" calcext:value-type="float">
            <text:p>215,35854475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 table:number-columns-spanned="2" table:number-rows-spanned="1">
            <text:p>Uniform</text:p>
          </table:table-cell>
          <table:covered-table-cell table:style-name="ce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1</text:p>
          </table:table-cell>
          <table:table-cell office:value-type="float" office:value="217.548064" calcext:value-type="float">
            <text:p>217,548064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2</text:p>
          </table:table-cell>
          <table:table-cell office:value-type="float" office:value="217.803151" calcext:value-type="float">
            <text:p>217,803151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3</text:p>
          </table:table-cell>
          <table:table-cell office:value-type="float" office:value="220.059562" calcext:value-type="float">
            <text:p>220,059562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4</text:p>
          </table:table-cell>
          <table:table-cell office:value-type="float" office:value="216.010353" calcext:value-type="float">
            <text:p>216,010353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5</text:p>
          </table:table-cell>
          <table:table-cell office:value-type="float" office:value="215.969218" calcext:value-type="float">
            <text:p>215,96921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romedio</text:p>
          </table:table-cell>
          <table:table-cell table:formula="of:=SUM([.I32:.I36])/5" office:value-type="float" office:value="217.4780696" calcext:value-type="float">
            <text:p>217,4780696</text:p>
          </table:table-cell>
          <table:table-cell table:style-name="Default" table:number-columns-repeated="3"/>
        </table:table-row>
      </table:table>
      <table:table table:name="2²⁴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ce7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¹⁹</text:p>
          </table:table-cell>
          <table:covered-table-cell table:style-name="ce1"/>
          <table:covered-table-cell table:number-columns-repeated="2" table:style-name="ce2"/>
          <table:covered-table-cell table:number-columns-repeated="2" table:style-name="ce4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uencial (1 t)</text:p>
          </table:table-cell>
          <table:table-cell table:style-name="ce2" office:value-type="string" calcext:value-type="string">
            <text:p>OMP(6t)</text:p>
          </table:table-cell>
          <table:table-cell table:style-name="ce2" office:value-type="string" calcext:value-type="string">
            <text:p>Omp(12 t)</text:p>
          </table:table-cell>
          <table:table-cell office:value-type="string" calcext:value-type="string">
            <text:p>Xeon (240 t)</text:p>
          </table:table-cell>
          <table:table-cell table:number-columns-repeated="4" table:style-name="ce2" office:value-type="string" calcext:value-type="string">
            <text:p>Xeon 2it</text:p>
          </table:table-cell>
          <table:table-cell table:style-name="ce6" office:value-type="string" calcext:value-type="string">
            <text:p>Promed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8388608" calcext:value-type="float">
            <text:p>8388608</text:p>
          </table:table-cell>
          <table:table-cell office:value-type="float" office:value="0.039379" calcext:value-type="float">
            <text:p>0,039379</text:p>
          </table:table-cell>
          <table:table-cell office:value-type="float" office:value="0.032528" calcext:value-type="float">
            <text:p>0,032528</text:p>
          </table:table-cell>
          <table:table-cell office:value-type="float" office:value="0.023913" calcext:value-type="float">
            <text:p>0,023913</text:p>
          </table:table-cell>
          <table:table-cell office:value-type="float" office:value="0.185507" calcext:value-type="float">
            <text:p>0,185507</text:p>
          </table:table-cell>
          <table:table-cell office:value-type="float" office:value="0.174118" calcext:value-type="float">
            <text:p>0,174118</text:p>
          </table:table-cell>
          <table:table-cell office:value-type="float" office:value="0.179714" calcext:value-type="float">
            <text:p>0,179714</text:p>
          </table:table-cell>
          <table:table-cell office:value-type="float" office:value="0.175303" calcext:value-type="float">
            <text:p>0,175303</text:p>
          </table:table-cell>
          <table:table-cell office:value-type="float" office:value="0.174965" calcext:value-type="float">
            <text:p>0,174965</text:p>
          </table:table-cell>
          <table:table-cell table:formula="of:=AVERAGE([.H5:.K5])" office:value-type="float" office:value="0.176025" calcext:value-type="float">
            <text:p>0,1760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4194304" calcext:value-type="float">
            <text:p>4194304</text:p>
          </table:table-cell>
          <table:table-cell office:value-type="float" office:value="0.064326" calcext:value-type="float">
            <text:p>0,064326</text:p>
          </table:table-cell>
          <table:table-cell office:value-type="float" office:value="0.037461" calcext:value-type="float">
            <text:p>0,037461</text:p>
          </table:table-cell>
          <table:table-cell office:value-type="float" office:value="0.02966" calcext:value-type="float">
            <text:p>0,02966</text:p>
          </table:table-cell>
          <table:table-cell office:value-type="float" office:value="0.247933" calcext:value-type="float">
            <text:p>0,247933</text:p>
          </table:table-cell>
          <table:table-cell office:value-type="float" office:value="0.0677" calcext:value-type="float">
            <text:p>0,0677</text:p>
          </table:table-cell>
          <table:table-cell office:value-type="float" office:value="0.067868" calcext:value-type="float">
            <text:p>0,067868</text:p>
          </table:table-cell>
          <table:table-cell office:value-type="float" office:value="0.068581" calcext:value-type="float">
            <text:p>0,068581</text:p>
          </table:table-cell>
          <table:table-cell office:value-type="float" office:value="0.068091" calcext:value-type="float">
            <text:p>0,068091</text:p>
          </table:table-cell>
          <table:table-cell table:formula="of:=AVERAGE([.H6:.K6])" office:value-type="float" office:value="0.06806" calcext:value-type="float">
            <text:p>0,068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2097152" calcext:value-type="float">
            <text:p>2097152</text:p>
          </table:table-cell>
          <table:table-cell office:value-type="float" office:value="0.098528" calcext:value-type="float">
            <text:p>0,098528</text:p>
          </table:table-cell>
          <table:table-cell office:value-type="float" office:value="0.038428" calcext:value-type="float">
            <text:p>0,038428</text:p>
          </table:table-cell>
          <table:table-cell office:value-type="float" office:value="0.030081" calcext:value-type="float">
            <text:p>0,030081</text:p>
          </table:table-cell>
          <table:table-cell office:value-type="float" office:value="0.268508" calcext:value-type="float">
            <text:p>0,268508</text:p>
          </table:table-cell>
          <table:table-cell office:value-type="float" office:value="0.075997" calcext:value-type="float">
            <text:p>0,075997</text:p>
          </table:table-cell>
          <table:table-cell office:value-type="float" office:value="0.076469" calcext:value-type="float">
            <text:p>0,076469</text:p>
          </table:table-cell>
          <table:table-cell office:value-type="float" office:value="0.076381" calcext:value-type="float">
            <text:p>0,076381</text:p>
          </table:table-cell>
          <table:table-cell office:value-type="float" office:value="0.076665" calcext:value-type="float">
            <text:p>0,076665</text:p>
          </table:table-cell>
          <table:table-cell table:formula="of:=AVERAGE([.H7:.K7])" office:value-type="float" office:value="0.076378" calcext:value-type="float">
            <text:p>0,07637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1048576" calcext:value-type="float">
            <text:p>1048576</text:p>
          </table:table-cell>
          <table:table-cell office:value-type="float" office:value="0.143186" calcext:value-type="float">
            <text:p>0,143186</text:p>
          </table:table-cell>
          <table:table-cell office:value-type="float" office:value="0.050983" calcext:value-type="float">
            <text:p>0,050983</text:p>
          </table:table-cell>
          <table:table-cell office:value-type="float" office:value="0.043607" calcext:value-type="float">
            <text:p>0,043607</text:p>
          </table:table-cell>
          <table:table-cell office:value-type="float" office:value="0.353164" calcext:value-type="float">
            <text:p>0,353164</text:p>
          </table:table-cell>
          <table:table-cell office:value-type="float" office:value="0.08909" calcext:value-type="float">
            <text:p>0,08909</text:p>
          </table:table-cell>
          <table:table-cell office:value-type="float" office:value="0.08896" calcext:value-type="float">
            <text:p>0,08896</text:p>
          </table:table-cell>
          <table:table-cell office:value-type="float" office:value="0.089349" calcext:value-type="float">
            <text:p>0,089349</text:p>
          </table:table-cell>
          <table:table-cell office:value-type="float" office:value="0.089734" calcext:value-type="float">
            <text:p>0,089734</text:p>
          </table:table-cell>
          <table:table-cell table:formula="of:=AVERAGE([.H8:.K8])" office:value-type="float" office:value="0.08928325" calcext:value-type="float">
            <text:p>0,089283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24288" calcext:value-type="float">
            <text:p>524288</text:p>
          </table:table-cell>
          <table:table-cell office:value-type="float" office:value="0.191283" calcext:value-type="float">
            <text:p>0,191283</text:p>
          </table:table-cell>
          <table:table-cell office:value-type="float" office:value="0.104328" calcext:value-type="float">
            <text:p>0,104328</text:p>
          </table:table-cell>
          <table:table-cell office:value-type="float" office:value="0.062857" calcext:value-type="float">
            <text:p>0,062857</text:p>
          </table:table-cell>
          <table:table-cell office:value-type="float" office:value="0.449774" calcext:value-type="float">
            <text:p>0,449774</text:p>
          </table:table-cell>
          <table:table-cell office:value-type="float" office:value="0.111965" calcext:value-type="float">
            <text:p>0,111965</text:p>
          </table:table-cell>
          <table:table-cell office:value-type="float" office:value="0.11038" calcext:value-type="float">
            <text:p>0,11038</text:p>
          </table:table-cell>
          <table:table-cell office:value-type="float" office:value="0.109757" calcext:value-type="float">
            <text:p>0,109757</text:p>
          </table:table-cell>
          <table:table-cell office:value-type="float" office:value="0.107365" calcext:value-type="float">
            <text:p>0,107365</text:p>
          </table:table-cell>
          <table:table-cell table:formula="of:=AVERAGE([.H9:.K9])" office:value-type="float" office:value="0.10986675" calcext:value-type="float">
            <text:p>0,109866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95764" calcext:value-type="float">
            <text:p>0,295764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0.05219" calcext:value-type="float">
            <text:p>0,05219</text:p>
          </table:table-cell>
          <table:table-cell office:value-type="float" office:value="0.426481" calcext:value-type="float">
            <text:p>0,426481</text:p>
          </table:table-cell>
          <table:table-cell office:value-type="float" office:value="0.103235" calcext:value-type="float">
            <text:p>0,103235</text:p>
          </table:table-cell>
          <table:table-cell office:value-type="float" office:value="0.103347" calcext:value-type="float">
            <text:p>0,103347</text:p>
          </table:table-cell>
          <table:table-cell office:value-type="float" office:value="0.112071" calcext:value-type="float">
            <text:p>0,112071</text:p>
          </table:table-cell>
          <table:table-cell office:value-type="float" office:value="0.104515" calcext:value-type="float">
            <text:p>0,104515</text:p>
          </table:table-cell>
          <table:table-cell table:formula="of:=AVERAGE([.H10:.K10])" office:value-type="float" office:value="0.105792" calcext:value-type="float">
            <text:p>0,1057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576289" calcext:value-type="float">
            <text:p>0,576289</text:p>
          </table:table-cell>
          <table:table-cell office:value-type="float" office:value="0.142126" calcext:value-type="float">
            <text:p>0,142126</text:p>
          </table:table-cell>
          <table:table-cell office:value-type="float" office:value="0.089414" calcext:value-type="float">
            <text:p>0,089414</text:p>
          </table:table-cell>
          <table:table-cell office:value-type="float" office:value="0.562308" calcext:value-type="float">
            <text:p>0,562308</text:p>
          </table:table-cell>
          <table:table-cell office:value-type="float" office:value="0.135589" calcext:value-type="float">
            <text:p>0,135589</text:p>
          </table:table-cell>
          <table:table-cell office:value-type="float" office:value="0.13366" calcext:value-type="float">
            <text:p>0,13366</text:p>
          </table:table-cell>
          <table:table-cell office:value-type="float" office:value="0.134144" calcext:value-type="float">
            <text:p>0,134144</text:p>
          </table:table-cell>
          <table:table-cell office:value-type="float" office:value="0.135783" calcext:value-type="float">
            <text:p>0,135783</text:p>
          </table:table-cell>
          <table:table-cell table:formula="of:=AVERAGE([.H11:.K11])" office:value-type="float" office:value="0.134794" calcext:value-type="float">
            <text:p>0,13479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536" calcext:value-type="float">
            <text:p>65536</text:p>
          </table:table-cell>
          <table:table-cell office:value-type="float" office:value="0.587199" calcext:value-type="float">
            <text:p>0,587199</text:p>
          </table:table-cell>
          <table:table-cell office:value-type="float" office:value="0.225575" calcext:value-type="float">
            <text:p>0,225575</text:p>
          </table:table-cell>
          <table:table-cell office:value-type="float" office:value="0.18683" calcext:value-type="float">
            <text:p>0,18683</text:p>
          </table:table-cell>
          <table:table-cell office:value-type="float" office:value="0.770353" calcext:value-type="float">
            <text:p>0,770353</text:p>
          </table:table-cell>
          <table:table-cell office:value-type="float" office:value="0.189165" calcext:value-type="float">
            <text:p>0,189165</text:p>
          </table:table-cell>
          <table:table-cell office:value-type="float" office:value="0.186984" calcext:value-type="float">
            <text:p>0,186984</text:p>
          </table:table-cell>
          <table:table-cell office:value-type="float" office:value="0.188583" calcext:value-type="float">
            <text:p>0,188583</text:p>
          </table:table-cell>
          <table:table-cell office:value-type="float" office:value="0.190981" calcext:value-type="float">
            <text:p>0,190981</text:p>
          </table:table-cell>
          <table:table-cell table:formula="of:=AVERAGE([.H12:.K12])" office:value-type="float" office:value="0.18892825" calcext:value-type="float">
            <text:p>0,188928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0.80539" calcext:value-type="float">
            <text:p>0,80539</text:p>
          </table:table-cell>
          <table:table-cell office:value-type="float" office:value="0.281618" calcext:value-type="float">
            <text:p>0,281618</text:p>
          </table:table-cell>
          <table:table-cell office:value-type="float" office:value="0.243544" calcext:value-type="float">
            <text:p>0,243544</text:p>
          </table:table-cell>
          <table:table-cell office:value-type="float" office:value="1.153504" calcext:value-type="float">
            <text:p>1,153504</text:p>
          </table:table-cell>
          <table:table-cell office:value-type="float" office:value="0.2698" calcext:value-type="float">
            <text:p>0,2698</text:p>
          </table:table-cell>
          <table:table-cell office:value-type="float" office:value="0.271198" calcext:value-type="float">
            <text:p>0,271198</text:p>
          </table:table-cell>
          <table:table-cell office:value-type="float" office:value="0.273162" calcext:value-type="float">
            <text:p>0,273162</text:p>
          </table:table-cell>
          <table:table-cell office:value-type="float" office:value="0.273538" calcext:value-type="float">
            <text:p>0,273538</text:p>
          </table:table-cell>
          <table:table-cell table:formula="of:=AVERAGE([.H13:.K13])" office:value-type="float" office:value="0.2719245" calcext:value-type="float">
            <text:p>0,27192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office:value-type="float" office:value="1.154207" calcext:value-type="float">
            <text:p>1,154207</text:p>
          </table:table-cell>
          <table:table-cell office:value-type="float" office:value="0.321469" calcext:value-type="float">
            <text:p>0,321469</text:p>
          </table:table-cell>
          <table:table-cell office:value-type="float" office:value="0.270775" calcext:value-type="float">
            <text:p>0,270775</text:p>
          </table:table-cell>
          <table:table-cell office:value-type="float" office:value="1.58242" calcext:value-type="float">
            <text:p>1,58242</text:p>
          </table:table-cell>
          <table:table-cell office:value-type="float" office:value="0.403959" calcext:value-type="float">
            <text:p>0,403959</text:p>
          </table:table-cell>
          <table:table-cell office:value-type="float" office:value="0.408625" calcext:value-type="float">
            <text:p>0,408625</text:p>
          </table:table-cell>
          <table:table-cell office:value-type="float" office:value="0.414746" calcext:value-type="float">
            <text:p>0,414746</text:p>
          </table:table-cell>
          <table:table-cell office:value-type="float" office:value="0.41284" calcext:value-type="float">
            <text:p>0,41284</text:p>
          </table:table-cell>
          <table:table-cell table:formula="of:=AVERAGE([.H14:.K14])" office:value-type="float" office:value="0.4100425" calcext:value-type="float">
            <text:p>0,41004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1.821327" calcext:value-type="float">
            <text:p>1,821327</text:p>
          </table:table-cell>
          <table:table-cell office:value-type="float" office:value="0.379448" calcext:value-type="float">
            <text:p>0,379448</text:p>
          </table:table-cell>
          <table:table-cell office:value-type="float" office:value="0.27885" calcext:value-type="float">
            <text:p>0,27885</text:p>
          </table:table-cell>
          <table:table-cell office:value-type="float" office:value="1.820189" calcext:value-type="float">
            <text:p>1,820189</text:p>
          </table:table-cell>
          <table:table-cell office:value-type="float" office:value="0.568403" calcext:value-type="float">
            <text:p>0,568403</text:p>
          </table:table-cell>
          <table:table-cell office:value-type="float" office:value="0.568048" calcext:value-type="float">
            <text:p>0,568048</text:p>
          </table:table-cell>
          <table:table-cell office:value-type="float" office:value="0.581244" calcext:value-type="float">
            <text:p>0,581244</text:p>
          </table:table-cell>
          <table:table-cell office:value-type="float" office:value="0.580517" calcext:value-type="float">
            <text:p>0,580517</text:p>
          </table:table-cell>
          <table:table-cell table:formula="of:=AVERAGE([.H15:.K15])" office:value-type="float" office:value="0.574553" calcext:value-type="float">
            <text:p>0,57455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2.681602" calcext:value-type="float">
            <text:p>2,681602</text:p>
          </table:table-cell>
          <table:table-cell office:value-type="float" office:value="0.45255" calcext:value-type="float">
            <text:p>0,45255</text:p>
          </table:table-cell>
          <table:table-cell office:value-type="float" office:value="0.309454" calcext:value-type="float">
            <text:p>0,309454</text:p>
          </table:table-cell>
          <table:table-cell office:value-type="float" office:value="1.666994" calcext:value-type="float">
            <text:p>1,666994</text:p>
          </table:table-cell>
          <table:table-cell office:value-type="float" office:value="0.521924" calcext:value-type="float">
            <text:p>0,521924</text:p>
          </table:table-cell>
          <table:table-cell office:value-type="float" office:value="0.523328" calcext:value-type="float">
            <text:p>0,523328</text:p>
          </table:table-cell>
          <table:table-cell office:value-type="float" office:value="0.529116" calcext:value-type="float">
            <text:p>0,529116</text:p>
          </table:table-cell>
          <table:table-cell office:value-type="float" office:value="0.522995" calcext:value-type="float">
            <text:p>0,522995</text:p>
          </table:table-cell>
          <table:table-cell table:formula="of:=AVERAGE([.H16:.K16])" office:value-type="float" office:value="0.52434075" calcext:value-type="float">
            <text:p>0,524340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office:value-type="float" office:value="3.497804" calcext:value-type="float">
            <text:p>3,497804</text:p>
          </table:table-cell>
          <table:table-cell office:value-type="float" office:value="0.601399" calcext:value-type="float">
            <text:p>0,601399</text:p>
          </table:table-cell>
          <table:table-cell office:value-type="float" office:value="0.382832" calcext:value-type="float">
            <text:p>0,382832</text:p>
          </table:table-cell>
          <table:table-cell office:value-type="float" office:value="1.878578" calcext:value-type="float">
            <text:p>1,878578</text:p>
          </table:table-cell>
          <table:table-cell office:value-type="float" office:value="0.479176" calcext:value-type="float">
            <text:p>0,479176</text:p>
          </table:table-cell>
          <table:table-cell office:value-type="float" office:value="0.478967" calcext:value-type="float">
            <text:p>0,478967</text:p>
          </table:table-cell>
          <table:table-cell office:value-type="float" office:value="0.48081" calcext:value-type="float">
            <text:p>0,48081</text:p>
          </table:table-cell>
          <table:table-cell office:value-type="float" office:value="0.480756" calcext:value-type="float">
            <text:p>0,480756</text:p>
          </table:table-cell>
          <table:table-cell table:formula="of:=AVERAGE([.H17:.K17])" office:value-type="float" office:value="0.47992725" calcext:value-type="float">
            <text:p>0,479927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office:value-type="float" office:value="3.467156" calcext:value-type="float">
            <text:p>3,467156</text:p>
          </table:table-cell>
          <table:table-cell office:value-type="float" office:value="0.864798" calcext:value-type="float">
            <text:p>0,864798</text:p>
          </table:table-cell>
          <table:table-cell office:value-type="float" office:value="0.579654" calcext:value-type="float">
            <text:p>0,579654</text:p>
          </table:table-cell>
          <table:table-cell office:value-type="float" office:value="2.480638" calcext:value-type="float">
            <text:p>2,480638</text:p>
          </table:table-cell>
          <table:table-cell office:value-type="float" office:value="0.582673" calcext:value-type="float">
            <text:p>0,582673</text:p>
          </table:table-cell>
          <table:table-cell office:value-type="float" office:value="0.570231" calcext:value-type="float">
            <text:p>0,570231</text:p>
          </table:table-cell>
          <table:table-cell office:value-type="float" office:value="0.579286" calcext:value-type="float">
            <text:p>0,579286</text:p>
          </table:table-cell>
          <table:table-cell office:value-type="float" office:value="0.577803" calcext:value-type="float">
            <text:p>0,577803</text:p>
          </table:table-cell>
          <table:table-cell table:formula="of:=AVERAGE([.H18:.K18])" office:value-type="float" office:value="0.57749825" calcext:value-type="float">
            <text:p>0,577498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.241122" calcext:value-type="float">
            <text:p>3,241122</text:p>
          </table:table-cell>
          <table:table-cell office:value-type="float" office:value="1.154884" calcext:value-type="float">
            <text:p>1,154884</text:p>
          </table:table-cell>
          <table:table-cell office:value-type="float" office:value="0.887384" calcext:value-type="float">
            <text:p>0,887384</text:p>
          </table:table-cell>
          <table:table-cell office:value-type="float" office:value="1.882562" calcext:value-type="float">
            <text:p>1,882562</text:p>
          </table:table-cell>
          <table:table-cell office:value-type="float" office:value="0.456593" calcext:value-type="float">
            <text:p>0,456593</text:p>
          </table:table-cell>
          <table:table-cell office:value-type="float" office:value="0.470864" calcext:value-type="float">
            <text:p>0,470864</text:p>
          </table:table-cell>
          <table:table-cell office:value-type="float" office:value="0.456438" calcext:value-type="float">
            <text:p>0,456438</text:p>
          </table:table-cell>
          <table:table-cell office:value-type="float" office:value="0.462388" calcext:value-type="float">
            <text:p>0,462388</text:p>
          </table:table-cell>
          <table:table-cell table:formula="of:=AVERAGE([.H19:.K19])" office:value-type="float" office:value="0.46157075" calcext:value-type="float">
            <text:p>0,461570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1.838705" calcext:value-type="float">
            <text:p>1,838705</text:p>
          </table:table-cell>
          <table:table-cell office:value-type="float" office:value="0.584979" calcext:value-type="float">
            <text:p>0,584979</text:p>
          </table:table-cell>
          <table:table-cell office:value-type="float" office:value="0.545153" calcext:value-type="float">
            <text:p>0,545153</text:p>
          </table:table-cell>
          <table:table-cell office:value-type="float" office:value="1.949085" calcext:value-type="float">
            <text:p>1,949085</text:p>
          </table:table-cell>
          <table:table-cell office:value-type="float" office:value="0.59054" calcext:value-type="float">
            <text:p>0,59054</text:p>
          </table:table-cell>
          <table:table-cell office:value-type="float" office:value="0.595704" calcext:value-type="float">
            <text:p>0,595704</text:p>
          </table:table-cell>
          <table:table-cell office:value-type="float" office:value="0.536458" calcext:value-type="float">
            <text:p>0,536458</text:p>
          </table:table-cell>
          <table:table-cell office:value-type="float" office:value="0.527355" calcext:value-type="float">
            <text:p>0,527355</text:p>
          </table:table-cell>
          <table:table-cell table:formula="of:=AVERAGE([.H20:.K20])" office:value-type="float" office:value="0.56251425" calcext:value-type="float">
            <text:p>0,562514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.84121" calcext:value-type="float">
            <text:p>1,84121</text:p>
          </table:table-cell>
          <table:table-cell office:value-type="float" office:value="0.586386" calcext:value-type="float">
            <text:p>0,586386</text:p>
          </table:table-cell>
          <table:table-cell office:value-type="float" office:value="0.562115" calcext:value-type="float">
            <text:p>0,562115</text:p>
          </table:table-cell>
          <table:table-cell office:value-type="float" office:value="2.914808" calcext:value-type="float">
            <text:p>2,914808</text:p>
          </table:table-cell>
          <table:table-cell office:value-type="float" office:value="0.749562" calcext:value-type="float">
            <text:p>0,749562</text:p>
          </table:table-cell>
          <table:table-cell office:value-type="float" office:value="0.756993" calcext:value-type="float">
            <text:p>0,756993</text:p>
          </table:table-cell>
          <table:table-cell office:value-type="float" office:value="0.755781" calcext:value-type="float">
            <text:p>0,755781</text:p>
          </table:table-cell>
          <table:table-cell office:value-type="float" office:value="0.75215" calcext:value-type="float">
            <text:p>0,75215</text:p>
          </table:table-cell>
          <table:table-cell table:formula="of:=AVERAGE([.H21:.K21])" office:value-type="float" office:value="0.7536215" calcext:value-type="float">
            <text:p>0,75362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.467339" calcext:value-type="float">
            <text:p>2,467339</text:p>
          </table:table-cell>
          <table:table-cell office:value-type="float" office:value="0.627527" calcext:value-type="float">
            <text:p>0,627527</text:p>
          </table:table-cell>
          <table:table-cell office:value-type="float" office:value="0.477817" calcext:value-type="float">
            <text:p>0,477817</text:p>
          </table:table-cell>
          <table:table-cell office:value-type="float" office:value="6.17198" calcext:value-type="float">
            <text:p>6,17198</text:p>
          </table:table-cell>
          <table:table-cell office:value-type="float" office:value="1.273336" calcext:value-type="float">
            <text:p>1,273336</text:p>
          </table:table-cell>
          <table:table-cell office:value-type="float" office:value="1.261226" calcext:value-type="float">
            <text:p>1,261226</text:p>
          </table:table-cell>
          <table:table-cell office:value-type="float" office:value="1.296937" calcext:value-type="float">
            <text:p>1,296937</text:p>
          </table:table-cell>
          <table:table-cell office:value-type="float" office:value="1.432261" calcext:value-type="float">
            <text:p>1,432261</text:p>
          </table:table-cell>
          <table:table-cell table:formula="of:=AVERAGE([.H22:.K22])" office:value-type="float" office:value="1.31594" calcext:value-type="float">
            <text:p>1,3159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.800358" calcext:value-type="float">
            <text:p>3,800358</text:p>
          </table:table-cell>
          <table:table-cell office:value-type="float" office:value="0.919958" calcext:value-type="float">
            <text:p>0,919958</text:p>
          </table:table-cell>
          <table:table-cell office:value-type="float" office:value="0.746433" calcext:value-type="float">
            <text:p>0,746433</text:p>
          </table:table-cell>
          <table:table-cell office:value-type="float" office:value="13.873543" calcext:value-type="float">
            <text:p>13,873543</text:p>
          </table:table-cell>
          <table:table-cell office:value-type="float" office:value="3.544947" calcext:value-type="float">
            <text:p>3,544947</text:p>
          </table:table-cell>
          <table:table-cell office:value-type="float" office:value="3.64336" calcext:value-type="float">
            <text:p>3,64336</text:p>
          </table:table-cell>
          <table:table-cell office:value-type="float" office:value="3.528613" calcext:value-type="float">
            <text:p>3,528613</text:p>
          </table:table-cell>
          <table:table-cell office:value-type="float" office:value="3.558688" calcext:value-type="float">
            <text:p>3,558688</text:p>
          </table:table-cell>
          <table:table-cell table:formula="of:=AVERAGE([.H23:.K23])" office:value-type="float" office:value="3.568902" calcext:value-type="float">
            <text:p>3,56890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.61337" calcext:value-type="float">
            <text:p>4,61337</text:p>
          </table:table-cell>
          <table:table-cell office:value-type="float" office:value="1.23151" calcext:value-type="float">
            <text:p>1,23151</text:p>
          </table:table-cell>
          <table:table-cell office:value-type="float" office:value="1.101579" calcext:value-type="float">
            <text:p>1,101579</text:p>
          </table:table-cell>
          <table:table-cell office:value-type="float" office:value="30.646571" calcext:value-type="float">
            <text:p>30,646571</text:p>
          </table:table-cell>
          <table:table-cell table:style-name="ce12" office:value-type="float" office:value="9.875591" calcext:value-type="float">
            <text:p>9,875591</text:p>
          </table:table-cell>
          <table:table-cell table:style-name="ce12" office:value-type="float" office:value="9.850384" calcext:value-type="float">
            <text:p>9,850384</text:p>
          </table:table-cell>
          <table:table-cell table:style-name="ce12" office:value-type="float" office:value="9.960235" calcext:value-type="float">
            <text:p>9,960235</text:p>
          </table:table-cell>
          <table:table-cell table:style-name="ce12" office:value-type="float" office:value="9.240488" calcext:value-type="float">
            <text:p>9,240488</text:p>
          </table:table-cell>
          <table:table-cell table:formula="of:=AVERAGE([.H24:.K24])" office:value-type="float" office:value="9.7316745" calcext:value-type="float">
            <text:p>9,731674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608914" calcext:value-type="float">
            <text:p>8,608914</text:p>
          </table:table-cell>
          <table:table-cell office:value-type="float" office:value="2.808192" calcext:value-type="float">
            <text:p>2,808192</text:p>
          </table:table-cell>
          <table:table-cell office:value-type="float" office:value="2.066912" calcext:value-type="float">
            <text:p>2,066912</text:p>
          </table:table-cell>
          <table:table-cell office:value-type="float" office:value="75.501141" calcext:value-type="float">
            <text:p>75,501141</text:p>
          </table:table-cell>
          <table:table-cell office:value-type="float" office:value="26.944499" calcext:value-type="float">
            <text:p>26,944499</text:p>
          </table:table-cell>
          <table:table-cell office:value-type="float" office:value="26.929723" calcext:value-type="float">
            <text:p>26,929723</text:p>
          </table:table-cell>
          <table:table-cell office:value-type="float" office:value="26.890822" calcext:value-type="float">
            <text:p>26,890822</text:p>
          </table:table-cell>
          <table:table-cell office:value-type="float" office:value="26.882607" calcext:value-type="float">
            <text:p>26,882607</text:p>
          </table:table-cell>
          <table:table-cell table:formula="of:=AVERAGE([.H25:.K25])" office:value-type="float" office:value="26.91191275" calcext:value-type="float">
            <text:p>26,9119127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.73755" calcext:value-type="float">
            <text:p>9,73755</text:p>
          </table:table-cell>
          <table:table-cell office:value-type="float" office:value="3.763934" calcext:value-type="float">
            <text:p>3,763934</text:p>
          </table:table-cell>
          <table:table-cell office:value-type="float" office:value="3.714869" calcext:value-type="float">
            <text:p>3,714869</text:p>
          </table:table-cell>
          <table:table-cell office:value-type="float" office:value="159.54065" calcext:value-type="float">
            <text:p>159,54065</text:p>
          </table:table-cell>
          <table:table-cell office:value-type="float" office:value="49.699671" calcext:value-type="float">
            <text:p>49,699671</text:p>
          </table:table-cell>
          <table:table-cell office:value-type="float" office:value="49.690587" calcext:value-type="float">
            <text:p>49,690587</text:p>
          </table:table-cell>
          <table:table-cell office:value-type="float" office:value="54.758243" calcext:value-type="float">
            <text:p>54,758243</text:p>
          </table:table-cell>
          <table:table-cell office:value-type="float" office:value="50.952813" calcext:value-type="float">
            <text:p>50,952813</text:p>
          </table:table-cell>
          <table:table-cell table:formula="of:=AVERAGE([.H26:.K26])" office:value-type="float" office:value="51.2753285" calcext:value-type="float">
            <text:p>51,275328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.69889" calcext:value-type="float">
            <text:p>17,69889</text:p>
          </table:table-cell>
          <table:table-cell office:value-type="float" office:value="16.432466" calcext:value-type="float">
            <text:p>16,432466</text:p>
          </table:table-cell>
          <table:table-cell office:value-type="float" office:value="16.365719" calcext:value-type="float">
            <text:p>16,365719</text:p>
          </table:table-cell>
          <table:table-cell office:value-type="float" office:value="287.426685" calcext:value-type="float">
            <text:p>287,426685</text:p>
          </table:table-cell>
          <table:table-cell office:value-type="float" office:value="215.101456" calcext:value-type="float">
            <text:p>215,101456</text:p>
          </table:table-cell>
          <table:table-cell office:value-type="float" office:value="215.893619" calcext:value-type="float">
            <text:p>215,893619</text:p>
          </table:table-cell>
          <table:table-cell office:value-type="float" office:value="215.053314" calcext:value-type="float">
            <text:p>215,053314</text:p>
          </table:table-cell>
          <table:table-cell office:value-type="float" office:value="215.169855" calcext:value-type="float">
            <text:p>215,169855</text:p>
          </table:table-cell>
          <table:table-cell table:formula="of:=AVERAGE([.H27:.K27])" office:value-type="float" office:value="215.304561" calcext:value-type="float">
            <text:p>215,30456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.351883" calcext:value-type="float">
            <text:p>10,351883</text:p>
          </table:table-cell>
          <table:table-cell office:value-type="float" office:value="11.29996" calcext:value-type="float">
            <text:p>11,29996</text:p>
          </table:table-cell>
          <table:table-cell office:value-type="float" office:value="11.349014" calcext:value-type="float">
            <text:p>11,349014</text:p>
          </table:table-cell>
          <table:table-cell office:value-type="float" office:value="168.025221" calcext:value-type="float">
            <text:p>168,025221</text:p>
          </table:table-cell>
          <table:table-cell office:value-type="float" office:value="159.548367" calcext:value-type="float">
            <text:p>159,548367</text:p>
          </table:table-cell>
          <table:table-cell office:value-type="float" office:value="159.711804" calcext:value-type="float">
            <text:p>159,711804</text:p>
          </table:table-cell>
          <table:table-cell office:value-type="float" office:value="159.543399" calcext:value-type="float">
            <text:p>159,543399</text:p>
          </table:table-cell>
          <table:table-cell office:value-type="float" office:value="159.624452" calcext:value-type="float">
            <text:p>159,624452</text:p>
          </table:table-cell>
          <table:table-cell table:formula="of:=AVERAGE([.H28:.K28])" office:value-type="float" office:value="159.6070055" calcext:value-type="float">
            <text:p>159,607005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empo</text:p>
          </table:table-cell>
          <table:covered-table-cell table:style-name="ce2"/>
          <table:table-cell table:style-name="ce2" office:value-type="float" office:value="79.623027" calcext:value-type="float">
            <text:p>79,623027</text:p>
          </table:table-cell>
          <table:table-cell table:style-name="ce2" office:value-type="float" office:value="43.032519" calcext:value-type="float">
            <text:p>43,032519</text:p>
          </table:table-cell>
          <table:table-cell table:style-name="ce2" office:value-type="float" office:value="40.403769" calcext:value-type="float">
            <text:p>40,403769</text:p>
          </table:table-cell>
          <table:table-cell office:value-type="float" office:value="762.29563" calcext:value-type="float">
            <text:p>762,29563</text:p>
          </table:table-cell>
          <table:table-cell table:style-name="ce2" office:value-type="float" office:value="471.768623" calcext:value-type="float">
            <text:p>471,768623</text:p>
          </table:table-cell>
          <table:table-cell table:style-name="ce2" office:value-type="float" office:value="472.785777" calcext:value-type="float">
            <text:p>472,785777</text:p>
          </table:table-cell>
          <table:table-cell table:style-name="ce2" office:value-type="float" office:value="476.803728" calcext:value-type="float">
            <text:p>476,803728</text:p>
          </table:table-cell>
          <table:table-cell table:style-name="ce2" office:value-type="float" office:value="472.603718" calcext:value-type="float">
            <text:p>472,603718</text:p>
          </table:table-cell>
          <table:table-cell table:formula="of:=AVERAGE([.H29:.K29])" office:value-type="float" office:value="473.4904615" calcext:value-type="float">
            <text:p>473,4904615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Uniform</text:p>
          </table:table-cell>
          <table:covered-table-cell table:style-name="ce11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ce10" office:value-type="string" calcext:value-type="string">
            <text:p>P1</text:p>
          </table:table-cell>
          <table:table-cell table:style-name="ce10" office:value-type="float" office:value="484.382126" calcext:value-type="float">
            <text:p>484,382126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ce10" office:value-type="string" calcext:value-type="string">
            <text:p>P2</text:p>
          </table:table-cell>
          <table:table-cell table:style-name="ce10" office:value-type="float" office:value="482.692926" calcext:value-type="float">
            <text:p>482,692926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ce10" office:value-type="string" calcext:value-type="string">
            <text:p>P3</text:p>
          </table:table-cell>
          <table:table-cell table:style-name="ce10" office:value-type="float" office:value="484.13358" calcext:value-type="float">
            <text:p>484,13358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ce10" office:value-type="string" calcext:value-type="string">
            <text:p>P4</text:p>
          </table:table-cell>
          <table:table-cell table:style-name="ce10" office:value-type="float" office:value="491.007472" calcext:value-type="float">
            <text:p>491,00747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ce10" office:value-type="string" calcext:value-type="string">
            <text:p>P5</text:p>
          </table:table-cell>
          <table:table-cell table:style-name="ce10" office:value-type="float" office:value="487.544408" calcext:value-type="float">
            <text:p>487,544408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ce10" office:value-type="string" calcext:value-type="string">
            <text:p>Promedio</text:p>
          </table:table-cell>
          <table:table-cell table:style-name="ce10" table:formula="of:=SUM([.H32:.H36])/5" office:value-type="float" office:value="485.9521024" calcext:value-type="float">
            <text:p>485,9521024</text:p>
          </table:table-cell>
          <table:table-cell table:style-name="Default" table:number-columns-repeated="4"/>
        </table:table-row>
      </table:table>
      <table:table table:name="2²⁵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ce7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¹⁹</text:p>
          </table:table-cell>
          <table:covered-table-cell table:style-name="ce1"/>
          <table:covered-table-cell table:number-columns-repeated="2" table:style-name="ce2"/>
          <table:covered-table-cell table:number-columns-repeated="2" table:style-name="ce4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uencial (1 t)</text:p>
          </table:table-cell>
          <table:table-cell table:style-name="ce2" office:value-type="string" calcext:value-type="string">
            <text:p>OMP(6t)</text:p>
          </table:table-cell>
          <table:table-cell table:style-name="ce2" office:value-type="string" calcext:value-type="string">
            <text:p>Omp(12 t)</text:p>
          </table:table-cell>
          <table:table-cell office:value-type="string" calcext:value-type="string">
            <text:p>Xeon (240 t)</text:p>
          </table:table-cell>
          <table:table-cell table:number-columns-repeated="4" table:style-name="ce2" office:value-type="string" calcext:value-type="string">
            <text:p>Xeon 2it</text:p>
          </table:table-cell>
          <table:table-cell table:style-name="ce6" office:value-type="string" calcext:value-type="string">
            <text:p>Promed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6777216" calcext:value-type="float">
            <text:p>16777216</text:p>
          </table:table-cell>
          <table:table-cell office:value-type="float" office:value="0.079202" calcext:value-type="float">
            <text:p>0,079202</text:p>
          </table:table-cell>
          <table:table-cell office:value-type="float" office:value="0.061728" calcext:value-type="float">
            <text:p>0,061728</text:p>
          </table:table-cell>
          <table:table-cell office:value-type="float" office:value="0.055254" calcext:value-type="float">
            <text:p>0,055254</text:p>
          </table:table-cell>
          <table:table-cell office:value-type="float" office:value="0.346007" calcext:value-type="float">
            <text:p>0,346007</text:p>
          </table:table-cell>
          <table:table-cell office:value-type="float" office:value="0.363776" calcext:value-type="float">
            <text:p>0,363776</text:p>
          </table:table-cell>
          <table:table-cell office:value-type="float" office:value="0.358778" calcext:value-type="float">
            <text:p>0,358778</text:p>
          </table:table-cell>
          <table:table-cell office:value-type="float" office:value="0.346004" calcext:value-type="float">
            <text:p>0,346004</text:p>
          </table:table-cell>
          <table:table-cell office:value-type="float" office:value="0.355142" calcext:value-type="float">
            <text:p>0,355142</text:p>
          </table:table-cell>
          <table:table-cell table:formula="of:=AVERAGE([.H5:.K5])" office:value-type="float" office:value="0.355925" calcext:value-type="float">
            <text:p>0,3559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8388608" calcext:value-type="float">
            <text:p>8388608</text:p>
          </table:table-cell>
          <table:table-cell office:value-type="float" office:value="0.128706" calcext:value-type="float">
            <text:p>0,128706</text:p>
          </table:table-cell>
          <table:table-cell office:value-type="float" office:value="0.077399" calcext:value-type="float">
            <text:p>0,077399</text:p>
          </table:table-cell>
          <table:table-cell office:value-type="float" office:value="0.074385" calcext:value-type="float">
            <text:p>0,074385</text:p>
          </table:table-cell>
          <table:table-cell office:value-type="float" office:value="0.564612" calcext:value-type="float">
            <text:p>0,564612</text:p>
          </table:table-cell>
          <table:table-cell office:value-type="float" office:value="0.154615" calcext:value-type="float">
            <text:p>0,154615</text:p>
          </table:table-cell>
          <table:table-cell office:value-type="float" office:value="0.154188" calcext:value-type="float">
            <text:p>0,154188</text:p>
          </table:table-cell>
          <table:table-cell office:value-type="float" office:value="0.155339" calcext:value-type="float">
            <text:p>0,155339</text:p>
          </table:table-cell>
          <table:table-cell office:value-type="float" office:value="0.153541" calcext:value-type="float">
            <text:p>0,153541</text:p>
          </table:table-cell>
          <table:table-cell table:formula="of:=AVERAGE([.H6:.K6])" office:value-type="float" office:value="0.15442075" calcext:value-type="float">
            <text:p>0,154420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4194304" calcext:value-type="float">
            <text:p>4194304</text:p>
          </table:table-cell>
          <table:table-cell office:value-type="float" office:value="0.197157" calcext:value-type="float">
            <text:p>0,197157</text:p>
          </table:table-cell>
          <table:table-cell office:value-type="float" office:value="0.075347" calcext:value-type="float">
            <text:p>0,075347</text:p>
          </table:table-cell>
          <table:table-cell office:value-type="float" office:value="0.07428" calcext:value-type="float">
            <text:p>0,07428</text:p>
          </table:table-cell>
          <table:table-cell office:value-type="float" office:value="0.704674" calcext:value-type="float">
            <text:p>0,704674</text:p>
          </table:table-cell>
          <table:table-cell office:value-type="float" office:value="0.19499" calcext:value-type="float">
            <text:p>0,19499</text:p>
          </table:table-cell>
          <table:table-cell office:value-type="float" office:value="0.194799" calcext:value-type="float">
            <text:p>0,194799</text:p>
          </table:table-cell>
          <table:table-cell office:value-type="float" office:value="0.194578" calcext:value-type="float">
            <text:p>0,194578</text:p>
          </table:table-cell>
          <table:table-cell office:value-type="float" office:value="0.194104" calcext:value-type="float">
            <text:p>0,194104</text:p>
          </table:table-cell>
          <table:table-cell table:formula="of:=AVERAGE([.H7:.K7])" office:value-type="float" office:value="0.19461775" calcext:value-type="float">
            <text:p>0,194617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2097152" calcext:value-type="float">
            <text:p>2097152</text:p>
          </table:table-cell>
          <table:table-cell office:value-type="float" office:value="0.28793" calcext:value-type="float">
            <text:p>0,28793</text:p>
          </table:table-cell>
          <table:table-cell office:value-type="float" office:value="0.137354" calcext:value-type="float">
            <text:p>0,137354</text:p>
          </table:table-cell>
          <table:table-cell office:value-type="float" office:value="0.07914" calcext:value-type="float">
            <text:p>0,07914</text:p>
          </table:table-cell>
          <table:table-cell office:value-type="float" office:value="0.7915" calcext:value-type="float">
            <text:p>0,7915</text:p>
          </table:table-cell>
          <table:table-cell office:value-type="float" office:value="0.202658" calcext:value-type="float">
            <text:p>0,202658</text:p>
          </table:table-cell>
          <table:table-cell office:value-type="float" office:value="0.202142" calcext:value-type="float">
            <text:p>0,202142</text:p>
          </table:table-cell>
          <table:table-cell office:value-type="float" office:value="0.20209" calcext:value-type="float">
            <text:p>0,20209</text:p>
          </table:table-cell>
          <table:table-cell office:value-type="float" office:value="0.200629" calcext:value-type="float">
            <text:p>0,200629</text:p>
          </table:table-cell>
          <table:table-cell table:formula="of:=AVERAGE([.H8:.K8])" office:value-type="float" office:value="0.20187975" calcext:value-type="float">
            <text:p>0,201879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048576" calcext:value-type="float">
            <text:p>1048576</text:p>
          </table:table-cell>
          <table:table-cell office:value-type="float" office:value="0.398216" calcext:value-type="float">
            <text:p>0,398216</text:p>
          </table:table-cell>
          <table:table-cell office:value-type="float" office:value="0.182673" calcext:value-type="float">
            <text:p>0,182673</text:p>
          </table:table-cell>
          <table:table-cell office:value-type="float" office:value="0.113785" calcext:value-type="float">
            <text:p>0,113785</text:p>
          </table:table-cell>
          <table:table-cell office:value-type="float" office:value="1.000757" calcext:value-type="float">
            <text:p>1,000757</text:p>
          </table:table-cell>
          <table:table-cell office:value-type="float" office:value="0.234158" calcext:value-type="float">
            <text:p>0,234158</text:p>
          </table:table-cell>
          <table:table-cell office:value-type="float" office:value="0.23327" calcext:value-type="float">
            <text:p>0,23327</text:p>
          </table:table-cell>
          <table:table-cell office:value-type="float" office:value="0.23205" calcext:value-type="float">
            <text:p>0,23205</text:p>
          </table:table-cell>
          <table:table-cell office:value-type="float" office:value="0.23066" calcext:value-type="float">
            <text:p>0,23066</text:p>
          </table:table-cell>
          <table:table-cell table:formula="of:=AVERAGE([.H9:.K9])" office:value-type="float" office:value="0.2325345" calcext:value-type="float">
            <text:p>0,2325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524288" calcext:value-type="float">
            <text:p>524288</text:p>
          </table:table-cell>
          <table:table-cell office:value-type="float" office:value="0.613642" calcext:value-type="float">
            <text:p>0,613642</text:p>
          </table:table-cell>
          <table:table-cell office:value-type="float" office:value="0.216845" calcext:value-type="float">
            <text:p>0,216845</text:p>
          </table:table-cell>
          <table:table-cell office:value-type="float" office:value="0.103139" calcext:value-type="float">
            <text:p>0,103139</text:p>
          </table:table-cell>
          <table:table-cell office:value-type="float" office:value="1.404597" calcext:value-type="float">
            <text:p>1,404597</text:p>
          </table:table-cell>
          <table:table-cell office:value-type="float" office:value="0.29647" calcext:value-type="float">
            <text:p>0,29647</text:p>
          </table:table-cell>
          <table:table-cell office:value-type="float" office:value="0.337708" calcext:value-type="float">
            <text:p>0,337708</text:p>
          </table:table-cell>
          <table:table-cell office:value-type="float" office:value="0.318733" calcext:value-type="float">
            <text:p>0,318733</text:p>
          </table:table-cell>
          <table:table-cell office:value-type="float" office:value="0.329257" calcext:value-type="float">
            <text:p>0,329257</text:p>
          </table:table-cell>
          <table:table-cell table:formula="of:=AVERAGE([.H10:.K10])" office:value-type="float" office:value="0.320542" calcext:value-type="float">
            <text:p>0,3205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.181809" calcext:value-type="float">
            <text:p>1,181809</text:p>
          </table:table-cell>
          <table:table-cell office:value-type="float" office:value="0.292328" calcext:value-type="float">
            <text:p>0,292328</text:p>
          </table:table-cell>
          <table:table-cell office:value-type="float" office:value="0.182619" calcext:value-type="float">
            <text:p>0,182619</text:p>
          </table:table-cell>
          <table:table-cell office:value-type="float" office:value="1.280338" calcext:value-type="float">
            <text:p>1,280338</text:p>
          </table:table-cell>
          <table:table-cell office:value-type="float" office:value="0.294011" calcext:value-type="float">
            <text:p>0,294011</text:p>
          </table:table-cell>
          <table:table-cell office:value-type="float" office:value="0.307824" calcext:value-type="float">
            <text:p>0,307824</text:p>
          </table:table-cell>
          <table:table-cell office:value-type="float" office:value="0.304868" calcext:value-type="float">
            <text:p>0,304868</text:p>
          </table:table-cell>
          <table:table-cell office:value-type="float" office:value="0.302256" calcext:value-type="float">
            <text:p>0,302256</text:p>
          </table:table-cell>
          <table:table-cell table:formula="of:=AVERAGE([.H11:.K11])" office:value-type="float" office:value="0.30223975" calcext:value-type="float">
            <text:p>0,302239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.843437" calcext:value-type="float">
            <text:p>1,843437</text:p>
          </table:table-cell>
          <table:table-cell office:value-type="float" office:value="0.421036" calcext:value-type="float">
            <text:p>0,421036</text:p>
          </table:table-cell>
          <table:table-cell office:value-type="float" office:value="0.432673" calcext:value-type="float">
            <text:p>0,432673</text:p>
          </table:table-cell>
          <table:table-cell office:value-type="float" office:value="1.588673" calcext:value-type="float">
            <text:p>1,588673</text:p>
          </table:table-cell>
          <table:table-cell office:value-type="float" office:value="0.38446" calcext:value-type="float">
            <text:p>0,38446</text:p>
          </table:table-cell>
          <table:table-cell office:value-type="float" office:value="0.397507" calcext:value-type="float">
            <text:p>0,397507</text:p>
          </table:table-cell>
          <table:table-cell office:value-type="float" office:value="0.393908" calcext:value-type="float">
            <text:p>0,393908</text:p>
          </table:table-cell>
          <table:table-cell office:value-type="float" office:value="0.385552" calcext:value-type="float">
            <text:p>0,385552</text:p>
          </table:table-cell>
          <table:table-cell table:formula="of:=AVERAGE([.H12:.K12])" office:value-type="float" office:value="0.39035675" calcext:value-type="float">
            <text:p>0,390356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.620886" calcext:value-type="float">
            <text:p>1,620886</text:p>
          </table:table-cell>
          <table:table-cell office:value-type="float" office:value="0.448894" calcext:value-type="float">
            <text:p>0,448894</text:p>
          </table:table-cell>
          <table:table-cell office:value-type="float" office:value="0.438483" calcext:value-type="float">
            <text:p>0,438483</text:p>
          </table:table-cell>
          <table:table-cell office:value-type="float" office:value="2.098652" calcext:value-type="float">
            <text:p>2,098652</text:p>
          </table:table-cell>
          <table:table-cell office:value-type="float" office:value="0.551383" calcext:value-type="float">
            <text:p>0,551383</text:p>
          </table:table-cell>
          <table:table-cell office:value-type="float" office:value="0.551861" calcext:value-type="float">
            <text:p>0,551861</text:p>
          </table:table-cell>
          <table:table-cell office:value-type="float" office:value="0.54969" calcext:value-type="float">
            <text:p>0,54969</text:p>
          </table:table-cell>
          <table:table-cell office:value-type="float" office:value="0.544309" calcext:value-type="float">
            <text:p>0,544309</text:p>
          </table:table-cell>
          <table:table-cell table:formula="of:=AVERAGE([.H13:.K13])" office:value-type="float" office:value="0.54931075" calcext:value-type="float">
            <text:p>0,549310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768" calcext:value-type="float">
            <text:p>32768</text:p>
          </table:table-cell>
          <table:table-cell office:value-type="float" office:value="2.518833" calcext:value-type="float">
            <text:p>2,518833</text:p>
          </table:table-cell>
          <table:table-cell office:value-type="float" office:value="0.575021" calcext:value-type="float">
            <text:p>0,575021</text:p>
          </table:table-cell>
          <table:table-cell office:value-type="float" office:value="0.520775" calcext:value-type="float">
            <text:p>0,520775</text:p>
          </table:table-cell>
          <table:table-cell office:value-type="float" office:value="2.882813" calcext:value-type="float">
            <text:p>2,882813</text:p>
          </table:table-cell>
          <table:table-cell office:value-type="float" office:value="0.803054" calcext:value-type="float">
            <text:p>0,803054</text:p>
          </table:table-cell>
          <table:table-cell office:value-type="float" office:value="0.805956" calcext:value-type="float">
            <text:p>0,805956</text:p>
          </table:table-cell>
          <table:table-cell office:value-type="float" office:value="0.806282" calcext:value-type="float">
            <text:p>0,806282</text:p>
          </table:table-cell>
          <table:table-cell office:value-type="float" office:value="0.800171" calcext:value-type="float">
            <text:p>0,800171</text:p>
          </table:table-cell>
          <table:table-cell table:formula="of:=AVERAGE([.H14:.K14])" office:value-type="float" office:value="0.80386575" calcext:value-type="float">
            <text:p>0,803865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office:value-type="float" office:value="3.615022" calcext:value-type="float">
            <text:p>3,615022</text:p>
          </table:table-cell>
          <table:table-cell office:value-type="float" office:value="0.693761" calcext:value-type="float">
            <text:p>0,693761</text:p>
          </table:table-cell>
          <table:table-cell office:value-type="float" office:value="0.574362" calcext:value-type="float">
            <text:p>0,574362</text:p>
          </table:table-cell>
          <table:table-cell office:value-type="float" office:value="4.138546" calcext:value-type="float">
            <text:p>4,138546</text:p>
          </table:table-cell>
          <table:table-cell office:value-type="float" office:value="1.214179" calcext:value-type="float">
            <text:p>1,214179</text:p>
          </table:table-cell>
          <table:table-cell office:value-type="float" office:value="1.21574" calcext:value-type="float">
            <text:p>1,21574</text:p>
          </table:table-cell>
          <table:table-cell office:value-type="float" office:value="1.225851" calcext:value-type="float">
            <text:p>1,225851</text:p>
          </table:table-cell>
          <table:table-cell office:value-type="float" office:value="1.21294" calcext:value-type="float">
            <text:p>1,21294</text:p>
          </table:table-cell>
          <table:table-cell table:formula="of:=AVERAGE([.H15:.K15])" office:value-type="float" office:value="1.2171775" calcext:value-type="float">
            <text:p>1,21717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office:value-type="float" office:value="5.495408" calcext:value-type="float">
            <text:p>5,495408</text:p>
          </table:table-cell>
          <table:table-cell office:value-type="float" office:value="0.902896" calcext:value-type="float">
            <text:p>0,902896</text:p>
          </table:table-cell>
          <table:table-cell office:value-type="float" office:value="0.61804" calcext:value-type="float">
            <text:p>0,61804</text:p>
          </table:table-cell>
          <table:table-cell office:value-type="float" office:value="4.695935" calcext:value-type="float">
            <text:p>4,695935</text:p>
          </table:table-cell>
          <table:table-cell office:value-type="float" office:value="1.726812" calcext:value-type="float">
            <text:p>1,726812</text:p>
          </table:table-cell>
          <table:table-cell office:value-type="float" office:value="1.714733" calcext:value-type="float">
            <text:p>1,714733</text:p>
          </table:table-cell>
          <table:table-cell office:value-type="float" office:value="1.720468" calcext:value-type="float">
            <text:p>1,720468</text:p>
          </table:table-cell>
          <table:table-cell office:value-type="float" office:value="1.745558" calcext:value-type="float">
            <text:p>1,745558</text:p>
          </table:table-cell>
          <table:table-cell table:formula="of:=AVERAGE([.H16:.K16])" office:value-type="float" office:value="1.72689275" calcext:value-type="float">
            <text:p>1,726892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office:value-type="float" office:value="8.355087" calcext:value-type="float">
            <text:p>8,355087</text:p>
          </table:table-cell>
          <table:table-cell office:value-type="float" office:value="1.246132" calcext:value-type="float">
            <text:p>1,246132</text:p>
          </table:table-cell>
          <table:table-cell office:value-type="float" office:value="0.721534" calcext:value-type="float">
            <text:p>0,721534</text:p>
          </table:table-cell>
          <table:table-cell office:value-type="float" office:value="4.269022" calcext:value-type="float">
            <text:p>4,269022</text:p>
          </table:table-cell>
          <table:table-cell office:value-type="float" office:value="1.432237" calcext:value-type="float">
            <text:p>1,432237</text:p>
          </table:table-cell>
          <table:table-cell office:value-type="float" office:value="1.419059" calcext:value-type="float">
            <text:p>1,419059</text:p>
          </table:table-cell>
          <table:table-cell office:value-type="float" office:value="1.41956" calcext:value-type="float">
            <text:p>1,41956</text:p>
          </table:table-cell>
          <table:table-cell office:value-type="float" office:value="1.43431" calcext:value-type="float">
            <text:p>1,43431</text:p>
          </table:table-cell>
          <table:table-cell table:formula="of:=AVERAGE([.H17:.K17])" office:value-type="float" office:value="1.4262915" calcext:value-type="float">
            <text:p>1,426291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office:value-type="float" office:value="10.760095" calcext:value-type="float">
            <text:p>10,760095</text:p>
          </table:table-cell>
          <table:table-cell office:value-type="float" office:value="1.560278" calcext:value-type="float">
            <text:p>1,560278</text:p>
          </table:table-cell>
          <table:table-cell office:value-type="float" office:value="0.961261" calcext:value-type="float">
            <text:p>0,961261</text:p>
          </table:table-cell>
          <table:table-cell office:value-type="float" office:value="4.930186" calcext:value-type="float">
            <text:p>4,930186</text:p>
          </table:table-cell>
          <table:table-cell office:value-type="float" office:value="1.432423" calcext:value-type="float">
            <text:p>1,432423</text:p>
          </table:table-cell>
          <table:table-cell office:value-type="float" office:value="1.439745" calcext:value-type="float">
            <text:p>1,439745</text:p>
          </table:table-cell>
          <table:table-cell office:value-type="float" office:value="1.424811" calcext:value-type="float">
            <text:p>1,424811</text:p>
          </table:table-cell>
          <table:table-cell office:value-type="float" office:value="1.434168" calcext:value-type="float">
            <text:p>1,434168</text:p>
          </table:table-cell>
          <table:table-cell table:formula="of:=AVERAGE([.H18:.K18])" office:value-type="float" office:value="1.43278675" calcext:value-type="float">
            <text:p>1,4327867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9.953753" calcext:value-type="float">
            <text:p>9,953753</text:p>
          </table:table-cell>
          <table:table-cell office:value-type="float" office:value="2.005368" calcext:value-type="float">
            <text:p>2,005368</text:p>
          </table:table-cell>
          <table:table-cell office:value-type="float" office:value="1.35834" calcext:value-type="float">
            <text:p>1,35834</text:p>
          </table:table-cell>
          <table:table-cell office:value-type="float" office:value="6.240499" calcext:value-type="float">
            <text:p>6,240499</text:p>
          </table:table-cell>
          <table:table-cell office:value-type="float" office:value="1.646489" calcext:value-type="float">
            <text:p>1,646489</text:p>
          </table:table-cell>
          <table:table-cell office:value-type="float" office:value="1.640472" calcext:value-type="float">
            <text:p>1,640472</text:p>
          </table:table-cell>
          <table:table-cell office:value-type="float" office:value="1.645379" calcext:value-type="float">
            <text:p>1,645379</text:p>
          </table:table-cell>
          <table:table-cell office:value-type="float" office:value="1.645208" calcext:value-type="float">
            <text:p>1,645208</text:p>
          </table:table-cell>
          <table:table-cell table:formula="of:=AVERAGE([.H19:.K19])" office:value-type="float" office:value="1.644387" calcext:value-type="float">
            <text:p>1,64438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9.064136" calcext:value-type="float">
            <text:p>9,064136</text:p>
          </table:table-cell>
          <table:table-cell office:value-type="float" office:value="2.004366" calcext:value-type="float">
            <text:p>2,004366</text:p>
          </table:table-cell>
          <table:table-cell office:value-type="float" office:value="2.010144" calcext:value-type="float">
            <text:p>2,010144</text:p>
          </table:table-cell>
          <table:table-cell office:value-type="float" office:value="4.928272" calcext:value-type="float">
            <text:p>4,928272</text:p>
          </table:table-cell>
          <table:table-cell office:value-type="float" office:value="1.202313" calcext:value-type="float">
            <text:p>1,202313</text:p>
          </table:table-cell>
          <table:table-cell office:value-type="float" office:value="1.157525" calcext:value-type="float">
            <text:p>1,157525</text:p>
          </table:table-cell>
          <table:table-cell office:value-type="float" office:value="1.172222" calcext:value-type="float">
            <text:p>1,172222</text:p>
          </table:table-cell>
          <table:table-cell office:value-type="float" office:value="1.19039" calcext:value-type="float">
            <text:p>1,19039</text:p>
          </table:table-cell>
          <table:table-cell table:formula="of:=AVERAGE([.H20:.K20])" office:value-type="float" office:value="1.1806125" calcext:value-type="float">
            <text:p>1,18061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.53938" calcext:value-type="float">
            <text:p>5,53938</text:p>
          </table:table-cell>
          <table:table-cell office:value-type="float" office:value="1.400424" calcext:value-type="float">
            <text:p>1,400424</text:p>
          </table:table-cell>
          <table:table-cell office:value-type="float" office:value="1.31952" calcext:value-type="float">
            <text:p>1,31952</text:p>
          </table:table-cell>
          <table:table-cell office:value-type="float" office:value="5.28959" calcext:value-type="float">
            <text:p>5,28959</text:p>
          </table:table-cell>
          <table:table-cell office:value-type="float" office:value="1.21009" calcext:value-type="float">
            <text:p>1,21009</text:p>
          </table:table-cell>
          <table:table-cell office:value-type="float" office:value="1.185431" calcext:value-type="float">
            <text:p>1,185431</text:p>
          </table:table-cell>
          <table:table-cell office:value-type="float" office:value="1.203656" calcext:value-type="float">
            <text:p>1,203656</text:p>
          </table:table-cell>
          <table:table-cell office:value-type="float" office:value="1.195648" calcext:value-type="float">
            <text:p>1,195648</text:p>
          </table:table-cell>
          <table:table-cell table:formula="of:=AVERAGE([.H21:.K21])" office:value-type="float" office:value="1.19870625" calcext:value-type="float">
            <text:p>1,198706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5.799671" calcext:value-type="float">
            <text:p>5,799671</text:p>
          </table:table-cell>
          <table:table-cell office:value-type="float" office:value="1.588869" calcext:value-type="float">
            <text:p>1,588869</text:p>
          </table:table-cell>
          <table:table-cell office:value-type="float" office:value="1.199061" calcext:value-type="float">
            <text:p>1,199061</text:p>
          </table:table-cell>
          <table:table-cell office:value-type="float" office:value="7.643429" calcext:value-type="float">
            <text:p>7,643429</text:p>
          </table:table-cell>
          <table:table-cell office:value-type="float" office:value="2.307414" calcext:value-type="float">
            <text:p>2,307414</text:p>
          </table:table-cell>
          <table:table-cell office:value-type="float" office:value="2.265427" calcext:value-type="float">
            <text:p>2,265427</text:p>
          </table:table-cell>
          <table:table-cell office:value-type="float" office:value="2.269823" calcext:value-type="float">
            <text:p>2,269823</text:p>
          </table:table-cell>
          <table:table-cell office:value-type="float" office:value="2.339152" calcext:value-type="float">
            <text:p>2,339152</text:p>
          </table:table-cell>
          <table:table-cell table:formula="of:=AVERAGE([.H22:.K22])" office:value-type="float" office:value="2.295454" calcext:value-type="float">
            <text:p>2,2954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7.145732" calcext:value-type="float">
            <text:p>7,145732</text:p>
          </table:table-cell>
          <table:table-cell office:value-type="float" office:value="1.834705" calcext:value-type="float">
            <text:p>1,834705</text:p>
          </table:table-cell>
          <table:table-cell office:value-type="float" office:value="1.329879" calcext:value-type="float">
            <text:p>1,329879</text:p>
          </table:table-cell>
          <table:table-cell office:value-type="float" office:value="15.271881" calcext:value-type="float">
            <text:p>15,271881</text:p>
          </table:table-cell>
          <table:table-cell office:value-type="float" office:value="4.203237" calcext:value-type="float">
            <text:p>4,203237</text:p>
          </table:table-cell>
          <table:table-cell office:value-type="float" office:value="4.064926" calcext:value-type="float">
            <text:p>4,064926</text:p>
          </table:table-cell>
          <table:table-cell office:value-type="float" office:value="4.135169" calcext:value-type="float">
            <text:p>4,135169</text:p>
          </table:table-cell>
          <table:table-cell office:value-type="float" office:value="4.162319" calcext:value-type="float">
            <text:p>4,162319</text:p>
          </table:table-cell>
          <table:table-cell table:formula="of:=AVERAGE([.H23:.K23])" office:value-type="float" office:value="4.14141275" calcext:value-type="float">
            <text:p>4,1414127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.480688" calcext:value-type="float">
            <text:p>9,480688</text:p>
          </table:table-cell>
          <table:table-cell office:value-type="float" office:value="2.322935" calcext:value-type="float">
            <text:p>2,322935</text:p>
          </table:table-cell>
          <table:table-cell office:value-type="float" office:value="1.409994" calcext:value-type="float">
            <text:p>1,409994</text:p>
          </table:table-cell>
          <table:table-cell office:value-type="float" office:value="33.592892" calcext:value-type="float">
            <text:p>33,592892</text:p>
          </table:table-cell>
          <table:table-cell table:style-name="ce12" office:value-type="float" office:value="8.500883" calcext:value-type="float">
            <text:p>8,500883</text:p>
          </table:table-cell>
          <table:table-cell table:style-name="ce12" office:value-type="float" office:value="8.619077" calcext:value-type="float">
            <text:p>8,619077</text:p>
          </table:table-cell>
          <table:table-cell table:style-name="ce12" office:value-type="float" office:value="8.361065" calcext:value-type="float">
            <text:p>8,361065</text:p>
          </table:table-cell>
          <table:table-cell table:style-name="ce12" office:value-type="float" office:value="8.514776" calcext:value-type="float">
            <text:p>8,514776</text:p>
          </table:table-cell>
          <table:table-cell table:formula="of:=AVERAGE([.H24:.K24])" office:value-type="float" office:value="8.49895025" calcext:value-type="float">
            <text:p>8,498950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.001556" calcext:value-type="float">
            <text:p>12,001556</text:p>
          </table:table-cell>
          <table:table-cell office:value-type="float" office:value="3.37724" calcext:value-type="float">
            <text:p>3,37724</text:p>
          </table:table-cell>
          <table:table-cell office:value-type="float" office:value="2.315179" calcext:value-type="float">
            <text:p>2,315179</text:p>
          </table:table-cell>
          <table:table-cell office:value-type="float" office:value="70.809623" calcext:value-type="float">
            <text:p>70,809623</text:p>
          </table:table-cell>
          <table:table-cell office:value-type="float" office:value="17.900159" calcext:value-type="float">
            <text:p>17,900159</text:p>
          </table:table-cell>
          <table:table-cell office:value-type="float" office:value="17.766664" calcext:value-type="float">
            <text:p>17,766664</text:p>
          </table:table-cell>
          <table:table-cell office:value-type="float" office:value="17.899681" calcext:value-type="float">
            <text:p>17,899681</text:p>
          </table:table-cell>
          <table:table-cell office:value-type="float" office:value="17.894539" calcext:value-type="float">
            <text:p>17,894539</text:p>
          </table:table-cell>
          <table:table-cell table:formula="of:=AVERAGE([.H25:.K25])" office:value-type="float" office:value="17.86526075" calcext:value-type="float">
            <text:p>17,8652607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.197223" calcext:value-type="float">
            <text:p>16,197223</text:p>
          </table:table-cell>
          <table:table-cell office:value-type="float" office:value="4.299006" calcext:value-type="float">
            <text:p>4,299006</text:p>
          </table:table-cell>
          <table:table-cell office:value-type="float" office:value="3.945758" calcext:value-type="float">
            <text:p>3,945758</text:p>
          </table:table-cell>
          <table:table-cell office:value-type="float" office:value="137.810788" calcext:value-type="float">
            <text:p>137,810788</text:p>
          </table:table-cell>
          <table:table-cell office:value-type="float" office:value="49.914567" calcext:value-type="float">
            <text:p>49,914567</text:p>
          </table:table-cell>
          <table:table-cell office:value-type="float" office:value="49.871591" calcext:value-type="float">
            <text:p>49,871591</text:p>
          </table:table-cell>
          <table:table-cell office:value-type="float" office:value="49.885811" calcext:value-type="float">
            <text:p>49,885811</text:p>
          </table:table-cell>
          <table:table-cell office:value-type="float" office:value="49.916985" calcext:value-type="float">
            <text:p>49,916985</text:p>
          </table:table-cell>
          <table:table-cell table:formula="of:=AVERAGE([.H26:.K26])" office:value-type="float" office:value="49.8972385" calcext:value-type="float">
            <text:p>49,897238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.390915" calcext:value-type="float">
            <text:p>20,390915</text:p>
          </table:table-cell>
          <table:table-cell office:value-type="float" office:value="6.351791" calcext:value-type="float">
            <text:p>6,351791</text:p>
          </table:table-cell>
          <table:table-cell office:value-type="float" office:value="6.359993" calcext:value-type="float">
            <text:p>6,359993</text:p>
          </table:table-cell>
          <table:table-cell office:value-type="float" office:value="332.439564" calcext:value-type="float">
            <text:p>332,439564</text:p>
          </table:table-cell>
          <table:table-cell office:value-type="float" office:value="87.171014" calcext:value-type="float">
            <text:p>87,171014</text:p>
          </table:table-cell>
          <table:table-cell office:value-type="float" office:value="87.175925" calcext:value-type="float">
            <text:p>87,175925</text:p>
          </table:table-cell>
          <table:table-cell office:value-type="float" office:value="87.195454" calcext:value-type="float">
            <text:p>87,195454</text:p>
          </table:table-cell>
          <table:table-cell office:value-type="float" office:value="87.172766" calcext:value-type="float">
            <text:p>87,172766</text:p>
          </table:table-cell>
          <table:table-cell table:formula="of:=AVERAGE([.H27:.K27])" office:value-type="float" office:value="87.17878975" calcext:value-type="float">
            <text:p>87,1787897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9.399007" calcext:value-type="float">
            <text:p>29,399007</text:p>
          </table:table-cell>
          <table:table-cell office:value-type="float" office:value="20.319961" calcext:value-type="float">
            <text:p>20,319961</text:p>
          </table:table-cell>
          <table:table-cell office:value-type="float" office:value="20.336861" calcext:value-type="float">
            <text:p>20,336861</text:p>
          </table:table-cell>
          <table:table-cell office:value-type="float" office:value="479.826179" calcext:value-type="float">
            <text:p>479,826179</text:p>
          </table:table-cell>
          <table:table-cell office:value-type="float" office:value="284.543131" calcext:value-type="float">
            <text:p>284,543131</text:p>
          </table:table-cell>
          <table:table-cell office:value-type="float" office:value="296.727843" calcext:value-type="float">
            <text:p>296,727843</text:p>
          </table:table-cell>
          <table:table-cell office:value-type="float" office:value="284.137814" calcext:value-type="float">
            <text:p>284,137814</text:p>
          </table:table-cell>
          <table:table-cell office:value-type="float" office:value="284.13035" calcext:value-type="float">
            <text:p>284,13035</text:p>
          </table:table-cell>
          <table:table-cell table:formula="of:=AVERAGE([.H28:.K28])" office:value-type="float" office:value="287.3847845" calcext:value-type="float">
            <text:p>287,384784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6.870219" calcext:value-type="float">
            <text:p>46,870219</text:p>
          </table:table-cell>
          <table:table-cell office:value-type="float" office:value="51.385471" calcext:value-type="float">
            <text:p>51,385471</text:p>
          </table:table-cell>
          <table:table-cell office:value-type="float" office:value="51.394605" calcext:value-type="float">
            <text:p>51,394605</text:p>
          </table:table-cell>
          <table:table-cell office:value-type="float" office:value="758.566656" calcext:value-type="float">
            <text:p>758,566656</text:p>
          </table:table-cell>
          <table:table-cell office:value-type="float" office:value="721.441243" calcext:value-type="float">
            <text:p>721,441243</text:p>
          </table:table-cell>
          <table:table-cell office:value-type="float" office:value="721.467042" calcext:value-type="float">
            <text:p>721,467042</text:p>
          </table:table-cell>
          <table:table-cell office:value-type="float" office:value="736.841919" calcext:value-type="float">
            <text:p>736,841919</text:p>
          </table:table-cell>
          <table:table-cell office:value-type="float" office:value="734.550478" calcext:value-type="float">
            <text:p>734,550478</text:p>
          </table:table-cell>
          <table:table-cell table:formula="of:=AVERAGE([.H29:.K29])" office:value-type="float" office:value="728.5751705" calcext:value-type="float">
            <text:p>728,575170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empo</text:p>
          </table:table-cell>
          <table:covered-table-cell table:style-name="ce2"/>
          <table:table-cell table:style-name="ce2" office:value-type="float" office:value="208.937989" calcext:value-type="float">
            <text:p>208,937989</text:p>
          </table:table-cell>
          <table:table-cell table:style-name="ce2" office:value-type="float" office:value="103.784402" calcext:value-type="float">
            <text:p>103,784402</text:p>
          </table:table-cell>
          <table:table-cell table:style-name="ce2" office:value-type="float" office:value="97.933434" calcext:value-type="float">
            <text:p>97,933434</text:p>
          </table:table-cell>
          <table:table-cell office:value-type="float" office:value="1883.615945" calcext:value-type="float">
            <text:p>1883,615945</text:p>
          </table:table-cell>
          <table:table-cell table:style-name="ce2" office:value-type="float" office:value="1189.531488" calcext:value-type="float">
            <text:p>1189,531488</text:p>
          </table:table-cell>
          <table:table-cell table:style-name="ce2" office:value-type="float" office:value="1201.477284" calcext:value-type="float">
            <text:p>1201,477284</text:p>
          </table:table-cell>
          <table:table-cell table:style-name="ce2" office:value-type="float" office:value="1204.248709" calcext:value-type="float">
            <text:p>1204,248709</text:p>
          </table:table-cell>
          <table:table-cell table:style-name="ce2" office:value-type="float" office:value="1202.246185" calcext:value-type="float">
            <text:p>1202,246185</text:p>
          </table:table-cell>
          <table:table-cell table:formula="of:=AVERAGE([.H30:.K30])" office:value-type="float" office:value="1199.3759165" calcext:value-type="float">
            <text:p>1199,3759165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 table:number-columns-spanned="2" table:number-rows-spanned="1">
            <text:p>Uniform</text:p>
          </table:table-cell>
          <table:covered-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1</text:p>
          </table:table-cell>
          <table:table-cell office:value-type="float" office:value="1189.764185" calcext:value-type="float">
            <text:p>1189,764185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2</text:p>
          </table:table-cell>
          <table:table-cell office:value-type="float" office:value="1196.609935" calcext:value-type="float">
            <text:p>1196,609935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3</text:p>
          </table:table-cell>
          <table:table-cell office:value-type="float" office:value="1190.84264" calcext:value-type="float">
            <text:p>1190,84264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4</text:p>
          </table:table-cell>
          <table:table-cell office:value-type="float" office:value="1201.37104" calcext:value-type="float">
            <text:p>1201,37104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5</text:p>
          </table:table-cell>
          <table:table-cell office:value-type="float" office:value="1188.941919" calcext:value-type="float">
            <text:p>1188,941919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romedio</text:p>
          </table:table-cell>
          <table:table-cell table:formula="of:=SUM([.I33:.I37])/5" office:value-type="float" office:value="1193.5059438" calcext:value-type="float">
            <text:p>1193,5059438</text:p>
          </table:table-cell>
          <table:table-cell table:style-name="Default" table:number-columns-repeated="3"/>
        </table:table-row>
      </table:table>
      <table:table table:name="2²⁶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ce7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¹⁹</text:p>
          </table:table-cell>
          <table:covered-table-cell table:style-name="ce1"/>
          <table:covered-table-cell table:number-columns-repeated="2" table:style-name="ce2"/>
          <table:covered-table-cell table:number-columns-repeated="2" table:style-name="ce4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uencial (1 t)</text:p>
          </table:table-cell>
          <table:table-cell table:style-name="ce2" office:value-type="string" calcext:value-type="string">
            <text:p>OMP(6t)</text:p>
          </table:table-cell>
          <table:table-cell table:style-name="ce2" office:value-type="string" calcext:value-type="string">
            <text:p>Omp(12 t)</text:p>
          </table:table-cell>
          <table:table-cell office:value-type="string" calcext:value-type="string">
            <text:p>Xeon (240 t)</text:p>
          </table:table-cell>
          <table:table-cell table:number-columns-repeated="4" table:style-name="ce2" office:value-type="string" calcext:value-type="string">
            <text:p>Xeon 2it</text:p>
          </table:table-cell>
          <table:table-cell table:style-name="ce6" office:value-type="string" calcext:value-type="string">
            <text:p>Promed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33554432" calcext:value-type="float">
            <text:p>33554432</text:p>
          </table:table-cell>
          <table:table-cell office:value-type="float" office:value="0.158192" calcext:value-type="float">
            <text:p>0,158192</text:p>
          </table:table-cell>
          <table:table-cell office:value-type="float" office:value="0.145958" calcext:value-type="float">
            <text:p>0,145958</text:p>
          </table:table-cell>
          <table:table-cell office:value-type="float" office:value="0.138311" calcext:value-type="float">
            <text:p>0,138311</text:p>
          </table:table-cell>
          <table:table-cell office:value-type="float" office:value="0.701643" calcext:value-type="float">
            <text:p>0,701643</text:p>
          </table:table-cell>
          <table:table-cell office:value-type="float" office:value="0.707033" calcext:value-type="float">
            <text:p>0,707033</text:p>
          </table:table-cell>
          <table:table-cell office:value-type="float" office:value="0.724232" calcext:value-type="float">
            <text:p>0,724232</text:p>
          </table:table-cell>
          <table:table-cell office:value-type="float" office:value="0.691486" calcext:value-type="float">
            <text:p>0,691486</text:p>
          </table:table-cell>
          <table:table-cell office:value-type="float" office:value="0.713722" calcext:value-type="float">
            <text:p>0,713722</text:p>
          </table:table-cell>
          <table:table-cell table:formula="of:=AVERAGE([.H5:.K5])" office:value-type="float" office:value="0.70911825" calcext:value-type="float">
            <text:p>0,709118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6777216" calcext:value-type="float">
            <text:p>16777216</text:p>
          </table:table-cell>
          <table:table-cell office:value-type="float" office:value="0.25732" calcext:value-type="float">
            <text:p>0,25732</text:p>
          </table:table-cell>
          <table:table-cell office:value-type="float" office:value="0.161535" calcext:value-type="float">
            <text:p>0,161535</text:p>
          </table:table-cell>
          <table:table-cell office:value-type="float" office:value="0.128568" calcext:value-type="float">
            <text:p>0,128568</text:p>
          </table:table-cell>
          <table:table-cell office:value-type="float" office:value="1.17104" calcext:value-type="float">
            <text:p>1,17104</text:p>
          </table:table-cell>
          <table:table-cell office:value-type="float" office:value="0.305841" calcext:value-type="float">
            <text:p>0,305841</text:p>
          </table:table-cell>
          <table:table-cell office:value-type="float" office:value="0.310611" calcext:value-type="float">
            <text:p>0,310611</text:p>
          </table:table-cell>
          <table:table-cell office:value-type="float" office:value="0.305286" calcext:value-type="float">
            <text:p>0,305286</text:p>
          </table:table-cell>
          <table:table-cell office:value-type="float" office:value="0.307509" calcext:value-type="float">
            <text:p>0,307509</text:p>
          </table:table-cell>
          <table:table-cell table:formula="of:=AVERAGE([.H6:.K6])" office:value-type="float" office:value="0.30731175" calcext:value-type="float">
            <text:p>0,307311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8388608" calcext:value-type="float">
            <text:p>8388608</text:p>
          </table:table-cell>
          <table:table-cell office:value-type="float" office:value="0.392222" calcext:value-type="float">
            <text:p>0,392222</text:p>
          </table:table-cell>
          <table:table-cell office:value-type="float" office:value="0.163851" calcext:value-type="float">
            <text:p>0,163851</text:p>
          </table:table-cell>
          <table:table-cell office:value-type="float" office:value="0.134085" calcext:value-type="float">
            <text:p>0,134085</text:p>
          </table:table-cell>
          <table:table-cell office:value-type="float" office:value="1.763509" calcext:value-type="float">
            <text:p>1,763509</text:p>
          </table:table-cell>
          <table:table-cell office:value-type="float" office:value="0.448294" calcext:value-type="float">
            <text:p>0,448294</text:p>
          </table:table-cell>
          <table:table-cell office:value-type="float" office:value="0.453087" calcext:value-type="float">
            <text:p>0,453087</text:p>
          </table:table-cell>
          <table:table-cell office:value-type="float" office:value="0.450744" calcext:value-type="float">
            <text:p>0,450744</text:p>
          </table:table-cell>
          <table:table-cell office:value-type="float" office:value="0.449917" calcext:value-type="float">
            <text:p>0,449917</text:p>
          </table:table-cell>
          <table:table-cell table:formula="of:=AVERAGE([.H7:.K7])" office:value-type="float" office:value="0.4505105" calcext:value-type="float">
            <text:p>0,45051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4194304" calcext:value-type="float">
            <text:p>4194304</text:p>
          </table:table-cell>
          <table:table-cell office:value-type="float" office:value="0.576583" calcext:value-type="float">
            <text:p>0,576583</text:p>
          </table:table-cell>
          <table:table-cell office:value-type="float" office:value="0.266372" calcext:value-type="float">
            <text:p>0,266372</text:p>
          </table:table-cell>
          <table:table-cell office:value-type="float" office:value="0.158325" calcext:value-type="float">
            <text:p>0,158325</text:p>
          </table:table-cell>
          <table:table-cell office:value-type="float" office:value="2.047432" calcext:value-type="float">
            <text:p>2,047432</text:p>
          </table:table-cell>
          <table:table-cell office:value-type="float" office:value="0.50236" calcext:value-type="float">
            <text:p>0,50236</text:p>
          </table:table-cell>
          <table:table-cell office:value-type="float" office:value="0.507834" calcext:value-type="float">
            <text:p>0,507834</text:p>
          </table:table-cell>
          <table:table-cell office:value-type="float" office:value="0.501573" calcext:value-type="float">
            <text:p>0,501573</text:p>
          </table:table-cell>
          <table:table-cell office:value-type="float" office:value="0.504346" calcext:value-type="float">
            <text:p>0,504346</text:p>
          </table:table-cell>
          <table:table-cell table:formula="of:=AVERAGE([.H8:.K8])" office:value-type="float" office:value="0.50402825" calcext:value-type="float">
            <text:p>0,504028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2097152" calcext:value-type="float">
            <text:p>2097152</text:p>
          </table:table-cell>
          <table:table-cell office:value-type="float" office:value="0.797518" calcext:value-type="float">
            <text:p>0,797518</text:p>
          </table:table-cell>
          <table:table-cell office:value-type="float" office:value="0.27515" calcext:value-type="float">
            <text:p>0,27515</text:p>
          </table:table-cell>
          <table:table-cell office:value-type="float" office:value="0.187352" calcext:value-type="float">
            <text:p>0,187352</text:p>
          </table:table-cell>
          <table:table-cell office:value-type="float" office:value="2.285532" calcext:value-type="float">
            <text:p>2,285532</text:p>
          </table:table-cell>
          <table:table-cell office:value-type="float" office:value="0.555237" calcext:value-type="float">
            <text:p>0,555237</text:p>
          </table:table-cell>
          <table:table-cell office:value-type="float" office:value="0.571394" calcext:value-type="float">
            <text:p>0,571394</text:p>
          </table:table-cell>
          <table:table-cell office:value-type="float" office:value="0.559902" calcext:value-type="float">
            <text:p>0,559902</text:p>
          </table:table-cell>
          <table:table-cell office:value-type="float" office:value="0.5598" calcext:value-type="float">
            <text:p>0,5598</text:p>
          </table:table-cell>
          <table:table-cell table:formula="of:=AVERAGE([.H9:.K9])" office:value-type="float" office:value="0.56158325" calcext:value-type="float">
            <text:p>0,561583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1048576" calcext:value-type="float">
            <text:p>1048576</text:p>
          </table:table-cell>
          <table:table-cell office:value-type="float" office:value="1.240394" calcext:value-type="float">
            <text:p>1,240394</text:p>
          </table:table-cell>
          <table:table-cell office:value-type="float" office:value="0.420931" calcext:value-type="float">
            <text:p>0,420931</text:p>
          </table:table-cell>
          <table:table-cell office:value-type="float" office:value="0.220511" calcext:value-type="float">
            <text:p>0,220511</text:p>
          </table:table-cell>
          <table:table-cell office:value-type="float" office:value="3.254838" calcext:value-type="float">
            <text:p>3,254838</text:p>
          </table:table-cell>
          <table:table-cell office:value-type="float" office:value="0.803409" calcext:value-type="float">
            <text:p>0,803409</text:p>
          </table:table-cell>
          <table:table-cell office:value-type="float" office:value="0.835418" calcext:value-type="float">
            <text:p>0,835418</text:p>
          </table:table-cell>
          <table:table-cell office:value-type="float" office:value="0.824704" calcext:value-type="float">
            <text:p>0,824704</text:p>
          </table:table-cell>
          <table:table-cell office:value-type="float" office:value="0.826323" calcext:value-type="float">
            <text:p>0,826323</text:p>
          </table:table-cell>
          <table:table-cell table:formula="of:=AVERAGE([.H10:.K10])" office:value-type="float" office:value="0.8224635" calcext:value-type="float">
            <text:p>0,82246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524288" calcext:value-type="float">
            <text:p>524288</text:p>
          </table:table-cell>
          <table:table-cell office:value-type="float" office:value="2.384416" calcext:value-type="float">
            <text:p>2,384416</text:p>
          </table:table-cell>
          <table:table-cell office:value-type="float" office:value="0.585241" calcext:value-type="float">
            <text:p>0,585241</text:p>
          </table:table-cell>
          <table:table-cell office:value-type="float" office:value="0.366946" calcext:value-type="float">
            <text:p>0,366946</text:p>
          </table:table-cell>
          <table:table-cell office:value-type="float" office:value="3.9" calcext:value-type="float">
            <text:p>3,9</text:p>
          </table:table-cell>
          <table:table-cell office:value-type="float" office:value="0.930925" calcext:value-type="float">
            <text:p>0,930925</text:p>
          </table:table-cell>
          <table:table-cell office:value-type="float" office:value="0.967364" calcext:value-type="float">
            <text:p>0,967364</text:p>
          </table:table-cell>
          <table:table-cell office:value-type="float" office:value="0.934985" calcext:value-type="float">
            <text:p>0,934985</text:p>
          </table:table-cell>
          <table:table-cell office:value-type="float" office:value="0.930975" calcext:value-type="float">
            <text:p>0,930975</text:p>
          </table:table-cell>
          <table:table-cell table:formula="of:=AVERAGE([.H11:.K11])" office:value-type="float" office:value="0.94106225" calcext:value-type="float">
            <text:p>0,941062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.816333" calcext:value-type="float">
            <text:p>3,816333</text:p>
          </table:table-cell>
          <table:table-cell office:value-type="float" office:value="0.984726" calcext:value-type="float">
            <text:p>0,984726</text:p>
          </table:table-cell>
          <table:table-cell office:value-type="float" office:value="0.882683" calcext:value-type="float">
            <text:p>0,882683</text:p>
          </table:table-cell>
          <table:table-cell office:value-type="float" office:value="3.836664" calcext:value-type="float">
            <text:p>3,836664</text:p>
          </table:table-cell>
          <table:table-cell office:value-type="float" office:value="0.925486" calcext:value-type="float">
            <text:p>0,925486</text:p>
          </table:table-cell>
          <table:table-cell office:value-type="float" office:value="0.943696" calcext:value-type="float">
            <text:p>0,943696</text:p>
          </table:table-cell>
          <table:table-cell office:value-type="float" office:value="0.92831" calcext:value-type="float">
            <text:p>0,92831</text:p>
          </table:table-cell>
          <table:table-cell office:value-type="float" office:value="0.936088" calcext:value-type="float">
            <text:p>0,936088</text:p>
          </table:table-cell>
          <table:table-cell table:formula="of:=AVERAGE([.H12:.K12])" office:value-type="float" office:value="0.933395" calcext:value-type="float">
            <text:p>0,9333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.374994" calcext:value-type="float">
            <text:p>5,374994</text:p>
          </table:table-cell>
          <table:table-cell office:value-type="float" office:value="1.208913" calcext:value-type="float">
            <text:p>1,208913</text:p>
          </table:table-cell>
          <table:table-cell office:value-type="float" office:value="0.939138" calcext:value-type="float">
            <text:p>0,939138</text:p>
          </table:table-cell>
          <table:table-cell office:value-type="float" office:value="4.569998" calcext:value-type="float">
            <text:p>4,569998</text:p>
          </table:table-cell>
          <table:table-cell office:value-type="float" office:value="1.147491" calcext:value-type="float">
            <text:p>1,147491</text:p>
          </table:table-cell>
          <table:table-cell office:value-type="float" office:value="1.149777" calcext:value-type="float">
            <text:p>1,149777</text:p>
          </table:table-cell>
          <table:table-cell office:value-type="float" office:value="1.124898" calcext:value-type="float">
            <text:p>1,124898</text:p>
          </table:table-cell>
          <table:table-cell office:value-type="float" office:value="1.143804" calcext:value-type="float">
            <text:p>1,143804</text:p>
          </table:table-cell>
          <table:table-cell table:formula="of:=AVERAGE([.H13:.K13])" office:value-type="float" office:value="1.1414925" calcext:value-type="float">
            <text:p>1,14149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5536" calcext:value-type="float">
            <text:p>65536</text:p>
          </table:table-cell>
          <table:table-cell office:value-type="float" office:value="4.394511" calcext:value-type="float">
            <text:p>4,394511</text:p>
          </table:table-cell>
          <table:table-cell office:value-type="float" office:value="1.209728" calcext:value-type="float">
            <text:p>1,209728</text:p>
          </table:table-cell>
          <table:table-cell office:value-type="float" office:value="1.007515" calcext:value-type="float">
            <text:p>1,007515</text:p>
          </table:table-cell>
          <table:table-cell office:value-type="float" office:value="5.714311" calcext:value-type="float">
            <text:p>5,714311</text:p>
          </table:table-cell>
          <table:table-cell office:value-type="float" office:value="1.551994" calcext:value-type="float">
            <text:p>1,551994</text:p>
          </table:table-cell>
          <table:table-cell office:value-type="float" office:value="1.535209" calcext:value-type="float">
            <text:p>1,535209</text:p>
          </table:table-cell>
          <table:table-cell office:value-type="float" office:value="1.543532" calcext:value-type="float">
            <text:p>1,543532</text:p>
          </table:table-cell>
          <table:table-cell office:value-type="float" office:value="1.546615" calcext:value-type="float">
            <text:p>1,546615</text:p>
          </table:table-cell>
          <table:table-cell table:formula="of:=AVERAGE([.H14:.K14])" office:value-type="float" office:value="1.5443375" calcext:value-type="float">
            <text:p>1,54433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768" calcext:value-type="float">
            <text:p>32768</text:p>
          </table:table-cell>
          <table:table-cell office:value-type="float" office:value="7.658685" calcext:value-type="float">
            <text:p>7,658685</text:p>
          </table:table-cell>
          <table:table-cell office:value-type="float" office:value="1.489788" calcext:value-type="float">
            <text:p>1,489788</text:p>
          </table:table-cell>
          <table:table-cell office:value-type="float" office:value="1.159201" calcext:value-type="float">
            <text:p>1,159201</text:p>
          </table:table-cell>
          <table:table-cell office:value-type="float" office:value="7.791016" calcext:value-type="float">
            <text:p>7,791016</text:p>
          </table:table-cell>
          <table:table-cell office:value-type="float" office:value="2.23462" calcext:value-type="float">
            <text:p>2,23462</text:p>
          </table:table-cell>
          <table:table-cell office:value-type="float" office:value="2.239607" calcext:value-type="float">
            <text:p>2,239607</text:p>
          </table:table-cell>
          <table:table-cell office:value-type="float" office:value="2.227827" calcext:value-type="float">
            <text:p>2,227827</text:p>
          </table:table-cell>
          <table:table-cell office:value-type="float" office:value="2.232071" calcext:value-type="float">
            <text:p>2,232071</text:p>
          </table:table-cell>
          <table:table-cell table:formula="of:=AVERAGE([.H15:.K15])" office:value-type="float" office:value="2.23353125" calcext:value-type="float">
            <text:p>2,233531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office:value-type="float" office:value="11.143847" calcext:value-type="float">
            <text:p>11,143847</text:p>
          </table:table-cell>
          <table:table-cell office:value-type="float" office:value="1.836411" calcext:value-type="float">
            <text:p>1,836411</text:p>
          </table:table-cell>
          <table:table-cell office:value-type="float" office:value="1.265956" calcext:value-type="float">
            <text:p>1,265956</text:p>
          </table:table-cell>
          <table:table-cell office:value-type="float" office:value="10.875789" calcext:value-type="float">
            <text:p>10,875789</text:p>
          </table:table-cell>
          <table:table-cell office:value-type="float" office:value="3.463191" calcext:value-type="float">
            <text:p>3,463191</text:p>
          </table:table-cell>
          <table:table-cell office:value-type="float" office:value="3.48511" calcext:value-type="float">
            <text:p>3,48511</text:p>
          </table:table-cell>
          <table:table-cell office:value-type="float" office:value="3.448039" calcext:value-type="float">
            <text:p>3,448039</text:p>
          </table:table-cell>
          <table:table-cell office:value-type="float" office:value="3.438257" calcext:value-type="float">
            <text:p>3,438257</text:p>
          </table:table-cell>
          <table:table-cell table:formula="of:=AVERAGE([.H16:.K16])" office:value-type="float" office:value="3.45864925" calcext:value-type="float">
            <text:p>3,458649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office:value-type="float" office:value="16.703061" calcext:value-type="float">
            <text:p>16,703061</text:p>
          </table:table-cell>
          <table:table-cell office:value-type="float" office:value="2.405378" calcext:value-type="float">
            <text:p>2,405378</text:p>
          </table:table-cell>
          <table:table-cell office:value-type="float" office:value="1.487587" calcext:value-type="float">
            <text:p>1,487587</text:p>
          </table:table-cell>
          <table:table-cell office:value-type="float" office:value="13.46691" calcext:value-type="float">
            <text:p>13,46691</text:p>
          </table:table-cell>
          <table:table-cell office:value-type="float" office:value="5.052873" calcext:value-type="float">
            <text:p>5,052873</text:p>
          </table:table-cell>
          <table:table-cell office:value-type="float" office:value="5.046725" calcext:value-type="float">
            <text:p>5,046725</text:p>
          </table:table-cell>
          <table:table-cell office:value-type="float" office:value="5.048874" calcext:value-type="float">
            <text:p>5,048874</text:p>
          </table:table-cell>
          <table:table-cell office:value-type="float" office:value="5.062821" calcext:value-type="float">
            <text:p>5,062821</text:p>
          </table:table-cell>
          <table:table-cell table:formula="of:=AVERAGE([.H17:.K17])" office:value-type="float" office:value="5.05282325" calcext:value-type="float">
            <text:p>5,052823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office:value-type="float" office:value="24.248288" calcext:value-type="float">
            <text:p>24,248288</text:p>
          </table:table-cell>
          <table:table-cell office:value-type="float" office:value="3.270984" calcext:value-type="float">
            <text:p>3,270984</text:p>
          </table:table-cell>
          <table:table-cell office:value-type="float" office:value="1.828819" calcext:value-type="float">
            <text:p>1,828819</text:p>
          </table:table-cell>
          <table:table-cell office:value-type="float" office:value="11.789241" calcext:value-type="float">
            <text:p>11,789241</text:p>
          </table:table-cell>
          <table:table-cell office:value-type="float" office:value="3.886732" calcext:value-type="float">
            <text:p>3,886732</text:p>
          </table:table-cell>
          <table:table-cell office:value-type="float" office:value="3.859059" calcext:value-type="float">
            <text:p>3,859059</text:p>
          </table:table-cell>
          <table:table-cell office:value-type="float" office:value="3.887779" calcext:value-type="float">
            <text:p>3,887779</text:p>
          </table:table-cell>
          <table:table-cell office:value-type="float" office:value="3.856492" calcext:value-type="float">
            <text:p>3,856492</text:p>
          </table:table-cell>
          <table:table-cell table:formula="of:=AVERAGE([.H18:.K18])" office:value-type="float" office:value="3.8725155" calcext:value-type="float">
            <text:p>3,872515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office:value-type="float" office:value="32.466597" calcext:value-type="float">
            <text:p>32,466597</text:p>
          </table:table-cell>
          <table:table-cell office:value-type="float" office:value="4.358036" calcext:value-type="float">
            <text:p>4,358036</text:p>
          </table:table-cell>
          <table:table-cell office:value-type="float" office:value="2.451598" calcext:value-type="float">
            <text:p>2,451598</text:p>
          </table:table-cell>
          <table:table-cell office:value-type="float" office:value="13.253458" calcext:value-type="float">
            <text:p>13,253458</text:p>
          </table:table-cell>
          <table:table-cell office:value-type="float" office:value="4.053172" calcext:value-type="float">
            <text:p>4,053172</text:p>
          </table:table-cell>
          <table:table-cell office:value-type="float" office:value="4.032225" calcext:value-type="float">
            <text:p>4,032225</text:p>
          </table:table-cell>
          <table:table-cell office:value-type="float" office:value="4.057781" calcext:value-type="float">
            <text:p>4,057781</text:p>
          </table:table-cell>
          <table:table-cell office:value-type="float" office:value="4.058253" calcext:value-type="float">
            <text:p>4,058253</text:p>
          </table:table-cell>
          <table:table-cell table:formula="of:=AVERAGE([.H19:.K19])" office:value-type="float" office:value="4.05035775" calcext:value-type="float">
            <text:p>4,050357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24" calcext:value-type="float">
            <text:p>1024</text:p>
          </table:table-cell>
          <table:table-cell office:value-type="float" office:value="28.023753" calcext:value-type="float">
            <text:p>28,023753</text:p>
          </table:table-cell>
          <table:table-cell office:value-type="float" office:value="5.630686" calcext:value-type="float">
            <text:p>5,630686</text:p>
          </table:table-cell>
          <table:table-cell office:value-type="float" office:value="3.25691" calcext:value-type="float">
            <text:p>3,25691</text:p>
          </table:table-cell>
          <table:table-cell office:value-type="float" office:value="15.852567" calcext:value-type="float">
            <text:p>15,852567</text:p>
          </table:table-cell>
          <table:table-cell office:value-type="float" office:value="4.513154" calcext:value-type="float">
            <text:p>4,513154</text:p>
          </table:table-cell>
          <table:table-cell office:value-type="float" office:value="4.52988" calcext:value-type="float">
            <text:p>4,52988</text:p>
          </table:table-cell>
          <table:table-cell office:value-type="float" office:value="4.508172" calcext:value-type="float">
            <text:p>4,508172</text:p>
          </table:table-cell>
          <table:table-cell office:value-type="float" office:value="4.527457" calcext:value-type="float">
            <text:p>4,527457</text:p>
          </table:table-cell>
          <table:table-cell table:formula="of:=AVERAGE([.H20:.K20])" office:value-type="float" office:value="4.51966575" calcext:value-type="float">
            <text:p>4,519665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26.817965" calcext:value-type="float">
            <text:p>26,817965</text:p>
          </table:table-cell>
          <table:table-cell office:value-type="float" office:value="5.039824" calcext:value-type="float">
            <text:p>5,039824</text:p>
          </table:table-cell>
          <table:table-cell office:value-type="float" office:value="3.265911" calcext:value-type="float">
            <text:p>3,265911</text:p>
          </table:table-cell>
          <table:table-cell office:value-type="float" office:value="13.741981" calcext:value-type="float">
            <text:p>13,741981</text:p>
          </table:table-cell>
          <table:table-cell office:value-type="float" office:value="3.154207" calcext:value-type="float">
            <text:p>3,154207</text:p>
          </table:table-cell>
          <table:table-cell office:value-type="float" office:value="3.140027" calcext:value-type="float">
            <text:p>3,140027</text:p>
          </table:table-cell>
          <table:table-cell office:value-type="float" office:value="3.167722" calcext:value-type="float">
            <text:p>3,167722</text:p>
          </table:table-cell>
          <table:table-cell office:value-type="float" office:value="3.189411" calcext:value-type="float">
            <text:p>3,189411</text:p>
          </table:table-cell>
          <table:table-cell table:formula="of:=AVERAGE([.H21:.K21])" office:value-type="float" office:value="3.16284175" calcext:value-type="float">
            <text:p>3,162841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14.405843" calcext:value-type="float">
            <text:p>14,405843</text:p>
          </table:table-cell>
          <table:table-cell office:value-type="float" office:value="3.47897" calcext:value-type="float">
            <text:p>3,47897</text:p>
          </table:table-cell>
          <table:table-cell office:value-type="float" office:value="2.447834" calcext:value-type="float">
            <text:p>2,447834</text:p>
          </table:table-cell>
          <table:table-cell office:value-type="float" office:value="10.889852" calcext:value-type="float">
            <text:p>10,889852</text:p>
          </table:table-cell>
          <table:table-cell office:value-type="float" office:value="3.993662" calcext:value-type="float">
            <text:p>3,993662</text:p>
          </table:table-cell>
          <table:table-cell office:value-type="float" office:value="4.040899" calcext:value-type="float">
            <text:p>4,040899</text:p>
          </table:table-cell>
          <table:table-cell office:value-type="float" office:value="3.957435" calcext:value-type="float">
            <text:p>3,957435</text:p>
          </table:table-cell>
          <table:table-cell office:value-type="float" office:value="3.952829" calcext:value-type="float">
            <text:p>3,952829</text:p>
          </table:table-cell>
          <table:table-cell table:formula="of:=AVERAGE([.H22:.K22])" office:value-type="float" office:value="3.98620625" calcext:value-type="float">
            <text:p>3,986206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7.444235" calcext:value-type="float">
            <text:p>17,444235</text:p>
          </table:table-cell>
          <table:table-cell office:value-type="float" office:value="4.489947" calcext:value-type="float">
            <text:p>4,489947</text:p>
          </table:table-cell>
          <table:table-cell office:value-type="float" office:value="2.893016" calcext:value-type="float">
            <text:p>2,893016</text:p>
          </table:table-cell>
          <table:table-cell office:value-type="float" office:value="17.521788" calcext:value-type="float">
            <text:p>17,521788</text:p>
          </table:table-cell>
          <table:table-cell office:value-type="float" office:value="5.335239" calcext:value-type="float">
            <text:p>5,335239</text:p>
          </table:table-cell>
          <table:table-cell office:value-type="float" office:value="5.234296" calcext:value-type="float">
            <text:p>5,234296</text:p>
          </table:table-cell>
          <table:table-cell office:value-type="float" office:value="5.409763" calcext:value-type="float">
            <text:p>5,409763</text:p>
          </table:table-cell>
          <table:table-cell office:value-type="float" office:value="5.099101" calcext:value-type="float">
            <text:p>5,099101</text:p>
          </table:table-cell>
          <table:table-cell table:formula="of:=AVERAGE([.H23:.K23])" office:value-type="float" office:value="5.26959975" calcext:value-type="float">
            <text:p>5,2695997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22.746338" calcext:value-type="float">
            <text:p>22,746338</text:p>
          </table:table-cell>
          <table:table-cell office:value-type="float" office:value="6.218215" calcext:value-type="float">
            <text:p>6,218215</text:p>
          </table:table-cell>
          <table:table-cell office:value-type="float" office:value="3.821404" calcext:value-type="float">
            <text:p>3,821404</text:p>
          </table:table-cell>
          <table:table-cell office:value-type="float" office:value="45.769208" calcext:value-type="float">
            <text:p>45,769208</text:p>
          </table:table-cell>
          <table:table-cell table:style-name="ce12" office:value-type="float" office:value="13.425404" calcext:value-type="float">
            <text:p>13,425404</text:p>
          </table:table-cell>
          <table:table-cell table:style-name="ce12" office:value-type="float" office:value="13.253041" calcext:value-type="float">
            <text:p>13,253041</text:p>
          </table:table-cell>
          <table:table-cell table:style-name="ce12" office:value-type="float" office:value="13.405461" calcext:value-type="float">
            <text:p>13,405461</text:p>
          </table:table-cell>
          <table:table-cell table:style-name="ce12" office:value-type="float" office:value="13.514998" calcext:value-type="float">
            <text:p>13,514998</text:p>
          </table:table-cell>
          <table:table-cell table:formula="of:=AVERAGE([.H24:.K24])" office:value-type="float" office:value="13.399726" calcext:value-type="float">
            <text:p>13,3997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.823779" calcext:value-type="float">
            <text:p>30,823779</text:p>
          </table:table-cell>
          <table:table-cell office:value-type="float" office:value="8.758328" calcext:value-type="float">
            <text:p>8,758328</text:p>
          </table:table-cell>
          <table:table-cell office:value-type="float" office:value="6.475155" calcext:value-type="float">
            <text:p>6,475155</text:p>
          </table:table-cell>
          <table:table-cell office:value-type="float" office:value="122.577977" calcext:value-type="float">
            <text:p>122,577977</text:p>
          </table:table-cell>
          <table:table-cell office:value-type="float" office:value="32.099239" calcext:value-type="float">
            <text:p>32,099239</text:p>
          </table:table-cell>
          <table:table-cell office:value-type="float" office:value="31.829301" calcext:value-type="float">
            <text:p>31,829301</text:p>
          </table:table-cell>
          <table:table-cell office:value-type="float" office:value="32.053938" calcext:value-type="float">
            <text:p>32,053938</text:p>
          </table:table-cell>
          <table:table-cell office:value-type="float" office:value="31.939807" calcext:value-type="float">
            <text:p>31,939807</text:p>
          </table:table-cell>
          <table:table-cell table:formula="of:=AVERAGE([.H25:.K25])" office:value-type="float" office:value="31.98057125" calcext:value-type="float">
            <text:p>31,980571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3.640897" calcext:value-type="float">
            <text:p>43,640897</text:p>
          </table:table-cell>
          <table:table-cell office:value-type="float" office:value="11.871631" calcext:value-type="float">
            <text:p>11,871631</text:p>
          </table:table-cell>
          <table:table-cell office:value-type="float" office:value="11.053239" calcext:value-type="float">
            <text:p>11,053239</text:p>
          </table:table-cell>
          <table:table-cell office:value-type="float" office:value="286.51004" calcext:value-type="float">
            <text:p>286,51004</text:p>
          </table:table-cell>
          <table:table-cell office:value-type="float" office:value="101.642952" calcext:value-type="float">
            <text:p>101,642952</text:p>
          </table:table-cell>
          <table:table-cell office:value-type="float" office:value="101.034361" calcext:value-type="float">
            <text:p>101,034361</text:p>
          </table:table-cell>
          <table:table-cell office:value-type="float" office:value="100.798511" calcext:value-type="float">
            <text:p>100,798511</text:p>
          </table:table-cell>
          <table:table-cell office:value-type="float" office:value="100.458287" calcext:value-type="float">
            <text:p>100,458287</text:p>
          </table:table-cell>
          <table:table-cell table:formula="of:=AVERAGE([.H26:.K26])" office:value-type="float" office:value="100.98352775" calcext:value-type="float">
            <text:p>100,9835277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4.069523" calcext:value-type="float">
            <text:p>34,069523</text:p>
          </table:table-cell>
          <table:table-cell office:value-type="float" office:value="11.654394" calcext:value-type="float">
            <text:p>11,654394</text:p>
          </table:table-cell>
          <table:table-cell office:value-type="float" office:value="8.095306" calcext:value-type="float">
            <text:p>8,095306</text:p>
          </table:table-cell>
          <table:table-cell office:value-type="float" office:value="281.707293" calcext:value-type="float">
            <text:p>281,707293</text:p>
          </table:table-cell>
          <table:table-cell office:value-type="float" office:value="101.630991" calcext:value-type="float">
            <text:p>101,630991</text:p>
          </table:table-cell>
          <table:table-cell office:value-type="float" office:value="101.667837" calcext:value-type="float">
            <text:p>101,667837</text:p>
          </table:table-cell>
          <table:table-cell office:value-type="float" office:value="102.077097" calcext:value-type="float">
            <text:p>102,077097</text:p>
          </table:table-cell>
          <table:table-cell office:value-type="float" office:value="101.643401" calcext:value-type="float">
            <text:p>101,643401</text:p>
          </table:table-cell>
          <table:table-cell table:formula="of:=AVERAGE([.H27:.K27])" office:value-type="float" office:value="101.7548315" calcext:value-type="float">
            <text:p>101,75483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4.213502" calcext:value-type="float">
            <text:p>104,213502</text:p>
          </table:table-cell>
          <table:table-cell office:value-type="float" office:value="65.711633" calcext:value-type="float">
            <text:p>65,711633</text:p>
          </table:table-cell>
          <table:table-cell office:value-type="float" office:value="66.466185" calcext:value-type="float">
            <text:p>66,466185</text:p>
          </table:table-cell>
          <table:table-cell office:value-type="float" office:value="1644.363746" calcext:value-type="float">
            <text:p>1644,363746</text:p>
          </table:table-cell>
          <table:table-cell office:value-type="float" office:value="925.90114" calcext:value-type="float">
            <text:p>925,90114</text:p>
          </table:table-cell>
          <table:table-cell office:value-type="float" office:value="925.870093" calcext:value-type="float">
            <text:p>925,870093</text:p>
          </table:table-cell>
          <table:table-cell office:value-type="float" office:value="925.863964" calcext:value-type="float">
            <text:p>925,863964</text:p>
          </table:table-cell>
          <table:table-cell office:value-type="float" office:value="933.233665" calcext:value-type="float">
            <text:p>933,233665</text:p>
          </table:table-cell>
          <table:table-cell table:formula="of:=AVERAGE([.H28:.K28])" office:value-type="float" office:value="927.7172155" calcext:value-type="float">
            <text:p>927,717215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7.10504" calcext:value-type="float">
            <text:p>77,10504</text:p>
          </table:table-cell>
          <table:table-cell office:value-type="float" office:value="46.986082" calcext:value-type="float">
            <text:p>46,986082</text:p>
          </table:table-cell>
          <table:table-cell office:value-type="float" office:value="46.741652" calcext:value-type="float">
            <text:p>46,741652</text:p>
          </table:table-cell>
          <table:table-cell office:value-type="float" office:value="1261.921432" calcext:value-type="float">
            <text:p>1261,921432</text:p>
          </table:table-cell>
          <table:table-cell office:value-type="float" office:value="658.032357" calcext:value-type="float">
            <text:p>658,032357</text:p>
          </table:table-cell>
          <table:table-cell office:value-type="float" office:value="656.928728" calcext:value-type="float">
            <text:p>656,928728</text:p>
          </table:table-cell>
          <table:table-cell office:value-type="float" office:value="660.61597" calcext:value-type="float">
            <text:p>660,61597</text:p>
          </table:table-cell>
          <table:table-cell office:value-type="float" office:value="671.509973" calcext:value-type="float">
            <text:p>671,509973</text:p>
          </table:table-cell>
          <table:table-cell table:formula="of:=AVERAGE([.H29:.K29])" office:value-type="float" office:value="661.771757" calcext:value-type="float">
            <text:p>661,77175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2.450513" calcext:value-type="float">
            <text:p>102,450513</text:p>
          </table:table-cell>
          <table:table-cell office:value-type="float" office:value="111.978652" calcext:value-type="float">
            <text:p>111,978652</text:p>
          </table:table-cell>
          <table:table-cell office:value-type="float" office:value="112.017967" calcext:value-type="float">
            <text:p>112,017967</text:p>
          </table:table-cell>
          <table:table-cell office:value-type="float" office:value="1654.549277" calcext:value-type="float">
            <text:p>1654,549277</text:p>
          </table:table-cell>
          <table:table-cell office:value-type="float" office:value="1584.903048" calcext:value-type="float">
            <text:p>1584,903048</text:p>
          </table:table-cell>
          <table:table-cell office:value-type="float" office:value="1585.050792" calcext:value-type="float">
            <text:p>1585,050792</text:p>
          </table:table-cell>
          <table:table-cell office:value-type="float" office:value="1577.676123" calcext:value-type="float">
            <text:p>1577,676123</text:p>
          </table:table-cell>
          <table:table-cell office:value-type="float" office:value="1577.658479" calcext:value-type="float">
            <text:p>1577,658479</text:p>
          </table:table-cell>
          <table:table-cell table:formula="of:=AVERAGE([.H30:.K30])" office:value-type="float" office:value="1581.3221105" calcext:value-type="float">
            <text:p>1581,322110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empo</text:p>
          </table:table-cell>
          <table:covered-table-cell table:style-name="ce2"/>
          <table:table-cell table:style-name="ce2" office:value-type="float" office:value="613.354664" calcext:value-type="float">
            <text:p>613,354664</text:p>
          </table:table-cell>
          <table:table-cell table:style-name="ce2" office:value-type="float" office:value="300.605269" calcext:value-type="float">
            <text:p>300,605269</text:p>
          </table:table-cell>
          <table:table-cell table:style-name="ce2" office:value-type="float" office:value="278.895258" calcext:value-type="float">
            <text:p>278,895258</text:p>
          </table:table-cell>
          <table:table-cell office:value-type="float" office:value="5442.472147" calcext:value-type="float">
            <text:p>5442,472147</text:p>
          </table:table-cell>
          <table:table-cell table:style-name="ce2" office:value-type="float" office:value="3461.415134" calcext:value-type="float">
            <text:p>3461,415134</text:p>
          </table:table-cell>
          <table:table-cell table:style-name="ce2" office:value-type="float" office:value="3459.447502" calcext:value-type="float">
            <text:p>3459,447502</text:p>
          </table:table-cell>
          <table:table-cell table:style-name="ce2" office:value-type="float" office:value="3456.276355" calcext:value-type="float">
            <text:p>3456,276355</text:p>
          </table:table-cell>
          <table:table-cell table:style-name="ce2" office:value-type="float" office:value="3473.507648" calcext:value-type="float">
            <text:p>3473,507648</text:p>
          </table:table-cell>
          <table:table-cell table:formula="of:=AVERAGE([.H31:.K31])" office:value-type="float" office:value="3462.66165975" calcext:value-type="float">
            <text:p>3462,66165975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 table:number-columns-spanned="2" table:number-rows-spanned="1">
            <text:p>Uniform</text:p>
          </table:table-cell>
          <table:covered-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1</text:p>
          </table:table-cell>
          <table:table-cell office:value-type="float" office:value="3472.520544" calcext:value-type="float">
            <text:p>3472,520544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2</text:p>
          </table:table-cell>
          <table:table-cell office:value-type="float" office:value="3462.491862" calcext:value-type="float">
            <text:p>3462,491862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3</text:p>
          </table:table-cell>
          <table:table-cell office:value-type="float" office:value="3487.019946" calcext:value-type="float">
            <text:p>3487,01994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4</text:p>
          </table:table-cell>
          <table:table-cell office:value-type="float" office:value="3464.504602" calcext:value-type="float">
            <text:p>3464,504602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5</text:p>
          </table:table-cell>
          <table:table-cell office:value-type="float" office:value="3466.983069" calcext:value-type="float">
            <text:p>3466,983069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Promedio</text:p>
          </table:table-cell>
          <table:table-cell table:formula="of:=SUM([.I35:.I39])/5" office:value-type="float" office:value="3470.7040046" calcext:value-type="float">
            <text:p>3470,7040046</text:p>
          </table:table-cell>
          <table:table-cell table:style-name="Default" table:number-columns-repeated="3"/>
        </table:table-row>
      </table:table>
      <table:table table:name="2²⁷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7"/>
        <table:table-column table:style-name="co1" table:default-cell-style-name="ce5"/>
        <table:table-column table:style-name="co1" table:number-columns-repeated="4" table:default-cell-style-name="ce3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2¹⁹</text:p>
          </table:table-cell>
          <table:covered-table-cell table:style-name="ce17"/>
          <table:covered-table-cell table:number-columns-repeated="2"/>
          <table:covered-table-cell table:number-columns-repeated="3" table:style-name="Default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uencial (1 t)</text:p>
          </table:table-cell>
          <table:table-cell table:style-name="ce2" office:value-type="string" calcext:value-type="string">
            <text:p>OMP(6t)</text:p>
          </table:table-cell>
          <table:table-cell table:style-name="ce2" office:value-type="string" calcext:value-type="string">
            <text:p>Omp(12 t)</text:p>
          </table:table-cell>
          <table:table-cell table:style-name="ce19" office:value-type="string" calcext:value-type="string">
            <text:p>Promedio</text:p>
          </table:table-cell>
          <table:table-cell office:value-type="string" calcext:value-type="string">
            <text:p>Xeon (240 t)</text:p>
          </table:table-cell>
          <table:table-cell table:number-columns-repeated="4" table:style-name="ce2" office:value-type="string" calcext:value-type="string">
            <text:p>Xeon 2i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67108864" calcext:value-type="float">
            <text:p>67108864</text:p>
          </table:table-cell>
          <table:table-cell office:value-type="float" office:value="0.315914" calcext:value-type="float">
            <text:p>0,315914</text:p>
          </table:table-cell>
          <table:table-cell office:value-type="float" office:value="0.300651" calcext:value-type="float">
            <text:p>0,300651</text:p>
          </table:table-cell>
          <table:table-cell office:value-type="float" office:value="0.292529" calcext:value-type="float">
            <text:p>0,292529</text:p>
          </table:table-cell>
          <table:table-cell table:formula="of:=AVERAGE([.I5:.L5])" office:value-type="float" office:value="1.37975975" calcext:value-type="float">
            <text:p>1,37975975</text:p>
          </table:table-cell>
          <table:table-cell office:value-type="float" office:value="1.197683" calcext:value-type="float">
            <text:p>1,197683</text:p>
          </table:table-cell>
          <table:table-cell office:value-type="float" office:value="1.387641" calcext:value-type="float">
            <text:p>1,387641</text:p>
          </table:table-cell>
          <table:table-cell office:value-type="float" office:value="1.384887" calcext:value-type="float">
            <text:p>1,384887</text:p>
          </table:table-cell>
          <table:table-cell office:value-type="float" office:value="1.340294" calcext:value-type="float">
            <text:p>1,340294</text:p>
          </table:table-cell>
          <table:table-cell office:value-type="float" office:value="1.406217" calcext:value-type="float">
            <text:p>1,4062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33554432" calcext:value-type="float">
            <text:p>33554432</text:p>
          </table:table-cell>
          <table:table-cell office:value-type="float" office:value="0.514154" calcext:value-type="float">
            <text:p>0,514154</text:p>
          </table:table-cell>
          <table:table-cell office:value-type="float" office:value="0.326255" calcext:value-type="float">
            <text:p>0,326255</text:p>
          </table:table-cell>
          <table:table-cell office:value-type="float" office:value="0.251637" calcext:value-type="float">
            <text:p>0,251637</text:p>
          </table:table-cell>
          <table:table-cell table:formula="of:=AVERAGE([.I6:.L6])" office:value-type="float" office:value="0.6162995" calcext:value-type="float">
            <text:p>0,6162995</text:p>
          </table:table-cell>
          <table:table-cell office:value-type="float" office:value="2.434679" calcext:value-type="float">
            <text:p>2,434679</text:p>
          </table:table-cell>
          <table:table-cell office:value-type="float" office:value="0.616857" calcext:value-type="float">
            <text:p>0,616857</text:p>
          </table:table-cell>
          <table:table-cell office:value-type="float" office:value="0.620069" calcext:value-type="float">
            <text:p>0,620069</text:p>
          </table:table-cell>
          <table:table-cell office:value-type="float" office:value="0.612381" calcext:value-type="float">
            <text:p>0,612381</text:p>
          </table:table-cell>
          <table:table-cell office:value-type="float" office:value="0.615891" calcext:value-type="float">
            <text:p>0,61589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6777216" calcext:value-type="float">
            <text:p>16777216</text:p>
          </table:table-cell>
          <table:table-cell office:value-type="float" office:value="0.783076" calcext:value-type="float">
            <text:p>0,783076</text:p>
          </table:table-cell>
          <table:table-cell office:value-type="float" office:value="0.338428" calcext:value-type="float">
            <text:p>0,338428</text:p>
          </table:table-cell>
          <table:table-cell office:value-type="float" office:value="0.258952" calcext:value-type="float">
            <text:p>0,258952</text:p>
          </table:table-cell>
          <table:table-cell table:formula="of:=AVERAGE([.I7:.L7])" office:value-type="float" office:value="0.9141155" calcext:value-type="float">
            <text:p>0,9141155</text:p>
          </table:table-cell>
          <table:table-cell office:value-type="float" office:value="3.566948" calcext:value-type="float">
            <text:p>3,566948</text:p>
          </table:table-cell>
          <table:table-cell office:value-type="float" office:value="0.917378" calcext:value-type="float">
            <text:p>0,917378</text:p>
          </table:table-cell>
          <table:table-cell office:value-type="float" office:value="0.916753" calcext:value-type="float">
            <text:p>0,916753</text:p>
          </table:table-cell>
          <table:table-cell office:value-type="float" office:value="0.913212" calcext:value-type="float">
            <text:p>0,913212</text:p>
          </table:table-cell>
          <table:table-cell office:value-type="float" office:value="0.909119" calcext:value-type="float">
            <text:p>0,9091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8388608" calcext:value-type="float">
            <text:p>8388608</text:p>
          </table:table-cell>
          <table:table-cell office:value-type="float" office:value="1.143178" calcext:value-type="float">
            <text:p>1,143178</text:p>
          </table:table-cell>
          <table:table-cell office:value-type="float" office:value="0.449085" calcext:value-type="float">
            <text:p>0,449085</text:p>
          </table:table-cell>
          <table:table-cell office:value-type="float" office:value="0.312219" calcext:value-type="float">
            <text:p>0,312219</text:p>
          </table:table-cell>
          <table:table-cell table:formula="of:=AVERAGE([.I8:.L8])" office:value-type="float" office:value="1.119305" calcext:value-type="float">
            <text:p>1,119305</text:p>
          </table:table-cell>
          <table:table-cell office:value-type="float" office:value="4.478378" calcext:value-type="float">
            <text:p>4,478378</text:p>
          </table:table-cell>
          <table:table-cell office:value-type="float" office:value="1.118648" calcext:value-type="float">
            <text:p>1,118648</text:p>
          </table:table-cell>
          <table:table-cell office:value-type="float" office:value="1.121287" calcext:value-type="float">
            <text:p>1,121287</text:p>
          </table:table-cell>
          <table:table-cell office:value-type="float" office:value="1.121347" calcext:value-type="float">
            <text:p>1,121347</text:p>
          </table:table-cell>
          <table:table-cell office:value-type="float" office:value="1.115938" calcext:value-type="float">
            <text:p>1,1159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194304" calcext:value-type="float">
            <text:p>4194304</text:p>
          </table:table-cell>
          <table:table-cell office:value-type="float" office:value="1.593246" calcext:value-type="float">
            <text:p>1,593246</text:p>
          </table:table-cell>
          <table:table-cell office:value-type="float" office:value="0.560242" calcext:value-type="float">
            <text:p>0,560242</text:p>
          </table:table-cell>
          <table:table-cell office:value-type="float" office:value="0.36981" calcext:value-type="float">
            <text:p>0,36981</text:p>
          </table:table-cell>
          <table:table-cell table:formula="of:=AVERAGE([.I9:.L9])" office:value-type="float" office:value="1.30254225" calcext:value-type="float">
            <text:p>1,30254225</text:p>
          </table:table-cell>
          <table:table-cell office:value-type="float" office:value="5.225061" calcext:value-type="float">
            <text:p>5,225061</text:p>
          </table:table-cell>
          <table:table-cell office:value-type="float" office:value="1.304186" calcext:value-type="float">
            <text:p>1,304186</text:p>
          </table:table-cell>
          <table:table-cell office:value-type="float" office:value="1.305579" calcext:value-type="float">
            <text:p>1,305579</text:p>
          </table:table-cell>
          <table:table-cell office:value-type="float" office:value="1.30156" calcext:value-type="float">
            <text:p>1,30156</text:p>
          </table:table-cell>
          <table:table-cell office:value-type="float" office:value="1.298844" calcext:value-type="float">
            <text:p>1,2988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2097152" calcext:value-type="float">
            <text:p>2097152</text:p>
          </table:table-cell>
          <table:table-cell office:value-type="float" office:value="2.486606" calcext:value-type="float">
            <text:p>2,486606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463366" calcext:value-type="float">
            <text:p>0,463366</text:p>
          </table:table-cell>
          <table:table-cell table:formula="of:=AVERAGE([.I10:.L10])" office:value-type="float" office:value="1.92507825" calcext:value-type="float">
            <text:p>1,92507825</text:p>
          </table:table-cell>
          <table:table-cell office:value-type="float" office:value="7.920478" calcext:value-type="float">
            <text:p>7,920478</text:p>
          </table:table-cell>
          <table:table-cell office:value-type="float" office:value="1.934134" calcext:value-type="float">
            <text:p>1,934134</text:p>
          </table:table-cell>
          <table:table-cell office:value-type="float" office:value="1.904935" calcext:value-type="float">
            <text:p>1,904935</text:p>
          </table:table-cell>
          <table:table-cell office:value-type="float" office:value="1.933446" calcext:value-type="float">
            <text:p>1,933446</text:p>
          </table:table-cell>
          <table:table-cell office:value-type="float" office:value="1.927798" calcext:value-type="float">
            <text:p>1,92779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048576" calcext:value-type="float">
            <text:p>1048576</text:p>
          </table:table-cell>
          <table:table-cell office:value-type="float" office:value="4.762583" calcext:value-type="float">
            <text:p>4,762583</text:p>
          </table:table-cell>
          <table:table-cell office:value-type="float" office:value="1.121667" calcext:value-type="float">
            <text:p>1,121667</text:p>
          </table:table-cell>
          <table:table-cell office:value-type="float" office:value="0.806008" calcext:value-type="float">
            <text:p>0,806008</text:p>
          </table:table-cell>
          <table:table-cell table:formula="of:=AVERAGE([.I11:.L11])" office:value-type="float" office:value="2.27530125" calcext:value-type="float">
            <text:p>2,27530125</text:p>
          </table:table-cell>
          <table:table-cell office:value-type="float" office:value="9.29319" calcext:value-type="float">
            <text:p>9,29319</text:p>
          </table:table-cell>
          <table:table-cell office:value-type="float" office:value="2.254151" calcext:value-type="float">
            <text:p>2,254151</text:p>
          </table:table-cell>
          <table:table-cell office:value-type="float" office:value="2.282162" calcext:value-type="float">
            <text:p>2,282162</text:p>
          </table:table-cell>
          <table:table-cell office:value-type="float" office:value="2.279803" calcext:value-type="float">
            <text:p>2,279803</text:p>
          </table:table-cell>
          <table:table-cell office:value-type="float" office:value="2.285089" calcext:value-type="float">
            <text:p>2,2850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524288" calcext:value-type="float">
            <text:p>524288</text:p>
          </table:table-cell>
          <table:table-cell office:value-type="float" office:value="7.626851" calcext:value-type="float">
            <text:p>7,626851</text:p>
          </table:table-cell>
          <table:table-cell office:value-type="float" office:value="1.827061" calcext:value-type="float">
            <text:p>1,827061</text:p>
          </table:table-cell>
          <table:table-cell office:value-type="float" office:value="1.785955" calcext:value-type="float">
            <text:p>1,785955</text:p>
          </table:table-cell>
          <table:table-cell table:formula="of:=AVERAGE([.I12:.L12])" office:value-type="float" office:value="2.9245735" calcext:value-type="float">
            <text:p>2,9245735</text:p>
          </table:table-cell>
          <table:table-cell office:value-type="float" office:value="11.175427" calcext:value-type="float">
            <text:p>11,175427</text:p>
          </table:table-cell>
          <table:table-cell office:value-type="float" office:value="2.807393" calcext:value-type="float">
            <text:p>2,807393</text:p>
          </table:table-cell>
          <table:table-cell office:value-type="float" office:value="2.970189" calcext:value-type="float">
            <text:p>2,970189</text:p>
          </table:table-cell>
          <table:table-cell office:value-type="float" office:value="3.035885" calcext:value-type="float">
            <text:p>3,035885</text:p>
          </table:table-cell>
          <table:table-cell office:value-type="float" office:value="2.884827" calcext:value-type="float">
            <text:p>2,8848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.118448" calcext:value-type="float">
            <text:p>11,118448</text:p>
          </table:table-cell>
          <table:table-cell office:value-type="float" office:value="2.470532" calcext:value-type="float">
            <text:p>2,470532</text:p>
          </table:table-cell>
          <table:table-cell office:value-type="float" office:value="1.914149" calcext:value-type="float">
            <text:p>1,914149</text:p>
          </table:table-cell>
          <table:table-cell table:formula="of:=AVERAGE([.I13:.L13])" office:value-type="float" office:value="2.69752625" calcext:value-type="float">
            <text:p>2,69752625</text:p>
          </table:table-cell>
          <table:table-cell office:value-type="float" office:value="10.658915" calcext:value-type="float">
            <text:p>10,658915</text:p>
          </table:table-cell>
          <table:table-cell office:value-type="float" office:value="2.671653" calcext:value-type="float">
            <text:p>2,671653</text:p>
          </table:table-cell>
          <table:table-cell office:value-type="float" office:value="2.70419" calcext:value-type="float">
            <text:p>2,70419</text:p>
          </table:table-cell>
          <table:table-cell office:value-type="float" office:value="2.738103" calcext:value-type="float">
            <text:p>2,738103</text:p>
          </table:table-cell>
          <table:table-cell office:value-type="float" office:value="2.676159" calcext:value-type="float">
            <text:p>2,6761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.105599" calcext:value-type="float">
            <text:p>16,105599</text:p>
          </table:table-cell>
          <table:table-cell office:value-type="float" office:value="3.087983" calcext:value-type="float">
            <text:p>3,087983</text:p>
          </table:table-cell>
          <table:table-cell office:value-type="float" office:value="2.102486" calcext:value-type="float">
            <text:p>2,102486</text:p>
          </table:table-cell>
          <table:table-cell table:formula="of:=AVERAGE([.I14:.L14])" office:value-type="float" office:value="3.1339015" calcext:value-type="float">
            <text:p>3,1339015</text:p>
          </table:table-cell>
          <table:table-cell office:value-type="float" office:value="11.910606" calcext:value-type="float">
            <text:p>11,910606</text:p>
          </table:table-cell>
          <table:table-cell office:value-type="float" office:value="3.143432" calcext:value-type="float">
            <text:p>3,143432</text:p>
          </table:table-cell>
          <table:table-cell office:value-type="float" office:value="3.134892" calcext:value-type="float">
            <text:p>3,134892</text:p>
          </table:table-cell>
          <table:table-cell office:value-type="float" office:value="3.139952" calcext:value-type="float">
            <text:p>3,139952</text:p>
          </table:table-cell>
          <table:table-cell office:value-type="float" office:value="3.11733" calcext:value-type="float">
            <text:p>3,117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5536" calcext:value-type="float">
            <text:p>65536</text:p>
          </table:table-cell>
          <table:table-cell office:value-type="float" office:value="12.085029" calcext:value-type="float">
            <text:p>12,085029</text:p>
          </table:table-cell>
          <table:table-cell office:value-type="float" office:value="2.884506" calcext:value-type="float">
            <text:p>2,884506</text:p>
          </table:table-cell>
          <table:table-cell office:value-type="float" office:value="2.135442" calcext:value-type="float">
            <text:p>2,135442</text:p>
          </table:table-cell>
          <table:table-cell table:formula="of:=AVERAGE([.I15:.L15])" office:value-type="float" office:value="4.16846325" calcext:value-type="float">
            <text:p>4,16846325</text:p>
          </table:table-cell>
          <table:table-cell office:value-type="float" office:value="15.257737" calcext:value-type="float">
            <text:p>15,257737</text:p>
          </table:table-cell>
          <table:table-cell office:value-type="float" office:value="4.168947" calcext:value-type="float">
            <text:p>4,168947</text:p>
          </table:table-cell>
          <table:table-cell office:value-type="float" office:value="4.171799" calcext:value-type="float">
            <text:p>4,171799</text:p>
          </table:table-cell>
          <table:table-cell office:value-type="float" office:value="4.170393" calcext:value-type="float">
            <text:p>4,170393</text:p>
          </table:table-cell>
          <table:table-cell office:value-type="float" office:value="4.162714" calcext:value-type="float">
            <text:p>4,16271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768" calcext:value-type="float">
            <text:p>32768</text:p>
          </table:table-cell>
          <table:table-cell office:value-type="float" office:value="22.748371" calcext:value-type="float">
            <text:p>22,748371</text:p>
          </table:table-cell>
          <table:table-cell office:value-type="float" office:value="3.736914" calcext:value-type="float">
            <text:p>3,736914</text:p>
          </table:table-cell>
          <table:table-cell office:value-type="float" office:value="2.600453" calcext:value-type="float">
            <text:p>2,600453</text:p>
          </table:table-cell>
          <table:table-cell table:formula="of:=AVERAGE([.I16:.L16])" office:value-type="float" office:value="6.08745925" calcext:value-type="float">
            <text:p>6,08745925</text:p>
          </table:table-cell>
          <table:table-cell office:value-type="float" office:value="20.498232" calcext:value-type="float">
            <text:p>20,498232</text:p>
          </table:table-cell>
          <table:table-cell office:value-type="float" office:value="6.05666" calcext:value-type="float">
            <text:p>6,05666</text:p>
          </table:table-cell>
          <table:table-cell office:value-type="float" office:value="6.100477" calcext:value-type="float">
            <text:p>6,100477</text:p>
          </table:table-cell>
          <table:table-cell office:value-type="float" office:value="6.133748" calcext:value-type="float">
            <text:p>6,133748</text:p>
          </table:table-cell>
          <table:table-cell office:value-type="float" office:value="6.058952" calcext:value-type="float">
            <text:p>6,0589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.17462" calcext:value-type="float">
            <text:p>33,17462</text:p>
          </table:table-cell>
          <table:table-cell office:value-type="float" office:value="4.754108" calcext:value-type="float">
            <text:p>4,754108</text:p>
          </table:table-cell>
          <table:table-cell office:value-type="float" office:value="2.929758" calcext:value-type="float">
            <text:p>2,929758</text:p>
          </table:table-cell>
          <table:table-cell table:formula="of:=AVERAGE([.I17:.L17])" office:value-type="float" office:value="9.6422405" calcext:value-type="float">
            <text:p>9,6422405</text:p>
          </table:table-cell>
          <table:table-cell office:value-type="float" office:value="29.532339" calcext:value-type="float">
            <text:p>29,532339</text:p>
          </table:table-cell>
          <table:table-cell office:value-type="float" office:value="9.631566" calcext:value-type="float">
            <text:p>9,631566</text:p>
          </table:table-cell>
          <table:table-cell office:value-type="float" office:value="9.653184" calcext:value-type="float">
            <text:p>9,653184</text:p>
          </table:table-cell>
          <table:table-cell office:value-type="float" office:value="9.646011" calcext:value-type="float">
            <text:p>9,646011</text:p>
          </table:table-cell>
          <table:table-cell office:value-type="float" office:value="9.638201" calcext:value-type="float">
            <text:p>9,6382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office:value-type="float" office:value="48.550574" calcext:value-type="float">
            <text:p>48,550574</text:p>
          </table:table-cell>
          <table:table-cell office:value-type="float" office:value="6.46727" calcext:value-type="float">
            <text:p>6,46727</text:p>
          </table:table-cell>
          <table:table-cell office:value-type="float" office:value="3.697295" calcext:value-type="float">
            <text:p>3,697295</text:p>
          </table:table-cell>
          <table:table-cell table:formula="of:=AVERAGE([.I18:.L18])" office:value-type="float" office:value="14.44231725" calcext:value-type="float">
            <text:p>14,44231725</text:p>
          </table:table-cell>
          <table:table-cell office:value-type="float" office:value="35.601387" calcext:value-type="float">
            <text:p>35,601387</text:p>
          </table:table-cell>
          <table:table-cell office:value-type="float" office:value="14.41716" calcext:value-type="float">
            <text:p>14,41716</text:p>
          </table:table-cell>
          <table:table-cell office:value-type="float" office:value="14.505227" calcext:value-type="float">
            <text:p>14,505227</text:p>
          </table:table-cell>
          <table:table-cell office:value-type="float" office:value="14.442771" calcext:value-type="float">
            <text:p>14,442771</text:p>
          </table:table-cell>
          <table:table-cell office:value-type="float" office:value="14.404111" calcext:value-type="float">
            <text:p>14,40411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office:value-type="float" office:value="69.738517" calcext:value-type="float">
            <text:p>69,738517</text:p>
          </table:table-cell>
          <table:table-cell office:value-type="float" office:value="8.829499" calcext:value-type="float">
            <text:p>8,829499</text:p>
          </table:table-cell>
          <table:table-cell office:value-type="float" office:value="5.09244" calcext:value-type="float">
            <text:p>5,09244</text:p>
          </table:table-cell>
          <table:table-cell table:formula="of:=AVERAGE([.I19:.L19])" office:value-type="float" office:value="10.800493" calcext:value-type="float">
            <text:p>10,800493</text:p>
          </table:table-cell>
          <table:table-cell office:value-type="float" office:value="31.61449" calcext:value-type="float">
            <text:p>31,61449</text:p>
          </table:table-cell>
          <table:table-cell office:value-type="float" office:value="10.805363" calcext:value-type="float">
            <text:p>10,805363</text:p>
          </table:table-cell>
          <table:table-cell office:value-type="float" office:value="10.799604" calcext:value-type="float">
            <text:p>10,799604</text:p>
          </table:table-cell>
          <table:table-cell office:value-type="float" office:value="10.769502" calcext:value-type="float">
            <text:p>10,769502</text:p>
          </table:table-cell>
          <table:table-cell office:value-type="float" office:value="10.827503" calcext:value-type="float">
            <text:p>10,82750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48" calcext:value-type="float">
            <text:p>2048</text:p>
          </table:table-cell>
          <table:table-cell office:value-type="float" office:value="92.73858" calcext:value-type="float">
            <text:p>92,73858</text:p>
          </table:table-cell>
          <table:table-cell office:value-type="float" office:value="12.294988" calcext:value-type="float">
            <text:p>12,294988</text:p>
          </table:table-cell>
          <table:table-cell office:value-type="float" office:value="6.924885" calcext:value-type="float">
            <text:p>6,924885</text:p>
          </table:table-cell>
          <table:table-cell table:formula="of:=AVERAGE([.I20:.L20])" office:value-type="float" office:value="11.78747375" calcext:value-type="float">
            <text:p>11,78747375</text:p>
          </table:table-cell>
          <table:table-cell office:value-type="float" office:value="37.552649" calcext:value-type="float">
            <text:p>37,552649</text:p>
          </table:table-cell>
          <table:table-cell office:value-type="float" office:value="11.796715" calcext:value-type="float">
            <text:p>11,796715</text:p>
          </table:table-cell>
          <table:table-cell office:value-type="float" office:value="11.772622" calcext:value-type="float">
            <text:p>11,772622</text:p>
          </table:table-cell>
          <table:table-cell office:value-type="float" office:value="11.80154" calcext:value-type="float">
            <text:p>11,80154</text:p>
          </table:table-cell>
          <table:table-cell office:value-type="float" office:value="11.779018" calcext:value-type="float">
            <text:p>11,7790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79.41546" calcext:value-type="float">
            <text:p>79,41546</text:p>
          </table:table-cell>
          <table:table-cell office:value-type="float" office:value="15.255054" calcext:value-type="float">
            <text:p>15,255054</text:p>
          </table:table-cell>
          <table:table-cell office:value-type="float" office:value="9.016272" calcext:value-type="float">
            <text:p>9,016272</text:p>
          </table:table-cell>
          <table:table-cell table:formula="of:=AVERAGE([.I21:.L21])" office:value-type="float" office:value="11.648844" calcext:value-type="float">
            <text:p>11,648844</text:p>
          </table:table-cell>
          <table:table-cell office:value-type="float" office:value="45.140204" calcext:value-type="float">
            <text:p>45,140204</text:p>
          </table:table-cell>
          <table:table-cell office:value-type="float" office:value="11.609988" calcext:value-type="float">
            <text:p>11,609988</text:p>
          </table:table-cell>
          <table:table-cell office:value-type="float" office:value="11.658979" calcext:value-type="float">
            <text:p>11,658979</text:p>
          </table:table-cell>
          <table:table-cell office:value-type="float" office:value="11.679049" calcext:value-type="float">
            <text:p>11,679049</text:p>
          </table:table-cell>
          <table:table-cell office:value-type="float" office:value="11.64736" calcext:value-type="float">
            <text:p>11,6473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float" office:value="76.851826" calcext:value-type="float">
            <text:p>76,851826</text:p>
          </table:table-cell>
          <table:table-cell office:value-type="float" office:value="12.630597" calcext:value-type="float">
            <text:p>12,630597</text:p>
          </table:table-cell>
          <table:table-cell office:value-type="float" office:value="8.831622" calcext:value-type="float">
            <text:p>8,831622</text:p>
          </table:table-cell>
          <table:table-cell table:formula="of:=AVERAGE([.I22:.L22])" office:value-type="float" office:value="9.57119475" calcext:value-type="float">
            <text:p>9,57119475</text:p>
          </table:table-cell>
          <table:table-cell office:value-type="float" office:value="40.634251" calcext:value-type="float">
            <text:p>40,634251</text:p>
          </table:table-cell>
          <table:table-cell office:value-type="float" office:value="9.555734" calcext:value-type="float">
            <text:p>9,555734</text:p>
          </table:table-cell>
          <table:table-cell office:value-type="float" office:value="9.565207" calcext:value-type="float">
            <text:p>9,565207</text:p>
          </table:table-cell>
          <table:table-cell office:value-type="float" office:value="9.57181" calcext:value-type="float">
            <text:p>9,57181</text:p>
          </table:table-cell>
          <table:table-cell office:value-type="float" office:value="9.592028" calcext:value-type="float">
            <text:p>9,5920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41.69632" calcext:value-type="float">
            <text:p>41,69632</text:p>
          </table:table-cell>
          <table:table-cell office:value-type="float" office:value="9.418012" calcext:value-type="float">
            <text:p>9,418012</text:p>
          </table:table-cell>
          <table:table-cell office:value-type="float" office:value="7.008092" calcext:value-type="float">
            <text:p>7,008092</text:p>
          </table:table-cell>
          <table:table-cell table:formula="of:=AVERAGE([.I23:.L23])" office:value-type="float" office:value="11.4368005" calcext:value-type="float">
            <text:p>11,4368005</text:p>
          </table:table-cell>
          <table:table-cell office:value-type="float" office:value="40.627407" calcext:value-type="float">
            <text:p>40,627407</text:p>
          </table:table-cell>
          <table:table-cell office:value-type="float" office:value="11.552447" calcext:value-type="float">
            <text:p>11,552447</text:p>
          </table:table-cell>
          <table:table-cell office:value-type="float" office:value="11.406475" calcext:value-type="float">
            <text:p>11,406475</text:p>
          </table:table-cell>
          <table:table-cell office:value-type="float" office:value="11.461172" calcext:value-type="float">
            <text:p>11,461172</text:p>
          </table:table-cell>
          <table:table-cell office:value-type="float" office:value="11.327108" calcext:value-type="float">
            <text:p>11,32710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49.823064" calcext:value-type="float">
            <text:p>49,823064</text:p>
          </table:table-cell>
          <table:table-cell office:value-type="float" office:value="11.328831" calcext:value-type="float">
            <text:p>11,328831</text:p>
          </table:table-cell>
          <table:table-cell office:value-type="float" office:value="7.514469" calcext:value-type="float">
            <text:p>7,514469</text:p>
          </table:table-cell>
          <table:table-cell table:formula="of:=AVERAGE([.I24:.L24])" office:value-type="float" office:value="17.24176725" calcext:value-type="float">
            <text:p>17,24176725</text:p>
          </table:table-cell>
          <table:table-cell office:value-type="float" office:value="49.274857" calcext:value-type="float">
            <text:p>49,274857</text:p>
          </table:table-cell>
          <table:table-cell table:style-name="ce12" office:value-type="float" office:value="16.978697" calcext:value-type="float">
            <text:p>16,978697</text:p>
          </table:table-cell>
          <table:table-cell table:style-name="ce12" office:value-type="float" office:value="17.106458" calcext:value-type="float">
            <text:p>17,106458</text:p>
          </table:table-cell>
          <table:table-cell table:style-name="ce12" office:value-type="float" office:value="17.938335" calcext:value-type="float">
            <text:p>17,938335</text:p>
          </table:table-cell>
          <table:table-cell table:style-name="ce12" office:value-type="float" office:value="16.943579" calcext:value-type="float">
            <text:p>16,94357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73.285279" calcext:value-type="float">
            <text:p>73,285279</text:p>
          </table:table-cell>
          <table:table-cell office:value-type="float" office:value="16.778165" calcext:value-type="float">
            <text:p>16,778165</text:p>
          </table:table-cell>
          <table:table-cell office:value-type="float" office:value="12.284344" calcext:value-type="float">
            <text:p>12,284344</text:p>
          </table:table-cell>
          <table:table-cell table:formula="of:=AVERAGE([.I25:.L25])" office:value-type="float" office:value="38.0035975" calcext:value-type="float">
            <text:p>38,0035975</text:p>
          </table:table-cell>
          <table:table-cell office:value-type="float" office:value="132.861734" calcext:value-type="float">
            <text:p>132,861734</text:p>
          </table:table-cell>
          <table:table-cell office:value-type="float" office:value="37.290642" calcext:value-type="float">
            <text:p>37,290642</text:p>
          </table:table-cell>
          <table:table-cell office:value-type="float" office:value="39.582197" calcext:value-type="float">
            <text:p>39,582197</text:p>
          </table:table-cell>
          <table:table-cell office:value-type="float" office:value="37.576578" calcext:value-type="float">
            <text:p>37,576578</text:p>
          </table:table-cell>
          <table:table-cell office:value-type="float" office:value="37.564973" calcext:value-type="float">
            <text:p>37,56497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5.028944" calcext:value-type="float">
            <text:p>85,028944</text:p>
          </table:table-cell>
          <table:table-cell office:value-type="float" office:value="18.790535" calcext:value-type="float">
            <text:p>18,790535</text:p>
          </table:table-cell>
          <table:table-cell office:value-type="float" office:value="14.050696" calcext:value-type="float">
            <text:p>14,050696</text:p>
          </table:table-cell>
          <table:table-cell table:formula="of:=AVERAGE([.I26:.L26])" office:value-type="float" office:value="64.26045425" calcext:value-type="float">
            <text:p>64,26045425</text:p>
          </table:table-cell>
          <table:table-cell office:value-type="float" office:value="320.805092" calcext:value-type="float">
            <text:p>320,805092</text:p>
          </table:table-cell>
          <table:table-cell office:value-type="float" office:value="65.766177" calcext:value-type="float">
            <text:p>65,766177</text:p>
          </table:table-cell>
          <table:table-cell office:value-type="float" office:value="63.333794" calcext:value-type="float">
            <text:p>63,333794</text:p>
          </table:table-cell>
          <table:table-cell office:value-type="float" office:value="63.587472" calcext:value-type="float">
            <text:p>63,587472</text:p>
          </table:table-cell>
          <table:table-cell office:value-type="float" office:value="64.354374" calcext:value-type="float">
            <text:p>64,35437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8.757155" calcext:value-type="float">
            <text:p>138,757155</text:p>
          </table:table-cell>
          <table:table-cell office:value-type="float" office:value="32.888049" calcext:value-type="float">
            <text:p>32,888049</text:p>
          </table:table-cell>
          <table:table-cell office:value-type="float" office:value="22.693393" calcext:value-type="float">
            <text:p>22,693393</text:p>
          </table:table-cell>
          <table:table-cell table:formula="of:=AVERAGE([.I27:.L27])" office:value-type="float" office:value="156.6717845" calcext:value-type="float">
            <text:p>156,6717845</text:p>
          </table:table-cell>
          <table:table-cell office:value-type="float" office:value="797.282878" calcext:value-type="float">
            <text:p>797,282878</text:p>
          </table:table-cell>
          <table:table-cell office:value-type="float" office:value="156.371665" calcext:value-type="float">
            <text:p>156,371665</text:p>
          </table:table-cell>
          <table:table-cell office:value-type="float" office:value="156.701013" calcext:value-type="float">
            <text:p>156,701013</text:p>
          </table:table-cell>
          <table:table-cell office:value-type="float" office:value="156.678558" calcext:value-type="float">
            <text:p>156,678558</text:p>
          </table:table-cell>
          <table:table-cell office:value-type="float" office:value="156.935902" calcext:value-type="float">
            <text:p>156,93590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6.508814" calcext:value-type="float">
            <text:p>136,508814</text:p>
          </table:table-cell>
          <table:table-cell office:value-type="float" office:value="55.726089" calcext:value-type="float">
            <text:p>55,726089</text:p>
          </table:table-cell>
          <table:table-cell office:value-type="float" office:value="40.306342" calcext:value-type="float">
            <text:p>40,306342</text:p>
          </table:table-cell>
          <table:table-cell table:formula="of:=AVERAGE([.I28:.L28])" office:value-type="float" office:value="548.8890265" calcext:value-type="float">
            <text:p>548,8890265</text:p>
          </table:table-cell>
          <table:table-cell office:value-type="float" office:value="1316.289" calcext:value-type="float">
            <text:p>1316,289</text:p>
          </table:table-cell>
          <table:table-cell office:value-type="float" office:value="549.260405" calcext:value-type="float">
            <text:p>549,260405</text:p>
          </table:table-cell>
          <table:table-cell office:value-type="float" office:value="548.940293" calcext:value-type="float">
            <text:p>548,940293</text:p>
          </table:table-cell>
          <table:table-cell office:value-type="float" office:value="548.758275" calcext:value-type="float">
            <text:p>548,758275</text:p>
          </table:table-cell>
          <table:table-cell office:value-type="float" office:value="548.597133" calcext:value-type="float">
            <text:p>548,59713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6.168872" calcext:value-type="float">
            <text:p>146,168872</text:p>
          </table:table-cell>
          <table:table-cell office:value-type="float" office:value="52.648886" calcext:value-type="float">
            <text:p>52,648886</text:p>
          </table:table-cell>
          <table:table-cell office:value-type="float" office:value="51.367709" calcext:value-type="float">
            <text:p>51,367709</text:p>
          </table:table-cell>
          <table:table-cell table:formula="of:=AVERAGE([.I29:.L29])" office:value-type="float" office:value="739.960607" calcext:value-type="float">
            <text:p>739,960607</text:p>
          </table:table-cell>
          <table:table-cell office:value-type="float" office:value="2338.056036" calcext:value-type="float">
            <text:p>2338,056036</text:p>
          </table:table-cell>
          <table:table-cell office:value-type="float" office:value="721.627504" calcext:value-type="float">
            <text:p>721,627504</text:p>
          </table:table-cell>
          <table:table-cell office:value-type="float" office:value="725.418584" calcext:value-type="float">
            <text:p>725,418584</text:p>
          </table:table-cell>
          <table:table-cell office:value-type="float" office:value="742.342343" calcext:value-type="float">
            <text:p>742,342343</text:p>
          </table:table-cell>
          <table:table-cell office:value-type="float" office:value="770.453997" calcext:value-type="float">
            <text:p>770,45399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8.939963" calcext:value-type="float">
            <text:p>138,939963</text:p>
          </table:table-cell>
          <table:table-cell office:value-type="float" office:value="86.353873" calcext:value-type="float">
            <text:p>86,353873</text:p>
          </table:table-cell>
          <table:table-cell office:value-type="float" office:value="87.284514" calcext:value-type="float">
            <text:p>87,284514</text:p>
          </table:table-cell>
          <table:table-cell table:formula="of:=AVERAGE([.I30:.L30])" office:value-type="float" office:value="1239.51437225" calcext:value-type="float">
            <text:p>1239,51437225</text:p>
          </table:table-cell>
          <table:table-cell office:value-type="float" office:value="2275.578878" calcext:value-type="float">
            <text:p>2275,578878</text:p>
          </table:table-cell>
          <table:table-cell office:value-type="float" office:value="1224.590368" calcext:value-type="float">
            <text:p>1224,590368</text:p>
          </table:table-cell>
          <table:table-cell office:value-type="float" office:value="1249.301782" calcext:value-type="float">
            <text:p>1249,301782</text:p>
          </table:table-cell>
          <table:table-cell office:value-type="float" office:value="1220.008577" calcext:value-type="float">
            <text:p>1220,008577</text:p>
          </table:table-cell>
          <table:table-cell office:value-type="float" office:value="1264.156762" calcext:value-type="float">
            <text:p>1264,15676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70.673574" calcext:value-type="float">
            <text:p>770,673574</text:p>
          </table:table-cell>
          <table:table-cell office:value-type="float" office:value="824.979002" calcext:value-type="float">
            <text:p>824,979002</text:p>
          </table:table-cell>
          <table:table-cell office:value-type="float" office:value="825.072632" calcext:value-type="float">
            <text:p>825,072632</text:p>
          </table:table-cell>
          <table:table-cell table:formula="of:=AVERAGE([.I31:.L31])" office:value-type="float" office:value="11655.690142" calcext:value-type="float">
            <text:p>11655,690142</text:p>
          </table:table-cell>
          <table:table-cell office:value-type="float" office:value="12172.007232" calcext:value-type="float">
            <text:p>12172,007232</text:p>
          </table:table-cell>
          <table:table-cell office:value-type="float" office:value="11640.849637" calcext:value-type="float">
            <text:p>11640,849637</text:p>
          </table:table-cell>
          <table:table-cell office:value-type="float" office:value="11645.687843" calcext:value-type="float">
            <text:p>11645,687843</text:p>
          </table:table-cell>
          <table:table-cell office:value-type="float" office:value="11646.547007" calcext:value-type="float">
            <text:p>11646,547007</text:p>
          </table:table-cell>
          <table:table-cell office:value-type="float" office:value="11689.676081" calcext:value-type="float">
            <text:p>11689,676081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empo</text:p>
          </table:table-cell>
          <table:covered-table-cell table:style-name="ce2"/>
          <table:table-cell table:style-name="ce18" office:value-type="float" office:value="2062.634979" calcext:value-type="float">
            <text:p>2062,634979</text:p>
          </table:table-cell>
          <table:table-cell table:style-name="ce2" office:value-type="float" office:value="1186.992809" calcext:value-type="float">
            <text:p>1186,992809</text:p>
          </table:table-cell>
          <table:table-cell table:style-name="ce2" office:value-type="float" office:value="1117.375563" calcext:value-type="float">
            <text:p>1117,375563</text:p>
          </table:table-cell>
          <table:table-cell table:formula="of:=AVERAGE([.I32:.L32])" office:value-type="float" office:value="14568.31459125" calcext:value-type="float">
            <text:p>14568,31459125</text:p>
          </table:table-cell>
          <table:table-cell office:value-type="float" office:value="19767.198655" calcext:value-type="float">
            <text:p>19767,198655</text:p>
          </table:table-cell>
          <table:table-cell table:style-name="ce2" office:value-type="float" office:value="14520.695727" calcext:value-type="float">
            <text:p>14520,695727</text:p>
          </table:table-cell>
          <table:table-cell table:style-name="ce2" office:value-type="float" office:value="14554.262794" calcext:value-type="float">
            <text:p>14554,262794</text:p>
          </table:table-cell>
          <table:table-cell table:style-name="ce2" office:value-type="float" office:value="14541.738248" calcext:value-type="float">
            <text:p>14541,738248</text:p>
          </table:table-cell>
          <table:table-cell table:style-name="ce2" office:value-type="float" office:value="14656.561596" calcext:value-type="float">
            <text:p>14656,561596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 table:number-columns-spanned="2" table:number-rows-spanned="1">
            <text:p>Uniform</text:p>
          </table:table-cell>
          <table:covered-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1</text:p>
          </table:table-cell>
          <table:table-cell table:style-name="ce10" office:value-type="float" office:value="14545.057107" calcext:value-type="float">
            <text:p>14545,057107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2</text:p>
          </table:table-cell>
          <table:table-cell table:style-name="ce10" office:value-type="float" office:value="14596.48519" calcext:value-type="float">
            <text:p>14596,48519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3</text:p>
          </table:table-cell>
          <table:table-cell table:style-name="ce10" office:value-type="float" office:value="14506.84783" calcext:value-type="float">
            <text:p>14506,84783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4</text:p>
          </table:table-cell>
          <table:table-cell table:style-name="ce10" office:value-type="float" office:value="14602.918387" calcext:value-type="float">
            <text:p>14602,918387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5</text:p>
          </table:table-cell>
          <table:table-cell table:style-name="ce10" office:value-type="float" office:value="14579.558185" calcext:value-type="float">
            <text:p>14579,558185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 office:value-type="string" calcext:value-type="string">
            <text:p>Promedio</text:p>
          </table:table-cell>
          <table:table-cell table:style-name="ce10" table:formula="of:=SUM([.I35:.I39])/5" office:value-type="float" office:value="14566.1733398" calcext:value-type="float">
            <text:p>14566,1733398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-00-0000</text:date>, <text:time style:data-style-name="N2" text:time-value="12:16:11.4141761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14:32.130222269</meta:creation-date>
    <dc:date>2016-09-12T13:15:48.407860395</dc:date>
    <meta:editing-duration>PT16H39M53S</meta:editing-duration>
    <meta:editing-cycles>9</meta:editing-cycles>
    <meta:generator>LibreOffice/5.1.4.2$Linux_X86_64 LibreOffice_project/10m0$Build-2</meta:generator>
    <meta:document-statistic meta:table-count="9" meta:cell-count="2593" meta:object-count="0"/>
  </office:meta>
</office:document-meta>
</file>